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Bold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enlo-Bold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2014-02-05 20:02:11.234 Location Tryout[2570:60b] Multi-tasking -&gt; Device: YES, App: YES</text:p>
          </table:table-cell>
        </table:table-row>
        <table:table-row table:style-name="ro1">
          <table:table-cell office:value-type="string">
            <text:p>2014-02-05 20:02:11.258 Location Tryout[2570:60b] Unlimited access to network resources</text:p>
          </table:table-cell>
        </table:table-row>
        <table:table-row table:style-name="ro1">
          <table:table-cell office:value-type="string">
            <text:p>2014-02-05 20:02:11.725 Location Tryout[2570:60b] didUpdateToLocation: &lt;+45.43388943,-75.69197805&gt; +/- 10.00m (speed 1.96 mps / course 49.22) @ 05/02/2014 20:02:11 Eastern Standard Time</text:p>
          </table:table-cell>
        </table:table-row>
        <table:table-row table:style-name="ro1">
          <table:table-cell office:value-type="string">
            <text:p>2014-02-05 20:02:12.182 Location Tryout[2570:60b] didUpdateToLocation: &lt;+45.43388943,-75.69197805&gt; +/- 10.00m (speed 1.96 mps / course 49.22) @ 05/02/2014 20:02:11 Eastern Standard Time</text:p>
          </table:table-cell>
        </table:table-row>
        <table:table-row table:style-name="ro1">
          <table:table-cell office:value-type="string">
            <text:p>2014-02-05 20:02:12.185 Location Tryout[2570:60b] didUpdateToLocation: &lt;+45.43393146,-75.69189557&gt; +/- 10.00m (speed 3.43 mps / course 52.38) @ 05/02/2014 20:02:12 Eastern Standard Time</text:p>
          </table:table-cell>
        </table:table-row>
        <table:table-row table:style-name="ro1">
          <table:table-cell office:value-type="string">
            <text:p>2014-02-05 20:02:12.188 Location Tryout[2570:60b] Resetting plugins due to page load.</text:p>
          </table:table-cell>
        </table:table-row>
        <table:table-row table:style-name="ro1">
          <table:table-cell office:value-type="string">
            <text:p>2014-02-05 20:02:12.396 Location Tryout[2570:60b] Finished load of: file:///var/mobile/Applications/C953A026-CCAA-458A-9E67-1E61CC8B55F4/Location%20Tryout.app/www/index.html</text:p>
          </table:table-cell>
        </table:table-row>
        <table:table-row table:style-name="ro1">
          <table:table-cell office:value-type="string">
            <text:p>2014-02-05 20:02:13.177 Location Tryout[2570:60b] didUpdateToLocation: &lt;+45.43395145,-75.69185358&gt; +/- 10.00m (speed 4.03 mps / course 52.73) @ 05/02/2014 20:02:13 Eastern Standard Time</text:p>
          </table:table-cell>
        </table:table-row>
        <table:table-row table:style-name="ro1">
          <table:table-cell office:value-type="string">
            <text:p>2014-02-05 20:02:14.121 Location Tryout[2570:60b] didUpdateToLocation: &lt;+45.43397509,-75.69180622&gt; +/- 10.00m (speed 4.01 mps / course 54.14) @ 05/02/2014 20:02:14 Eastern Standard Time</text:p>
          </table:table-cell>
        </table:table-row>
        <table:table-row table:style-name="ro1">
          <table:table-cell office:value-type="string">
            <text:p>2014-02-05 20:02:15.083 Location Tryout[2570:60b] didUpdateToLocation: &lt;+45.43395045,-75.69172689&gt; +/- 10.00m (speed 4.05 mps / course 57.21) @ 05/02/2014 20:02:15 Eastern Standard Time</text:p>
          </table:table-cell>
        </table:table-row>
        <table:table-row table:style-name="ro1">
          <table:table-cell office:value-type="string">
            <text:p>2014-02-05 20:02:16.074 Location Tryout[2570:60b] didUpdateToLocation: &lt;+45.43396392,-75.69169710&gt; +/- 10.00m (speed 3.89 mps / course 57.21) @ 05/02/2014 20:02:16 Eastern Standard Time</text:p>
          </table:table-cell>
        </table:table-row>
        <table:table-row table:style-name="ro1">
          <table:table-cell office:value-type="string">
            <text:p>2014-02-05 20:02:17.100 Location Tryout[2570:60b] didUpdateToLocation: &lt;+45.43398199,-75.69165712&gt; +/- 10.00m (speed 3.96 mps / course 57.21) @ 05/02/2014 20:02:17 Eastern Standard Time</text:p>
          </table:table-cell>
        </table:table-row>
        <table:table-row table:style-name="ro1">
          <table:table-cell office:value-type="string">
            <text:p>2014-02-05 20:02:18.114 Location Tryout[2570:60b] didUpdateToLocation: &lt;+45.43399917,-75.69161913&gt; +/- 10.00m (speed 3.85 mps / course 57.21) @ 05/02/2014 20:02:18 Eastern Standard Time</text:p>
          </table:table-cell>
        </table:table-row>
        <table:table-row table:style-name="ro1">
          <table:table-cell office:value-type="string">
            <text:p>2014-02-05 20:02:19.056 Location Tryout[2570:60b] didUpdateToLocation: &lt;+45.43401876,-75.69157579&gt; +/- 10.00m (speed 3.60 mps / course 57.21) @ 05/02/2014 20:02:19 Eastern Standard Time</text:p>
          </table:table-cell>
        </table:table-row>
        <table:table-row table:style-name="ro1">
          <table:table-cell office:value-type="string">
            <text:p>2014-02-05 20:02:20.087 Location Tryout[2570:60b] didUpdateToLocation: &lt;+45.43403520,-75.69153942&gt; +/- 10.00m (speed 3.37 mps / course 57.21) @ 05/02/2014 20:02:20 Eastern Standard Time</text:p>
          </table:table-cell>
        </table:table-row>
        <table:table-row table:style-name="ro1">
          <table:table-cell office:value-type="string">
            <text:p>2014-02-05 20:02:21.092 Location Tryout[2570:60b] didUpdateToLocation: &lt;+45.43404653,-75.69151435&gt; +/- 10.00m (speed 3.03 mps / course 57.21) @ 05/02/2014 20:02:21 Eastern Standard Time</text:p>
          </table:table-cell>
        </table:table-row>
        <table:table-row table:style-name="ro1">
          <table:table-cell office:value-type="string">
            <text:p>2014-02-05 20:02:22.095 Location Tryout[2570:60b] didUpdateToLocation: &lt;+45.43405856,-75.69148775&gt; +/- 10.00m (speed 2.81 mps / course 57.21) @ 05/02/2014 20:02:22 Eastern Standard Time</text:p>
          </table:table-cell>
        </table:table-row>
        <table:table-row table:style-name="ro1">
          <table:table-cell office:value-type="string">
            <text:p>2014-02-05 20:02:23.117 Location Tryout[2570:60b] didUpdateToLocation: &lt;+45.43407396,-75.69145368&gt; +/- 10.00m (speed 2.42 mps / course 57.21) @ 05/02/2014 20:02:23 Eastern Standard Time</text:p>
          </table:table-cell>
        </table:table-row>
        <table:table-row table:style-name="ro1">
          <table:table-cell office:value-type="string">
            <text:p>2014-02-05 20:02:24.062 Location Tryout[2570:60b] didUpdateToLocation: &lt;+45.43408060,-75.69143899&gt; +/- 10.00m (speed 1.55 mps / course 57.21) @ 05/02/2014 20:02:24 Eastern Standard Time</text:p>
          </table:table-cell>
        </table:table-row>
        <table:table-row table:style-name="ro1">
          <table:table-cell office:value-type="string">
            <text:p>2014-02-05 20:02:25.102 Location Tryout[2570:60b] didUpdateToLocation: &lt;+45.43409190,-75.69141533&gt; +/- 10.00m (speed 1.93 mps / course 55.67) @ 05/02/2014 20:02:25 Eastern Standard Time</text:p>
          </table:table-cell>
        </table:table-row>
        <table:table-row table:style-name="ro1">
          <table:table-cell office:value-type="string">
            <text:p>2014-02-05 20:02:26.122 Location Tryout[2570:60b] didUpdateToLocation: &lt;+45.43410220,-75.69139383&gt; +/- 10.00m (speed 1.81 mps / course 55.67) @ 05/02/2014 20:02:26 Eastern Standard Time</text:p>
          </table:table-cell>
        </table:table-row>
        <table:table-row table:style-name="ro1">
          <table:table-cell office:value-type="string">
            <text:p>2014-02-05 20:02:27.118 Location Tryout[2570:60b] didUpdateToLocation: &lt;+45.43411212,-75.69137292&gt; +/- 10.00m (speed 1.14 mps / course 56.27) @ 05/02/2014 20:02:27 Eastern Standard Time</text:p>
          </table:table-cell>
        </table:table-row>
        <table:table-row table:style-name="ro1">
          <table:table-cell office:value-type="string">
            <text:p>2014-02-05 20:02:28.120 Location Tryout[2570:60b] didUpdateToLocation: &lt;+45.43411380,-75.69136933&gt; +/- 10.00m (speed 0.55 mps / course 56.27) @ 05/02/2014 20:02:28 Eastern Standard Time</text:p>
          </table:table-cell>
        </table:table-row>
        <table:table-row table:style-name="ro1">
          <table:table-cell office:value-type="string">
            <text:p>2014-02-05 20:02:29.167 Location Tryout[2570:60b] didUpdateToLocation: &lt;+45.43411698,-75.69136255&gt; +/- 10.00m (speed 0.58 mps / course 56.27) @ 05/02/2014 20:02:29 Eastern Standard Time</text:p>
          </table:table-cell>
        </table:table-row>
        <table:table-row table:style-name="ro1">
          <table:table-cell office:value-type="string">
            <text:p>2014-02-05 20:02:30.085 Location Tryout[2570:60b] didUpdateToLocation: &lt;+45.43411669,-75.69136316&gt; +/- 10.00m (speed 0.00 mps / course 56.27) @ 05/02/2014 20:02:30 Eastern Standard Time</text:p>
          </table:table-cell>
        </table:table-row>
        <table:table-row table:style-name="ro1">
          <table:table-cell office:value-type="string">
            <text:p>2014-02-05 20:02:31.102 Location Tryout[2570:60b] didUpdateToLocation: &lt;+45.43411663,-75.69136328&gt; +/- 10.00m (speed 0.28 mps / course 56.27) @ 05/02/2014 20:02:31 Eastern Standard Time</text:p>
          </table:table-cell>
        </table:table-row>
        <table:table-row table:style-name="ro1">
          <table:table-cell office:value-type="string">
            <text:p>2014-02-05 20:02:32.299 Location Tryout[2570:60b] didUpdateToLocation: &lt;+45.43411704,-75.69136241&gt; +/- 10.00m (speed 0.32 mps / course 56.27) @ 05/02/2014 20:02:32 Eastern Standard Time</text:p>
          </table:table-cell>
        </table:table-row>
        <table:table-row table:style-name="ro1">
          <table:table-cell office:value-type="string">
            <text:p>2014-02-05 20:02:33.296 Location Tryout[2570:60b] didUpdateToLocation: &lt;+45.43411892,-75.69135841&gt; +/- 10.00m (speed 0.39 mps / course 56.27) @ 05/02/2014 20:02:33 Eastern Standard Time</text:p>
          </table:table-cell>
        </table:table-row>
        <table:table-row table:style-name="ro1">
          <table:table-cell office:value-type="string">
            <text:p>2014-02-05 20:02:34.317 Location Tryout[2570:60b] didUpdateToLocation: &lt;+45.43412070,-75.69135461&gt; +/- 10.00m (speed 0.55 mps / course 56.27) @ 05/02/2014 20:02:34 Eastern Standard Time</text:p>
          </table:table-cell>
        </table:table-row>
        <table:table-row table:style-name="ro1">
          <table:table-cell office:value-type="string">
            <text:p>2014-02-05 20:02:35.184 Location Tryout[2570:60b] didUpdateToLocation: &lt;+45.43412072,-75.69135456&gt; +/- 10.00m (speed 0.58 mps / course 56.27) @ 05/02/2014 20:02:35 Eastern Standard Time</text:p>
          </table:table-cell>
        </table:table-row>
        <table:table-row table:style-name="ro1">
          <table:table-cell office:value-type="string">
            <text:p>2014-02-05 20:02:36.352 Location Tryout[2570:60b] didUpdateToLocation: &lt;+45.43412239,-75.69135100&gt; +/- 10.00m (speed 0.75 mps / course 56.27) @ 05/02/2014 20:02:36 Eastern Standard Time</text:p>
          </table:table-cell>
        </table:table-row>
        <table:table-row table:style-name="ro1">
          <table:table-cell office:value-type="string">
            <text:p>2014-02-05 20:02:37.437 Location Tryout[2570:60b] didUpdateToLocation: &lt;+45.43412122,-75.69135348&gt; +/- 10.00m (speed 0.95 mps / course 56.27) @ 05/02/2014 20:02:37 Eastern Standard Time</text:p>
          </table:table-cell>
        </table:table-row>
        <table:table-row table:style-name="ro1">
          <table:table-cell office:value-type="string">
            <text:p>2014-02-05 20:02:38.306 Location Tryout[2570:60b] didUpdateToLocation: &lt;+45.43412458,-75.69134631&gt; +/- 10.00m (speed 0.94 mps / course 56.27) @ 05/02/2014 20:02:38 Eastern Standard Time</text:p>
          </table:table-cell>
        </table:table-row>
        <table:table-row table:style-name="ro1">
          <table:table-cell office:value-type="string">
            <text:p>2014-02-05 20:02:39.272 Location Tryout[2570:60b] didUpdateToLocation: &lt;+45.43412527,-75.69134485&gt; +/- 10.00m (speed 0.60 mps / course 56.27) @ 05/02/2014 20:02:39 Eastern Standard Time</text:p>
          </table:table-cell>
        </table:table-row>
        <table:table-row table:style-name="ro1">
          <table:table-cell office:value-type="string">
            <text:p>2014-02-05 20:02:40.100 Location Tryout[2570:60b] didUpdateToLocation: &lt;+45.43411983,-75.69135647&gt; +/- 10.00m (speed 0.23 mps / course 56.27) @ 05/02/2014 20:02:40 Eastern Standard Time</text:p>
          </table:table-cell>
        </table:table-row>
        <table:table-row table:style-name="ro1">
          <table:table-cell office:value-type="string">
            <text:p>2014-02-05 20:02:41.071 Location Tryout[2570:60b] didUpdateToLocation: &lt;+45.43412101,-75.69135395&gt; +/- 10.00m (speed 0.38 mps / course 56.27) @ 05/02/2014 20:02:41 Eastern Standard Time</text:p>
          </table:table-cell>
        </table:table-row>
        <table:table-row table:style-name="ro1">
          <table:table-cell office:value-type="string">
            <text:p>2014-02-05 20:02:42.096 Location Tryout[2570:60b] didUpdateToLocation: &lt;+45.43411818,-75.69135998&gt; +/- 10.00m (speed 0.00 mps / course 56.27) @ 05/02/2014 20:02:42 Eastern Standard Time</text:p>
          </table:table-cell>
        </table:table-row>
        <table:table-row table:style-name="ro1">
          <table:table-cell office:value-type="string">
            <text:p>2014-02-05 20:02:43.100 Location Tryout[2570:60b] didUpdateToLocation: &lt;+45.43412104,-75.69135387&gt; +/- 10.00m (speed 0.00 mps / course 56.27) @ 05/02/2014 20:02:43 Eastern Standard Time</text:p>
          </table:table-cell>
        </table:table-row>
        <table:table-row table:style-name="ro1">
          <table:table-cell office:value-type="string">
            <text:p>2014-02-05 20:02:44.068 Location Tryout[2570:60b] didUpdateToLocation: &lt;+45.43412092,-75.69135412&gt; +/- 10.00m (speed 0.00 mps / course 56.27) @ 05/02/2014 20:02:44 Eastern Standard Time</text:p>
          </table:table-cell>
        </table:table-row>
        <table:table-row table:style-name="ro1">
          <table:table-cell office:value-type="string">
            <text:p>2014-02-05 20:02:45.119 Location Tryout[2570:60b] didUpdateToLocation: &lt;+45.43412051,-75.69135502&gt; +/- 10.00m (speed 0.00 mps / course 56.27) @ 05/02/2014 20:02:45 Eastern Standard Time</text:p>
          </table:table-cell>
        </table:table-row>
        <table:table-row table:style-name="ro1">
          <table:table-cell office:value-type="string">
            <text:p>2014-02-05 20:02:46.061 Location Tryout[2570:60b] didUpdateToLocation: &lt;+45.43412065,-75.69135471&gt; +/- 10.00m (speed 0.00 mps / course 56.27) @ 05/02/2014 20:02:46 Eastern Standard Time</text:p>
          </table:table-cell>
        </table:table-row>
        <table:table-row table:style-name="ro1">
          <table:table-cell office:value-type="string">
            <text:p>2014-02-05 20:02:47.093 Location Tryout[2570:60b] didUpdateToLocation: &lt;+45.43411542,-75.69136588&gt; +/- 10.00m (speed 0.16 mps / course 56.27) @ 05/02/2014 20:02:47 Eastern Standard Time</text:p>
          </table:table-cell>
        </table:table-row>
        <table:table-row table:style-name="ro1">
          <table:table-cell office:value-type="string">
            <text:p>2014-02-05 20:02:48.089 Location Tryout[2570:60b] didUpdateToLocation: &lt;+45.43411864,-75.69135899&gt; +/- 10.00m (speed 0.21 mps / course 56.27) @ 05/02/2014 20:02:48 Eastern Standard Time</text:p>
          </table:table-cell>
        </table:table-row>
        <table:table-row table:style-name="ro1">
          <table:table-cell office:value-type="string">
            <text:p>2014-02-05 20:02:49.069 Location Tryout[2570:60b] didUpdateToLocation: &lt;+45.43411675,-75.69136303&gt; +/- 10.00m (speed 0.17 mps / course 56.27) @ 05/02/2014 20:02:49 Eastern Standard Time</text:p>
          </table:table-cell>
        </table:table-row>
        <table:table-row table:style-name="ro1">
          <table:table-cell office:value-type="string">
            <text:p>2014-02-05 20:02:50.297 Location Tryout[2570:60b] didUpdateToLocation: &lt;+45.43411473,-75.69136736&gt; +/- 10.00m (speed 0.52 mps / course 56.27) @ 05/02/2014 20:02:50 Eastern Standard Time</text:p>
          </table:table-cell>
        </table:table-row>
        <table:table-row table:style-name="ro1">
          <table:table-cell office:value-type="string">
            <text:p>2014-02-05 20:02:51.491 Location Tryout[2570:60b] didUpdateToLocation: &lt;+45.43411414,-75.69136860&gt; +/- 10.00m (speed 0.49 mps / course 56.27) @ 05/02/2014 20:02:51 Eastern Standard Time</text:p>
          </table:table-cell>
        </table:table-row>
        <table:table-row table:style-name="ro1">
          <table:table-cell office:value-type="string">
            <text:p>2014-02-05 20:02:52.157 Location Tryout[2570:60b] didUpdateToLocation: &lt;+45.43411323,-75.69137055&gt; +/- 10.00m (speed 0.00 mps / course 56.27) @ 05/02/2014 20:02:52 Eastern Standard Time</text:p>
          </table:table-cell>
        </table:table-row>
        <table:table-row table:style-name="ro1">
          <table:table-cell office:value-type="string">
            <text:p>2014-02-05 20:02:53.108 Location Tryout[2570:60b] didUpdateToLocation: &lt;+45.43411166,-75.69137391&gt; +/- 10.00m (speed 0.21 mps / course 56.27) @ 05/02/2014 20:02:53 Eastern Standard Time</text:p>
          </table:table-cell>
        </table:table-row>
        <table:table-row table:style-name="ro1">
          <table:table-cell office:value-type="string">
            <text:p>2014-02-05 20:02:54.130 Location Tryout[2570:60b] didUpdateToLocation: &lt;+45.43411341,-75.69137016&gt; +/- 10.00m (speed 0.23 mps / course 56.27) @ 05/02/2014 20:02:54 Eastern Standard Time</text:p>
          </table:table-cell>
        </table:table-row>
        <table:table-row table:style-name="ro1">
          <table:table-cell office:value-type="string">
            <text:p>2014-02-05 20:02:55.383 Location Tryout[2570:60b] didUpdateToLocation: &lt;+45.43410970,-75.69137809&gt; +/- 10.00m (speed 0.28 mps / course 56.27) @ 05/02/2014 20:02:55 Eastern Standard Time</text:p>
          </table:table-cell>
        </table:table-row>
        <table:table-row table:style-name="ro1">
          <table:table-cell office:value-type="string">
            <text:p>2014-02-05 20:02:56.287 Location Tryout[2570:60b] didUpdateToLocation: &lt;+45.43411173,-75.69137374&gt; +/- 10.00m (speed 0.00 mps / course 56.27) @ 05/02/2014 20:02:56 Eastern Standard Time</text:p>
          </table:table-cell>
        </table:table-row>
        <table:table-row table:style-name="ro1">
          <table:table-cell office:value-type="string">
            <text:p>2014-02-05 20:02:57.325 Location Tryout[2570:60b] didUpdateToLocation: &lt;+45.43410870,-75.69138021&gt; +/- 10.00m (speed 0.00 mps / course 56.27) @ 05/02/2014 20:02:57 Eastern Standard Time</text:p>
          </table:table-cell>
        </table:table-row>
        <table:table-row table:style-name="ro1">
          <table:table-cell office:value-type="string">
            <text:p>2014-02-05 20:02:58.248 Location Tryout[2570:60b] didUpdateToLocation: &lt;+45.43410915,-75.69137926&gt; +/- 10.00m (speed 0.31 mps / course 56.27) @ 05/02/2014 20:02:58 Eastern Standard Time</text:p>
          </table:table-cell>
        </table:table-row>
        <table:table-row table:style-name="ro1">
          <table:table-cell office:value-type="string">
            <text:p>2014-02-05 20:02:59.167 Location Tryout[2570:60b] didUpdateToLocation: &lt;+45.43410093,-75.69139649&gt; +/- 10.00m (speed 0.29 mps / course 55.67) @ 05/02/2014 20:02:59 Eastern Standard Time</text:p>
          </table:table-cell>
        </table:table-row>
        <table:table-row table:style-name="ro1">
          <table:table-cell office:value-type="string">
            <text:p>2014-02-05 20:03:00.104 Location Tryout[2570:60b] didUpdateToLocation: &lt;+45.43410001,-75.69139840&gt; +/- 10.00m (speed 0.00 mps / course 55.67) @ 05/02/2014 20:03:00 Eastern Standard Time</text:p>
          </table:table-cell>
        </table:table-row>
        <table:table-row table:style-name="ro1">
          <table:table-cell office:value-type="string">
            <text:p>2014-02-05 20:03:01.091 Location Tryout[2570:60b] didUpdateToLocation: &lt;+45.43410092,-75.69139650&gt; +/- 10.00m (speed 0.00 mps / course 55.67) @ 05/02/2014 20:03:01 Eastern Standard Time</text:p>
          </table:table-cell>
        </table:table-row>
        <table:table-row table:style-name="ro1">
          <table:table-cell office:value-type="string">
            <text:p>2014-02-05 20:03:02.095 Location Tryout[2570:60b] didUpdateToLocation: &lt;+45.43409658,-75.69140557&gt; +/- 10.00m (speed 0.35 mps / course 55.67) @ 05/02/2014 20:03:02 Eastern Standard Time</text:p>
          </table:table-cell>
        </table:table-row>
        <table:table-row table:style-name="ro1">
          <table:table-cell office:value-type="string">
            <text:p>2014-02-05 20:03:03.119 Location Tryout[2570:60b] didUpdateToLocation: &lt;+45.43409272,-75.69141362&gt; +/- 10.00m (speed 0.51 mps / course 55.67) @ 05/02/2014 20:03:03 Eastern Standard Time</text:p>
          </table:table-cell>
        </table:table-row>
        <table:table-row table:style-name="ro1">
          <table:table-cell office:value-type="string">
            <text:p>2014-02-05 20:03:04.083 Location Tryout[2570:60b] didUpdateToLocation: &lt;+45.43409271,-75.69141364&gt; +/- 10.00m (speed 0.25 mps / course 55.67) @ 05/02/2014 20:03:04 Eastern Standard Time</text:p>
          </table:table-cell>
        </table:table-row>
        <table:table-row table:style-name="ro1">
          <table:table-cell office:value-type="string">
            <text:p>2014-02-05 20:03:05.098 Location Tryout[2570:60b] didUpdateToLocation: &lt;+45.43409432,-75.69141029&gt; +/- 10.00m (speed 0.27 mps / course 55.67) @ 05/02/2014 20:03:05 Eastern Standard Time</text:p>
          </table:table-cell>
        </table:table-row>
        <table:table-row table:style-name="ro1">
          <table:table-cell office:value-type="string">
            <text:p>2014-02-05 20:03:06.108 Location Tryout[2570:60b] didUpdateToLocation: &lt;+45.43409300,-75.69141303&gt; +/- 10.00m (speed 0.22 mps / course 55.67) @ 05/02/2014 20:03:06 Eastern Standard Time</text:p>
          </table:table-cell>
        </table:table-row>
        <table:table-row table:style-name="ro1">
          <table:table-cell office:value-type="string">
            <text:p>2014-02-05 20:03:07.099 Location Tryout[2570:60b] didUpdateToLocation: &lt;+45.43409004,-75.69141922&gt; +/- 10.00m (speed 0.23 mps / course 55.67) @ 05/02/2014 20:03:07 Eastern Standard Time</text:p>
          </table:table-cell>
        </table:table-row>
        <table:table-row table:style-name="ro1">
          <table:table-cell office:value-type="string">
            <text:p>2014-02-05 20:03:08.095 Location Tryout[2570:60b] didUpdateToLocation: &lt;+45.43408989,-75.69141952&gt; +/- 10.00m (speed 0.57 mps / course 55.67) @ 05/02/2014 20:03:08 Eastern Standard Time</text:p>
          </table:table-cell>
        </table:table-row>
        <table:table-row table:style-name="ro1">
          <table:table-cell office:value-type="string">
            <text:p>2014-02-05 20:03:09.389 Location Tryout[2570:60b] didUpdateToLocation: &lt;+45.43408481,-75.69143012&gt; +/- 10.00m (speed 0.72 mps / course 55.67) @ 05/02/2014 20:03:09 Eastern Standard Time</text:p>
          </table:table-cell>
        </table:table-row>
        <table:table-row table:style-name="ro1">
          <table:table-cell office:value-type="string">
            <text:p>2014-02-05 20:03:10.235 Location Tryout[2570:60b] didUpdateToLocation: &lt;+45.43408533,-75.69142903&gt; +/- 10.00m (speed 0.70 mps / course 55.67) @ 05/02/2014 20:03:10 Eastern Standard Time</text:p>
          </table:table-cell>
        </table:table-row>
        <table:table-row table:style-name="ro1">
          <table:table-cell office:value-type="string">
            <text:p>2014-02-05 20:03:11.377 Location Tryout[2570:60b] didUpdateToLocation: &lt;+45.43407602,-75.69144911&gt; +/- 10.00m (speed 1.14 mps / course 57.21) @ 05/02/2014 20:03:11 Eastern Standard Time</text:p>
          </table:table-cell>
        </table:table-row>
        <table:table-row table:style-name="ro1">
          <table:table-cell office:value-type="string">
            <text:p>2014-02-05 20:03:12.246 Location Tryout[2570:60b] didUpdateToLocation: &lt;+45.43407611,-75.69144891&gt; +/- 10.00m (speed 1.03 mps / course 57.21) @ 05/02/2014 20:03:12 Eastern Standard Time</text:p>
          </table:table-cell>
        </table:table-row>
        <table:table-row table:style-name="ro1">
          <table:table-cell office:value-type="string">
            <text:p>2014-02-05 20:03:13.354 Location Tryout[2570:60b] didUpdateToLocation: &lt;+45.43406891,-75.69146483&gt; +/- 10.00m (speed 0.94 mps / course 57.21) @ 05/02/2014 20:03:13 Eastern Standard Time</text:p>
          </table:table-cell>
        </table:table-row>
        <table:table-row table:style-name="ro1">
          <table:table-cell office:value-type="string">
            <text:p>2014-02-05 20:03:14.146 Location Tryout[2570:60b] didUpdateToLocation: &lt;+45.43407141,-75.69145932&gt; +/- 10.00m (speed 0.40 mps / course 57.21) @ 05/02/2014 20:03:14 Eastern Standard Time</text:p>
          </table:table-cell>
        </table:table-row>
        <table:table-row table:style-name="ro1">
          <table:table-cell office:value-type="string">
            <text:p>2014-02-05 20:03:15.113 Location Tryout[2570:60b] didUpdateToLocation: &lt;+45.43406664,-75.69146986&gt; +/- 10.00m (speed 0.37 mps / course 57.21) @ 05/02/2014 20:03:15 Eastern Standard Time</text:p>
          </table:table-cell>
        </table:table-row>
        <table:table-row table:style-name="ro1">
          <table:table-cell office:value-type="string">
            <text:p>2014-02-05 20:03:16.090 Location Tryout[2570:60b] didUpdateToLocation: &lt;+45.43407165,-75.69145878&gt; +/- 10.00m (speed 0.20 mps / course 57.21) @ 05/02/2014 20:03:16 Eastern Standard Time</text:p>
          </table:table-cell>
        </table:table-row>
        <table:table-row table:style-name="ro1">
          <table:table-cell office:value-type="string">
            <text:p>2014-02-05 20:03:17.095 Location Tryout[2570:60b] didUpdateToLocation: &lt;+45.43407057,-75.69146117&gt; +/- 10.00m (speed 0.00 mps / course 57.21) @ 05/02/2014 20:03:17 Eastern Standard Time</text:p>
          </table:table-cell>
        </table:table-row>
        <table:table-row table:style-name="ro1">
          <table:table-cell office:value-type="string">
            <text:p>2014-02-05 20:03:18.097 Location Tryout[2570:60b] didUpdateToLocation: &lt;+45.43407002,-75.69146240&gt; +/- 10.00m (speed 0.00 mps / course 57.21) @ 05/02/2014 20:03:18 Eastern Standard Time</text:p>
          </table:table-cell>
        </table:table-row>
        <table:table-row table:style-name="ro1">
          <table:table-cell office:value-type="string">
            <text:p>2014-02-05 20:03:19.060 Location Tryout[2570:60b] didUpdateToLocation: &lt;+45.43407402,-75.69145354&gt; +/- 10.00m (speed 0.31 mps / course 57.21) @ 05/02/2014 20:03:19 Eastern Standard Time</text:p>
          </table:table-cell>
        </table:table-row>
        <table:table-row table:style-name="ro1">
          <table:table-cell office:value-type="string">
            <text:p>2014-02-05 20:03:20.323 Location Tryout[2570:60b] didUpdateToLocation: &lt;+45.43407442,-75.69145266&gt; +/- 10.00m (speed 0.89 mps / course 57.21) @ 05/02/2014 20:03:20 Eastern Standard Time</text:p>
          </table:table-cell>
        </table:table-row>
        <table:table-row table:style-name="ro1">
          <table:table-cell office:value-type="string">
            <text:p>2014-02-05 20:03:21.310 Location Tryout[2570:60b] didUpdateToLocation: &lt;+45.43408053,-75.69143913&gt; +/- 10.00m (speed 1.25 mps / course 57.21) @ 05/02/2014 20:03:21 Eastern Standard Time</text:p>
          </table:table-cell>
        </table:table-row>
        <table:table-row table:style-name="ro1">
          <table:table-cell office:value-type="string">
            <text:p>2014-02-05 20:03:22.353 Location Tryout[2570:60b] didUpdateToLocation: &lt;+45.43408734,-75.69142485&gt; +/- 10.00m (speed 0.94 mps / course 55.67) @ 05/02/2014 20:03:22 Eastern Standard Time</text:p>
          </table:table-cell>
        </table:table-row>
        <table:table-row table:style-name="ro1">
          <table:table-cell office:value-type="string">
            <text:p>2014-02-05 20:03:23.402 Location Tryout[2570:60b] didUpdateToLocation: &lt;+45.43408757,-75.69142437&gt; +/- 10.00m (speed 0.00 mps / course 55.67) @ 05/02/2014 20:03:23 Eastern Standard Time</text:p>
          </table:table-cell>
        </table:table-row>
        <table:table-row table:style-name="ro1">
          <table:table-cell office:value-type="string">
            <text:p>2014-02-05 20:03:24.313 Location Tryout[2570:60b] didUpdateToLocation: &lt;+45.43408451,-75.69143075&gt; +/- 10.00m (speed 0.67 mps / course 55.67) @ 05/02/2014 20:03:24 Eastern Standard Time</text:p>
          </table:table-cell>
        </table:table-row>
        <table:table-row table:style-name="ro1">
          <table:table-cell office:value-type="string">
            <text:p>2014-02-05 20:03:25.160 Location Tryout[2570:60b] didUpdateToLocation: &lt;+45.43408630,-75.69142700&gt; +/- 10.00m (speed 0.54 mps / course 55.67) @ 05/02/2014 20:03:25 Eastern Standard Time</text:p>
          </table:table-cell>
        </table:table-row>
        <table:table-row table:style-name="ro1">
          <table:table-cell office:value-type="string">
            <text:p>2014-02-05 20:03:26.095 Location Tryout[2570:60b] didUpdateToLocation: &lt;+45.43407901,-75.69144250&gt; +/- 10.00m (speed 0.77 mps / course 57.21) @ 05/02/2014 20:03:26 Eastern Standard Time</text:p>
          </table:table-cell>
        </table:table-row>
        <table:table-row table:style-name="ro1">
          <table:table-cell office:value-type="string">
            <text:p>2014-02-05 20:03:27.227 Location Tryout[2570:60b] didUpdateToLocation: &lt;+45.43407663,-75.69144776&gt; +/- 10.00m (speed 0.54 mps / course 57.21) @ 05/02/2014 20:03:27 Eastern Standard Time</text:p>
          </table:table-cell>
        </table:table-row>
        <table:table-row table:style-name="ro1">
          <table:table-cell office:value-type="string">
            <text:p>2014-02-05 20:03:28.374 Location Tryout[2570:60b] didUpdateToLocation: &lt;+45.43407248,-75.69145695&gt; +/- 10.00m (speed 0.31 mps / course 57.21) @ 05/02/2014 20:03:28 Eastern Standard Time</text:p>
          </table:table-cell>
        </table:table-row>
        <table:table-row table:style-name="ro1">
          <table:table-cell office:value-type="string">
            <text:p>2014-02-05 20:03:29.154 Location Tryout[2570:60b] didUpdateToLocation: &lt;+45.43407371,-75.69145423&gt; +/- 10.00m (speed 0.23 mps / course 57.21) @ 05/02/2014 20:03:29 Eastern Standard Time</text:p>
          </table:table-cell>
        </table:table-row>
        <table:table-row table:style-name="ro1">
          <table:table-cell office:value-type="string">
            <text:p>2014-02-05 20:03:30.099 Location Tryout[2570:60b] didUpdateToLocation: &lt;+45.43407606,-75.69144903&gt; +/- 10.00m (speed 0.29 mps / course 57.21) @ 05/02/2014 20:03:30 Eastern Standard Time</text:p>
          </table:table-cell>
        </table:table-row>
        <table:table-row table:style-name="ro1">
          <table:table-cell office:value-type="string">
            <text:p>2014-02-05 20:03:31.117 Location Tryout[2570:60b] didUpdateToLocation: &lt;+45.43407677,-75.69144745&gt; +/- 10.00m (speed 0.00 mps / course 57.21) @ 05/02/2014 20:03:31 Eastern Standard Time</text:p>
          </table:table-cell>
        </table:table-row>
        <table:table-row table:style-name="ro1">
          <table:table-cell office:value-type="string">
            <text:p>2014-02-05 20:03:32.083 Location Tryout[2570:60b] didUpdateToLocation: &lt;+45.43406592,-75.69147147&gt; +/- 10.00m (speed 0.30 mps / course 57.21) @ 05/02/2014 20:03:32 Eastern Standard Time</text:p>
          </table:table-cell>
        </table:table-row>
        <table:table-row table:style-name="ro1">
          <table:table-cell office:value-type="string">
            <text:p>2014-02-05 20:03:33.115 Location Tryout[2570:60b] didUpdateToLocation: &lt;+45.43406671,-75.69146972&gt; +/- 10.00m (speed 0.00 mps / course 57.21) @ 05/02/2014 20:03:33 Eastern Standard Time</text:p>
          </table:table-cell>
        </table:table-row>
        <table:table-row table:style-name="ro1">
          <table:table-cell office:value-type="string">
            <text:p>2014-02-05 20:03:34.321 Location Tryout[2570:60b] didUpdateToLocation: &lt;+45.43406678,-75.69146956&gt; +/- 10.00m (speed 0.00 mps / course 57.21) @ 05/02/2014 20:03:34 Eastern Standard Time</text:p>
          </table:table-cell>
        </table:table-row>
        <table:table-row table:style-name="ro1">
          <table:table-cell office:value-type="string">
            <text:p>2014-02-05 20:03:35.208 Location Tryout[2570:60b] didUpdateToLocation: &lt;+45.43406738,-75.69146823&gt; +/- 10.00m (speed 0.00 mps / course 57.21) @ 05/02/2014 20:03:35 Eastern Standard Time</text:p>
          </table:table-cell>
        </table:table-row>
        <table:table-row table:style-name="ro1">
          <table:table-cell office:value-type="string">
            <text:p>2014-02-05 20:03:36.272 Location Tryout[2570:60b] didUpdateToLocation: &lt;+45.43406631,-75.69147059&gt; +/- 10.00m (speed 0.00 mps / course 57.21) @ 05/02/2014 20:03:36 Eastern Standard Time</text:p>
          </table:table-cell>
        </table:table-row>
        <table:table-row table:style-name="ro1">
          <table:table-cell office:value-type="string">
            <text:p>2014-02-05 20:03:37.353 Location Tryout[2570:60b] didUpdateToLocation: &lt;+45.43406588,-75.69147155&gt; +/- 10.00m (speed 0.00 mps / course 57.21) @ 05/02/2014 20:03:37 Eastern Standard Time</text:p>
          </table:table-cell>
        </table:table-row>
        <table:table-row table:style-name="ro1">
          <table:table-cell office:value-type="string">
            <text:p>2014-02-05 20:03:38.264 Location Tryout[2570:60b] didUpdateToLocation: &lt;+45.43406121,-75.69148187&gt; +/- 10.00m (speed 0.24 mps / course 57.21) @ 05/02/2014 20:03:38 Eastern Standard Time</text:p>
          </table:table-cell>
        </table:table-row>
        <table:table-row table:style-name="ro1">
          <table:table-cell office:value-type="string">
            <text:p>2014-02-05 20:03:39.370 Location Tryout[2570:60b] didUpdateToLocation: &lt;+45.43406554,-75.69147231&gt; +/- 10.00m (speed 0.57 mps / course 57.21) @ 05/02/2014 20:03:39 Eastern Standard Time</text:p>
          </table:table-cell>
        </table:table-row>
        <table:table-row table:style-name="ro1">
          <table:table-cell office:value-type="string">
            <text:p>2014-02-05 20:03:40.250 Location Tryout[2570:60b] didUpdateToLocation: &lt;+45.43406737,-75.69146825&gt; +/- 10.00m (speed 1.00 mps / course 57.21) @ 05/02/2014 20:03:40 Eastern Standard Time</text:p>
          </table:table-cell>
        </table:table-row>
        <table:table-row table:style-name="ro1">
          <table:table-cell office:value-type="string">
            <text:p>2014-02-05 20:03:41.306 Location Tryout[2570:60b] didUpdateToLocation: &lt;+45.43407279,-75.69145626&gt; +/- 10.00m (speed 0.82 mps / course 57.21) @ 05/02/2014 20:03:41 Eastern Standard Time</text:p>
          </table:table-cell>
        </table:table-row>
        <table:table-row table:style-name="ro1">
          <table:table-cell office:value-type="string">
            <text:p>2014-02-05 20:03:42.303 Location Tryout[2570:60b] didUpdateToLocation: &lt;+45.43407592,-75.69144933&gt; +/- 10.00m (speed 0.55 mps / course 57.21) @ 05/02/2014 20:03:42 Eastern Standard Time</text:p>
          </table:table-cell>
        </table:table-row>
        <table:table-row table:style-name="ro1">
          <table:table-cell office:value-type="string">
            <text:p>2014-02-05 20:03:43.288 Location Tryout[2570:60b] didUpdateToLocation: &lt;+45.43407854,-75.69144355&gt; +/- 10.00m (speed 0.61 mps / course 57.21) @ 05/02/2014 20:03:43 Eastern Standard Time</text:p>
          </table:table-cell>
        </table:table-row>
        <table:table-row table:style-name="ro1">
          <table:table-cell office:value-type="string">
            <text:p>2014-02-05 20:03:44.269 Location Tryout[2570:60b] didUpdateToLocation: &lt;+45.43407988,-75.69144059&gt; +/- 10.00m (speed 0.74 mps / course 57.21) @ 05/02/2014 20:03:44 Eastern Standard Time</text:p>
          </table:table-cell>
        </table:table-row>
        <table:table-row table:style-name="ro1">
          <table:table-cell office:value-type="string">
            <text:p>2014-02-05 20:03:45.135 Location Tryout[2570:60b] didUpdateToLocation: &lt;+45.43408542,-75.69142885&gt; +/- 10.00m (speed 0.38 mps / course 55.67) @ 05/02/2014 20:03:45 Eastern Standard Time</text:p>
          </table:table-cell>
        </table:table-row>
        <table:table-row table:style-name="ro1">
          <table:table-cell office:value-type="string">
            <text:p>2014-02-05 20:03:46.095 Location Tryout[2570:60b] didUpdateToLocation: &lt;+45.43408614,-75.69142736&gt; +/- 10.00m (speed 0.00 mps / course 55.67) @ 05/02/2014 20:03:46 Eastern Standard Time</text:p>
          </table:table-cell>
        </table:table-row>
        <table:table-row table:style-name="ro1">
          <table:table-cell office:value-type="string">
            <text:p>2014-02-05 20:03:47.129 Location Tryout[2570:60b] didUpdateToLocation: &lt;+45.43408526,-75.69142918&gt; +/- 10.00m (speed 0.00 mps / course 55.67) @ 05/02/2014 20:03:47 Eastern Standard Time</text:p>
          </table:table-cell>
        </table:table-row>
        <table:table-row table:style-name="ro1">
          <table:table-cell office:value-type="string">
            <text:p>2014-02-05 20:03:48.223 Location Tryout[2570:60b] didUpdateToLocation: &lt;+45.43408651,-75.69142657&gt; +/- 10.00m (speed 0.17 mps / course 55.67) @ 05/02/2014 20:03:48 Eastern Standard Time</text:p>
          </table:table-cell>
        </table:table-row>
        <table:table-row table:style-name="ro1">
          <table:table-cell office:value-type="string">
            <text:p>2014-02-05 20:03:49.082 Location Tryout[2570:60b] didUpdateToLocation: &lt;+45.43408512,-75.69142948&gt; +/- 10.00m (speed 0.36 mps / course 55.67) @ 05/02/2014 20:03:49 Eastern Standard Time</text:p>
          </table:table-cell>
        </table:table-row>
        <table:table-row table:style-name="ro1">
          <table:table-cell office:value-type="string">
            <text:p>2014-02-05 20:03:50.109 Location Tryout[2570:60b] didUpdateToLocation: &lt;+45.43408162,-75.69143677&gt; +/- 10.00m (speed 0.34 mps / course 55.67) @ 05/02/2014 20:03:50 Eastern Standard Time</text:p>
          </table:table-cell>
        </table:table-row>
        <table:table-row table:style-name="ro1">
          <table:table-cell office:value-type="string">
            <text:p>2014-02-05 20:03:51.064 Location Tryout[2570:60b] didUpdateToLocation: &lt;+45.43407885,-75.69144285&gt; +/- 10.00m (speed 0.47 mps / course 57.21) @ 05/02/2014 20:03:51 Eastern Standard Time</text:p>
          </table:table-cell>
        </table:table-row>
        <table:table-row table:style-name="ro1">
          <table:table-cell office:value-type="string">
            <text:p>2014-02-05 20:03:52.120 Location Tryout[2570:60b] didUpdateToLocation: &lt;+45.43407410,-75.69145335&gt; +/- 10.00m (speed 0.58 mps / course 57.21) @ 05/02/2014 20:03:52 Eastern Standard Time</text:p>
          </table:table-cell>
        </table:table-row>
        <table:table-row table:style-name="ro1">
          <table:table-cell office:value-type="string">
            <text:p>2014-02-05 20:03:53.095 Location Tryout[2570:60b] didUpdateToLocation: &lt;+45.43407487,-75.69145166&gt; +/- 10.00m (speed 0.15 mps / course 57.21) @ 05/02/2014 20:03:53 Eastern Standard Time</text:p>
          </table:table-cell>
        </table:table-row>
        <table:table-row table:style-name="ro1">
          <table:table-cell office:value-type="string">
            <text:p>2014-02-05 20:03:54.106 Location Tryout[2570:60b] didUpdateToLocation: &lt;+45.43407437,-75.69145276&gt; +/- 10.00m (speed 0.00 mps / course 57.21) @ 05/02/2014 20:03:54 Eastern Standard Time</text:p>
          </table:table-cell>
        </table:table-row>
        <table:table-row table:style-name="ro1">
          <table:table-cell office:value-type="string">
            <text:p>2014-02-05 20:03:55.102 Location Tryout[2570:60b] didUpdateToLocation: &lt;+45.43407339,-75.69145492&gt; +/- 10.00m (speed 0.00 mps / course 57.21) @ 05/02/2014 20:03:55 Eastern Standard Time</text:p>
          </table:table-cell>
        </table:table-row>
        <table:table-row table:style-name="ro1">
          <table:table-cell office:value-type="string">
            <text:p>2014-02-05 20:03:56.118 Location Tryout[2570:60b] didUpdateToLocation: &lt;+45.43407467,-75.69145210&gt; +/- 10.00m (speed 0.00 mps / course 57.21) @ 05/02/2014 20:03:56 Eastern Standard Time</text:p>
          </table:table-cell>
        </table:table-row>
        <table:table-row table:style-name="ro1">
          <table:table-cell office:value-type="string">
            <text:p>2014-02-05 20:03:57.089 Location Tryout[2570:60b] didUpdateToLocation: &lt;+45.43407547,-75.69145033&gt; +/- 10.00m (speed 0.00 mps / course 57.21) @ 05/02/2014 20:03:57 Eastern Standard Time</text:p>
          </table:table-cell>
        </table:table-row>
        <table:table-row table:style-name="ro1">
          <table:table-cell office:value-type="string">
            <text:p>2014-02-05 20:03:58.049 Location Tryout[2570:60b] didUpdateToLocation: &lt;+45.43407605,-75.69144904&gt; +/- 10.00m (speed 0.46 mps / course 57.21) @ 05/02/2014 20:03:58 Eastern Standard Time</text:p>
          </table:table-cell>
        </table:table-row>
        <table:table-row table:style-name="ro1">
          <table:table-cell office:value-type="string">
            <text:p>2014-02-05 20:03:59.109 Location Tryout[2570:60b] didUpdateToLocation: &lt;+45.43407489,-75.69145161&gt; +/- 10.00m (speed 0.33 mps / course 57.21) @ 05/02/2014 20:03:59 Eastern Standard Time</text:p>
          </table:table-cell>
        </table:table-row>
        <table:table-row table:style-name="ro1">
          <table:table-cell office:value-type="string">
            <text:p>2014-02-05 20:04:00.122 Location Tryout[2570:60b] didUpdateToLocation: &lt;+45.43407728,-75.69144632&gt; +/- 10.00m (speed 0.50 mps / course 57.21) @ 05/02/2014 20:04:00 Eastern Standard Time</text:p>
          </table:table-cell>
        </table:table-row>
        <table:table-row table:style-name="ro1">
          <table:table-cell office:value-type="string">
            <text:p>2014-02-05 20:04:01.145 Location Tryout[2570:60b] didUpdateToLocation: &lt;+45.43407846,-75.69144372&gt; +/- 10.00m (speed 0.55 mps / course 57.21) @ 05/02/2014 20:04:01 Eastern Standard Time</text:p>
          </table:table-cell>
        </table:table-row>
        <table:table-row table:style-name="ro1">
          <table:table-cell office:value-type="string">
            <text:p>2014-02-05 20:04:02.438 Location Tryout[2570:60b] didUpdateToLocation: &lt;+45.43408091,-75.69143831&gt; +/- 10.00m (speed 0.77 mps / course 57.21) @ 05/02/2014 20:04:02 Eastern Standard Time</text:p>
          </table:table-cell>
        </table:table-row>
        <table:table-row table:style-name="ro1">
          <table:table-cell office:value-type="string">
            <text:p>2014-02-05 20:04:03.305 Location Tryout[2570:60b] didUpdateToLocation: &lt;+45.43408827,-75.69142290&gt; +/- 10.00m (speed 0.99 mps / course 55.67) @ 05/02/2014 20:04:03 Eastern Standard Time</text:p>
          </table:table-cell>
        </table:table-row>
        <table:table-row table:style-name="ro1">
          <table:table-cell office:value-type="string">
            <text:p>2014-02-05 20:04:04.390 Location Tryout[2570:60b] didUpdateToLocation: &lt;+45.43409007,-75.69141915&gt; +/- 10.00m (speed 0.43 mps / course 55.67) @ 05/02/2014 20:04:04 Eastern Standard Time</text:p>
          </table:table-cell>
        </table:table-row>
        <table:table-row table:style-name="ro1">
          <table:table-cell office:value-type="string">
            <text:p>2014-02-05 20:04:05.251 Location Tryout[2570:60b] didUpdateToLocation: &lt;+45.43409345,-75.69141209&gt; +/- 10.00m (speed 0.41 mps / course 55.67) @ 05/02/2014 20:04:05 Eastern Standard Time</text:p>
          </table:table-cell>
        </table:table-row>
        <table:table-row table:style-name="ro1">
          <table:table-cell office:value-type="string">
            <text:p>2014-02-05 20:04:06.337 Location Tryout[2570:60b] didUpdateToLocation: &lt;+45.43409219,-75.69141473&gt; +/- 10.00m (speed 0.25 mps / course 55.67) @ 05/02/2014 20:04:06 Eastern Standard Time</text:p>
          </table:table-cell>
        </table:table-row>
        <table:table-row table:style-name="ro1">
          <table:table-cell office:value-type="string">
            <text:p>2014-02-05 20:04:07.297 Location Tryout[2570:60b] didUpdateToLocation: &lt;+45.43409328,-75.69141244&gt; +/- 10.00m (speed 0.00 mps / course 55.67) @ 05/02/2014 20:04:07 Eastern Standard Time</text:p>
          </table:table-cell>
        </table:table-row>
        <table:table-row table:style-name="ro1">
          <table:table-cell office:value-type="string">
            <text:p>2014-02-05 20:04:08.357 Location Tryout[2570:60b] didUpdateToLocation: &lt;+45.43409242,-75.69141424&gt; +/- 10.00m (speed 0.00 mps / course 55.67) @ 05/02/2014 20:04:08 Eastern Standard Time</text:p>
          </table:table-cell>
        </table:table-row>
        <table:table-row table:style-name="ro1">
          <table:table-cell office:value-type="string">
            <text:p>2014-02-05 20:04:09.441 Location Tryout[2570:60b] didUpdateToLocation: &lt;+45.43409760,-75.69140343&gt; +/- 10.00m (speed 0.35 mps / course 55.67) @ 05/02/2014 20:04:09 Eastern Standard Time</text:p>
          </table:table-cell>
        </table:table-row>
        <table:table-row table:style-name="ro1">
          <table:table-cell office:value-type="string">
            <text:p>2014-02-05 20:04:10.170 Location Tryout[2570:60b] didUpdateToLocation: &lt;+45.43410323,-75.69139170&gt; +/- 10.00m (speed 0.30 mps / course 55.67) @ 05/02/2014 20:04:10 Eastern Standard Time</text:p>
          </table:table-cell>
        </table:table-row>
        <table:table-row table:style-name="ro1">
          <table:table-cell office:value-type="string">
            <text:p>2014-02-05 20:04:11.162 Location Tryout[2570:60b] didUpdateToLocation: &lt;+45.43410245,-75.69139332&gt; +/- 10.00m (speed 0.35 mps / course 55.67) @ 05/02/2014 20:04:11 Eastern Standard Time</text:p>
          </table:table-cell>
        </table:table-row>
        <table:table-row table:style-name="ro1">
          <table:table-cell office:value-type="string">
            <text:p>2014-02-05 20:04:12.334 Location Tryout[2570:60b] didUpdateToLocation: &lt;+45.43410552,-75.69138690&gt; +/- 10.00m (speed 0.24 mps / course 55.67) @ 05/02/2014 20:04:12 Eastern Standard Time</text:p>
          </table:table-cell>
        </table:table-row>
        <table:table-row table:style-name="ro1">
          <table:table-cell office:value-type="string">
            <text:p>2014-02-05 20:04:13.155 Location Tryout[2570:60b] didUpdateToLocation: &lt;+45.43410738,-75.69138302&gt; +/- 10.00m (speed 0.22 mps / course 55.67) @ 05/02/2014 20:04:13 Eastern Standard Time</text:p>
          </table:table-cell>
        </table:table-row>
        <table:table-row table:style-name="ro1">
          <table:table-cell office:value-type="string">
            <text:p>2014-02-05 20:04:14.093 Location Tryout[2570:60b] didUpdateToLocation: &lt;+45.43410700,-75.69138382&gt; +/- 10.00m (speed 0.00 mps / course 55.67) @ 05/02/2014 20:04:14 Eastern Standard Time</text:p>
          </table:table-cell>
        </table:table-row>
        <table:table-row table:style-name="ro1">
          <table:table-cell office:value-type="string">
            <text:p>2014-02-05 20:04:15.074 Location Tryout[2570:60b] didUpdateToLocation: &lt;+45.43410352,-75.69139109&gt; +/- 10.00m (speed 0.20 mps / course 55.67) @ 05/02/2014 20:04:15 Eastern Standard Time</text:p>
          </table:table-cell>
        </table:table-row>
        <table:table-row table:style-name="ro1">
          <table:table-cell office:value-type="string">
            <text:p>2014-02-05 20:04:16.165 Location Tryout[2570:60b] didUpdateToLocation: &lt;+45.43410449,-75.69138906&gt; +/- 10.00m (speed 0.25 mps / course 55.67) @ 05/02/2014 20:04:16 Eastern Standard Time</text:p>
          </table:table-cell>
        </table:table-row>
        <table:table-row table:style-name="ro1">
          <table:table-cell office:value-type="string">
            <text:p>2014-02-05 20:04:17.275 Location Tryout[2570:60b] didUpdateToLocation: &lt;+45.43410397,-75.69139014&gt; +/- 10.00m (speed 0.24 mps / course 55.67) @ 05/02/2014 20:04:17 Eastern Standard Time</text:p>
          </table:table-cell>
        </table:table-row>
        <table:table-row table:style-name="ro1">
          <table:table-cell office:value-type="string">
            <text:p>2014-02-05 20:04:18.139 Location Tryout[2570:60b] didUpdateToLocation: &lt;+45.43410453,-75.69138897&gt; +/- 10.00m (speed 0.00 mps / course 55.67) @ 05/02/2014 20:04:18 Eastern Standard Time</text:p>
          </table:table-cell>
        </table:table-row>
        <table:table-row table:style-name="ro1">
          <table:table-cell office:value-type="string">
            <text:p>2014-02-05 20:04:19.109 Location Tryout[2570:60b] didUpdateToLocation: &lt;+45.43410199,-75.69139428&gt; +/- 10.00m (speed 0.00 mps / course 55.67) @ 05/02/2014 20:04:19 Eastern Standard Time</text:p>
          </table:table-cell>
        </table:table-row>
        <table:table-row table:style-name="ro1">
          <table:table-cell office:value-type="string">
            <text:p>2014-02-05 20:04:20.376 Location Tryout[2570:60b] didUpdateToLocation: &lt;+45.43410465,-75.69138872&gt; +/- 10.00m (speed 0.00 mps / course 55.67) @ 05/02/2014 20:04:20 Eastern Standard Time</text:p>
          </table:table-cell>
        </table:table-row>
        <table:table-row table:style-name="ro1">
          <table:table-cell office:value-type="string">
            <text:p>2014-02-05 20:04:21.325 Location Tryout[2570:60b] didUpdateToLocation: &lt;+45.43410406,-75.69138996&gt; +/- 10.00m (speed 0.00 mps / course 55.67) @ 05/02/2014 20:04:21 Eastern Standard Time</text:p>
          </table:table-cell>
        </table:table-row>
        <table:table-row table:style-name="ro1">
          <table:table-cell office:value-type="string">
            <text:p>2014-02-05 20:04:22.325 Location Tryout[2570:60b] didUpdateToLocation: &lt;+45.43410400,-75.69139009&gt; +/- 10.00m (speed 0.00 mps / course 55.67) @ 05/02/2014 20:04:22 Eastern Standard Time</text:p>
          </table:table-cell>
        </table:table-row>
        <table:table-row table:style-name="ro1">
          <table:table-cell office:value-type="string">
            <text:p>2014-02-05 20:04:23.197 Location Tryout[2570:60b] didUpdateToLocation: &lt;+45.43410378,-75.69139054&gt; +/- 10.00m (speed 0.00 mps / course 55.67) @ 05/02/2014 20:04:23 Eastern Standard Time</text:p>
          </table:table-cell>
        </table:table-row>
        <table:table-row table:style-name="ro1">
          <table:table-cell office:value-type="string">
            <text:p>2014-02-05 20:04:24.245 Location Tryout[2570:60b] didUpdateToLocation: &lt;+45.43410462,-75.69138878&gt; +/- 10.00m (speed 0.00 mps / course 55.67) @ 05/02/2014 20:04:24 Eastern Standard Time</text:p>
          </table:table-cell>
        </table:table-row>
        <table:table-row table:style-name="ro1">
          <table:table-cell office:value-type="string">
            <text:p>2014-02-05 20:04:25.403 Location Tryout[2570:60b] didUpdateToLocation: &lt;+45.43410250,-75.69139320&gt; +/- 10.00m (speed 0.00 mps / course 55.67) @ 05/02/2014 20:04:25 Eastern Standard Time</text:p>
          </table:table-cell>
        </table:table-row>
        <table:table-row table:style-name="ro1">
          <table:table-cell office:value-type="string">
            <text:p>2014-02-05 20:04:26.247 Location Tryout[2570:60b] didUpdateToLocation: &lt;+45.43410500,-75.69138800&gt; +/- 10.00m (speed 0.19 mps / course 55.67) @ 05/02/2014 20:04:26 Eastern Standard Time</text:p>
          </table:table-cell>
        </table:table-row>
        <table:table-row table:style-name="ro1">
          <table:table-cell office:value-type="string">
            <text:p>2014-02-05 20:04:27.411 Location Tryout[2570:60b] didUpdateToLocation: &lt;+45.43410610,-75.69138569&gt; +/- 10.00m (speed 0.54 mps / course 55.67) @ 05/02/2014 20:04:27 Eastern Standard Time</text:p>
          </table:table-cell>
        </table:table-row>
        <table:table-row table:style-name="ro1">
          <table:table-cell office:value-type="string">
            <text:p>2014-02-05 20:04:28.269 Location Tryout[2570:60b] didUpdateToLocation: &lt;+45.43410716,-75.69138350&gt; +/- 10.00m (speed 0.86 mps / course 55.67) @ 05/02/2014 20:04:28 Eastern Standard Time</text:p>
          </table:table-cell>
        </table:table-row>
        <table:table-row table:style-name="ro1">
          <table:table-cell office:value-type="string">
            <text:p>2014-02-05 20:04:29.326 Location Tryout[2570:60b] didUpdateToLocation: &lt;+45.43411242,-75.69137227&gt; +/- 10.00m (speed 1.06 mps / course 56.27) @ 05/02/2014 20:04:29 Eastern Standard Time</text:p>
          </table:table-cell>
        </table:table-row>
        <table:table-row table:style-name="ro1">
          <table:table-cell office:value-type="string">
            <text:p>2014-02-05 20:04:30.285 Location Tryout[2570:60b] didUpdateToLocation: &lt;+45.43411696,-75.69136258&gt; +/- 10.00m (speed 1.11 mps / course 56.27) @ 05/02/2014 20:04:30 Eastern Standard Time</text:p>
          </table:table-cell>
        </table:table-row>
        <table:table-row table:style-name="ro1">
          <table:table-cell office:value-type="string">
            <text:p>2014-02-05 20:04:31.278 Location Tryout[2570:60b] didUpdateToLocation: &lt;+45.43412162,-75.69135264&gt; +/- 10.00m (speed 0.83 mps / course 56.27) @ 05/02/2014 20:04:31 Eastern Standard Time</text:p>
          </table:table-cell>
        </table:table-row>
        <table:table-row table:style-name="ro1">
          <table:table-cell office:value-type="string">
            <text:p>2014-02-05 20:04:32.313 Location Tryout[2570:60b] didUpdateToLocation: &lt;+45.43412415,-75.69134724&gt; +/- 10.00m (speed 0.31 mps / course 56.27) @ 05/02/2014 20:04:32 Eastern Standard Time</text:p>
          </table:table-cell>
        </table:table-row>
        <table:table-row table:style-name="ro1">
          <table:table-cell office:value-type="string">
            <text:p>2014-02-05 20:04:33.227 Location Tryout[2570:60b] didUpdateToLocation: &lt;+45.43412286,-75.69135000&gt; +/- 10.00m (speed 0.00 mps / course 56.27) @ 05/02/2014 20:04:33 Eastern Standard Time</text:p>
          </table:table-cell>
        </table:table-row>
        <table:table-row table:style-name="ro1">
          <table:table-cell office:value-type="string">
            <text:p>2014-02-05 20:04:34.437 Location Tryout[2570:60b] didUpdateToLocation: &lt;+45.43412843,-75.69133810&gt; +/- 10.00m (speed 0.28 mps / course 56.27) @ 05/02/2014 20:04:34 Eastern Standard Time</text:p>
          </table:table-cell>
        </table:table-row>
        <table:table-row table:style-name="ro1">
          <table:table-cell office:value-type="string">
            <text:p>2014-02-05 20:04:35.298 Location Tryout[2570:60b] didUpdateToLocation: &lt;+45.43412555,-75.69134426&gt; +/- 10.00m (speed 0.46 mps / course 56.27) @ 05/02/2014 20:04:35 Eastern Standard Time</text:p>
          </table:table-cell>
        </table:table-row>
        <table:table-row table:style-name="ro1">
          <table:table-cell office:value-type="string">
            <text:p>2014-02-05 20:04:36.201 Location Tryout[2570:60b] didUpdateToLocation: &lt;+45.43412623,-75.69134280&gt; +/- 10.00m (speed 0.37 mps / course 56.27) @ 05/02/2014 20:04:36 Eastern Standard Time</text:p>
          </table:table-cell>
        </table:table-row>
        <table:table-row table:style-name="ro1">
          <table:table-cell office:value-type="string">
            <text:p>2014-02-05 20:04:37.230 Location Tryout[2570:60b] didUpdateToLocation: &lt;+45.43412196,-75.69135191&gt; +/- 10.00m (speed 0.84 mps / course 56.27) @ 05/02/2014 20:04:37 Eastern Standard Time</text:p>
          </table:table-cell>
        </table:table-row>
        <table:table-row table:style-name="ro1">
          <table:table-cell office:value-type="string">
            <text:p>2014-02-05 20:04:38.422 Location Tryout[2570:60b] didUpdateToLocation: &lt;+45.43412272,-75.69135029&gt; +/- 10.00m (speed 0.29 mps / course 56.27) @ 05/02/2014 20:04:38 Eastern Standard Time</text:p>
          </table:table-cell>
        </table:table-row>
        <table:table-row table:style-name="ro1">
          <table:table-cell office:value-type="string">
            <text:p>2014-02-05 20:04:39.257 Location Tryout[2570:60b] didUpdateToLocation: &lt;+45.43412913,-75.69133661&gt; +/- 10.00m (speed 0.90 mps / course 56.27) @ 05/02/2014 20:04:39 Eastern Standard Time</text:p>
          </table:table-cell>
        </table:table-row>
        <table:table-row table:style-name="ro1">
          <table:table-cell office:value-type="string">
            <text:p>2014-02-05 20:04:40.368 Location Tryout[2570:60b] didUpdateToLocation: &lt;+45.43413306,-75.69132822&gt; +/- 10.00m (speed 1.02 mps / course 56.27) @ 05/02/2014 20:04:40 Eastern Standard Time</text:p>
          </table:table-cell>
        </table:table-row>
        <table:table-row table:style-name="ro1">
          <table:table-cell office:value-type="string">
            <text:p>2014-02-05 20:04:41.280 Location Tryout[2570:60b] didUpdateToLocation: &lt;+45.43413341,-75.69132748&gt; +/- 10.00m (speed 0.44 mps / course 56.27) @ 05/02/2014 20:04:41 Eastern Standard Time</text:p>
          </table:table-cell>
        </table:table-row>
        <table:table-row table:style-name="ro1">
          <table:table-cell office:value-type="string">
            <text:p>2014-02-05 20:04:42.397 Location Tryout[2570:60b] didUpdateToLocation: &lt;+45.43413995,-75.69131352&gt; +/- 10.00m (speed 0.50 mps / course 56.27) @ 05/02/2014 20:04:42 Eastern Standard Time</text:p>
          </table:table-cell>
        </table:table-row>
        <table:table-row table:style-name="ro1">
          <table:table-cell office:value-type="string">
            <text:p>2014-02-05 20:04:43.197 Location Tryout[2570:60b] didUpdateToLocation: &lt;+45.43414260,-75.69130787&gt; +/- 10.00m (speed 0.43 mps / course 56.27) @ 05/02/2014 20:04:43 Eastern Standard Time</text:p>
          </table:table-cell>
        </table:table-row>
        <table:table-row table:style-name="ro1">
          <table:table-cell office:value-type="string">
            <text:p>2014-02-05 20:04:44.326 Location Tryout[2570:60b] didUpdateToLocation: &lt;+45.43414452,-75.69130376&gt; +/- 10.00m (speed 0.32 mps / course 56.27) @ 05/02/2014 20:04:44 Eastern Standard Time</text:p>
          </table:table-cell>
        </table:table-row>
        <table:table-row table:style-name="ro1">
          <table:table-cell office:value-type="string">
            <text:p>2014-02-05 20:04:45.358 Location Tryout[2570:60b] didUpdateToLocation: &lt;+45.43413783,-75.69131805&gt; +/- 10.00m (speed 0.25 mps / course 56.27) @ 05/02/2014 20:04:45 Eastern Standard Time</text:p>
          </table:table-cell>
        </table:table-row>
        <table:table-row table:style-name="ro1">
          <table:table-cell office:value-type="string">
            <text:p>2014-02-05 20:04:46.327 Location Tryout[2570:60b] didUpdateToLocation: &lt;+45.43414084,-75.69131161&gt; +/- 10.00m (speed 0.40 mps / course 56.27) @ 05/02/2014 20:04:46 Eastern Standard Time</text:p>
          </table:table-cell>
        </table:table-row>
        <table:table-row table:style-name="ro1">
          <table:table-cell office:value-type="string">
            <text:p>2014-02-05 20:04:47.347 Location Tryout[2570:60b] didUpdateToLocation: &lt;+45.43414230,-75.69130849&gt; +/- 10.00m (speed 0.58 mps / course 56.27) @ 05/02/2014 20:04:47 Eastern Standard Time</text:p>
          </table:table-cell>
        </table:table-row>
        <table:table-row table:style-name="ro1">
          <table:table-cell office:value-type="string">
            <text:p>2014-02-05 20:04:48.273 Location Tryout[2570:60b] didUpdateToLocation: &lt;+45.43413615,-75.69132163&gt; +/- 10.00m (speed 1.21 mps / course 56.27) @ 05/02/2014 20:04:48 Eastern Standard Time</text:p>
          </table:table-cell>
        </table:table-row>
        <table:table-row table:style-name="ro1">
          <table:table-cell office:value-type="string">
            <text:p>2014-02-05 20:04:49.398 Location Tryout[2570:60b] didUpdateToLocation: &lt;+45.43412727,-75.69134058&gt; +/- 10.00m (speed 1.25 mps / course 56.27) @ 05/02/2014 20:04:49 Eastern Standard Time</text:p>
          </table:table-cell>
        </table:table-row>
        <table:table-row table:style-name="ro1">
          <table:table-cell office:value-type="string">
            <text:p>2014-02-05 20:04:50.169 Location Tryout[2570:60b] didUpdateToLocation: &lt;+45.43412334,-75.69134897&gt; +/- 10.00m (speed 0.70 mps / course 56.27) @ 05/02/2014 20:04:50 Eastern Standard Time</text:p>
          </table:table-cell>
        </table:table-row>
        <table:table-row table:style-name="ro1">
          <table:table-cell office:value-type="string">
            <text:p>2014-02-05 20:04:51.129 Location Tryout[2570:60b] didUpdateToLocation: &lt;+45.43412814,-75.69133873&gt; +/- 10.00m (speed 0.81 mps / course 56.27) @ 05/02/2014 20:04:51 Eastern Standard Time</text:p>
          </table:table-cell>
        </table:table-row>
        <table:table-row table:style-name="ro1">
          <table:table-cell office:value-type="string">
            <text:p>2014-02-05 20:04:52.102 Location Tryout[2570:60b] didUpdateToLocation: &lt;+45.43412644,-75.69134236&gt; +/- 10.00m (speed 1.10 mps / course 56.27) @ 05/02/2014 20:04:52 Eastern Standard Time</text:p>
          </table:table-cell>
        </table:table-row>
        <table:table-row table:style-name="ro1">
          <table:table-cell office:value-type="string">
            <text:p>2014-02-05 20:04:53.158 Location Tryout[2570:60b] didUpdateToLocation: &lt;+45.43413594,-75.69132206&gt; +/- 10.00m (speed 1.64 mps / course 56.27) @ 05/02/2014 20:04:53 Eastern Standard Time</text:p>
          </table:table-cell>
        </table:table-row>
        <table:table-row table:style-name="ro1">
          <table:table-cell office:value-type="string">
            <text:p>2014-02-05 20:04:54.425 Location Tryout[2570:60b] didUpdateToLocation: &lt;+45.43413425,-75.69132568&gt; +/- 10.00m (speed 1.50 mps / course 56.27) @ 05/02/2014 20:04:54 Eastern Standard Time</text:p>
          </table:table-cell>
        </table:table-row>
        <table:table-row table:style-name="ro1">
          <table:table-cell office:value-type="string">
            <text:p>2014-02-05 20:04:55.273 Location Tryout[2570:60b] didUpdateToLocation: &lt;+45.43414056,-75.69131221&gt; +/- 10.00m (speed 1.71 mps / course 56.27) @ 05/02/2014 20:04:55 Eastern Standard Time</text:p>
          </table:table-cell>
        </table:table-row>
        <table:table-row table:style-name="ro1">
          <table:table-cell office:value-type="string">
            <text:p>2014-02-05 20:04:56.391 Location Tryout[2570:60b] didUpdateToLocation: &lt;+45.43414802,-75.69129629&gt; +/- 10.00m (speed 1.95 mps / course 56.27) @ 05/02/2014 20:04:56 Eastern Standard Time</text:p>
          </table:table-cell>
        </table:table-row>
        <table:table-row table:style-name="ro1">
          <table:table-cell office:value-type="string">
            <text:p>2014-02-05 20:04:57.322 Location Tryout[2570:60b] didUpdateToLocation: &lt;+45.43416179,-75.69126689&gt; +/- 10.00m (speed 2.10 mps / course 56.27) @ 05/02/2014 20:04:57 Eastern Standard Time</text:p>
          </table:table-cell>
        </table:table-row>
        <table:table-row table:style-name="ro1">
          <table:table-cell office:value-type="string">
            <text:p>2014-02-05 20:04:58.368 Location Tryout[2570:60b] didUpdateToLocation: &lt;+45.43417442,-75.69123994&gt; +/- 10.00m (speed 2.52 mps / course 56.27) @ 05/02/2014 20:04:58 Eastern Standard Time</text:p>
          </table:table-cell>
        </table:table-row>
        <table:table-row table:style-name="ro1">
          <table:table-cell office:value-type="string">
            <text:p>2014-02-05 20:04:59.242 Location Tryout[2570:60b] didUpdateToLocation: &lt;+45.43418466,-75.69121807&gt; +/- 10.00m (speed 1.92 mps / course 56.27) @ 05/02/2014 20:04:59 Eastern Standard Time</text:p>
          </table:table-cell>
        </table:table-row>
        <table:table-row table:style-name="ro1">
          <table:table-cell office:value-type="string">
            <text:p>2014-02-05 20:05:00.332 Location Tryout[2570:60b] didUpdateToLocation: &lt;+45.43419622,-75.69119339&gt; +/- 10.00m (speed 1.26 mps / course 56.27) @ 05/02/2014 20:05:00 Eastern Standard Time</text:p>
          </table:table-cell>
        </table:table-row>
        <table:table-row table:style-name="ro1">
          <table:table-cell office:value-type="string">
            <text:p>2014-02-05 20:05:01.442 Location Tryout[2570:60b] didUpdateToLocation: &lt;+45.43419807,-75.69118946&gt; +/- 10.00m (speed 1.16 mps / course 56.27) @ 05/02/2014 20:05:01 Eastern Standard Time</text:p>
          </table:table-cell>
        </table:table-row>
        <table:table-row table:style-name="ro1">
          <table:table-cell office:value-type="string">
            <text:p>2014-02-05 20:05:02.347 Location Tryout[2570:60b] didUpdateToLocation: &lt;+45.43420902,-75.69116607&gt; +/- 10.00m (speed 1.30 mps / course 56.27) @ 05/02/2014 20:05:02 Eastern Standard Time</text:p>
          </table:table-cell>
        </table:table-row>
        <table:table-row table:style-name="ro1">
          <table:table-cell office:value-type="string">
            <text:p>2014-02-05 20:05:03.462 Location Tryout[2570:60b] didUpdateToLocation: &lt;+45.43421537,-75.69115253&gt; +/- 10.00m (speed 1.21 mps / course 56.27) @ 05/02/2014 20:05:03 Eastern Standard Time</text:p>
          </table:table-cell>
        </table:table-row>
        <table:table-row table:style-name="ro1">
          <table:table-cell office:value-type="string">
            <text:p>2014-02-05 20:05:04.285 Location Tryout[2570:60b] didUpdateToLocation: &lt;+45.43422084,-75.69114086&gt; +/- 10.00m (speed 0.82 mps / course 56.27) @ 05/02/2014 20:05:04 Eastern Standard Time</text:p>
          </table:table-cell>
        </table:table-row>
        <table:table-row table:style-name="ro1">
          <table:table-cell office:value-type="string">
            <text:p>2014-02-05 20:05:05.357 Location Tryout[2570:60b] didUpdateToLocation: &lt;+45.43423072,-75.69111976&gt; +/- 10.00m (speed 0.89 mps / course 56.27) @ 05/02/2014 20:05:05 Eastern Standard Time</text:p>
          </table:table-cell>
        </table:table-row>
        <table:table-row table:style-name="ro1">
          <table:table-cell office:value-type="string">
            <text:p>2014-02-05 20:05:06.251 Location Tryout[2570:60b] didUpdateToLocation: &lt;+45.43424868,-75.69108143&gt; +/- 10.00m (speed 1.78 mps / course 56.27) @ 05/02/2014 20:05:06 Eastern Standard Time</text:p>
          </table:table-cell>
        </table:table-row>
        <table:table-row table:style-name="ro1">
          <table:table-cell office:value-type="string">
            <text:p>2014-02-05 20:05:07.283 Location Tryout[2570:60b] didUpdateToLocation: &lt;+45.43425967,-75.69105795&gt; +/- 10.00m (speed 2.33 mps / course 56.27) @ 05/02/2014 20:05:07 Eastern Standard Time</text:p>
          </table:table-cell>
        </table:table-row>
        <table:table-row table:style-name="ro1">
          <table:table-cell office:value-type="string">
            <text:p>2014-02-05 20:05:08.369 Location Tryout[2570:60b] didUpdateToLocation: &lt;+45.43426795,-75.69104029&gt; +/- 10.00m (speed 2.43 mps / course 56.27) @ 05/02/2014 20:05:08 Eastern Standard Time</text:p>
          </table:table-cell>
        </table:table-row>
        <table:table-row table:style-name="ro1">
          <table:table-cell office:value-type="string">
            <text:p>2014-02-05 20:05:09.305 Location Tryout[2570:60b] didUpdateToLocation: &lt;+45.43427371,-75.69102798&gt; +/- 10.00m (speed 1.43 mps / course 56.27) @ 05/02/2014 20:05:09 Eastern Standard Time</text:p>
          </table:table-cell>
        </table:table-row>
        <table:table-row table:style-name="ro1">
          <table:table-cell office:value-type="string">
            <text:p>2014-02-05 20:05:10.419 Location Tryout[2570:60b] didUpdateToLocation: &lt;+45.43428485,-75.69100421&gt; +/- 10.00m (speed 0.84 mps / course 56.27) @ 05/02/2014 20:05:10 Eastern Standard Time</text:p>
          </table:table-cell>
        </table:table-row>
        <table:table-row table:style-name="ro1">
          <table:table-cell office:value-type="string">
            <text:p>2014-02-05 20:05:11.319 Location Tryout[2570:60b] didUpdateToLocation: &lt;+45.43429162,-75.69098976&gt; +/- 10.00m (speed 1.04 mps / course 56.27) @ 05/02/2014 20:05:11 Eastern Standard Time</text:p>
          </table:table-cell>
        </table:table-row>
        <table:table-row table:style-name="ro1">
          <table:table-cell office:value-type="string">
            <text:p>2014-02-05 20:05:12.368 Location Tryout[2570:60b] didUpdateToLocation: &lt;+45.43429493,-75.69098271&gt; +/- 10.00m (speed 0.84 mps / course 56.27) @ 05/02/2014 20:05:12 Eastern Standard Time</text:p>
          </table:table-cell>
        </table:table-row>
        <table:table-row table:style-name="ro1">
          <table:table-cell office:value-type="string">
            <text:p>2014-02-05 20:05:13.272 Location Tryout[2570:60b] didUpdateToLocation: &lt;+45.43429360,-75.69098553&gt; +/- 10.00m (speed 0.94 mps / course 56.27) @ 05/02/2014 20:05:13 Eastern Standard Time</text:p>
          </table:table-cell>
        </table:table-row>
        <table:table-row table:style-name="ro1">
          <table:table-cell office:value-type="string">
            <text:p>2014-02-05 20:05:14.313 Location Tryout[2570:60b] didUpdateToLocation: &lt;+45.43429533,-75.69098183&gt; +/- 10.00m (speed 0.87 mps / course 56.27) @ 05/02/2014 20:05:14 Eastern Standard Time</text:p>
          </table:table-cell>
        </table:table-row>
        <table:table-row table:style-name="ro1">
          <table:table-cell office:value-type="string">
            <text:p>2014-02-05 20:05:15.171 Location Tryout[2570:60b] didUpdateToLocation: &lt;+45.43429587,-75.69098070&gt; +/- 10.00m (speed 0.32 mps / course 56.27) @ 05/02/2014 20:05:15 Eastern Standard Time</text:p>
          </table:table-cell>
        </table:table-row>
        <table:table-row table:style-name="ro1">
          <table:table-cell office:value-type="string">
            <text:p>2014-02-05 20:05:16.259 Location Tryout[2570:60b] didUpdateToLocation: &lt;+45.43429447,-75.69098368&gt; +/- 10.00m (speed 0.20 mps / course 56.27) @ 05/02/2014 20:05:16 Eastern Standard Time</text:p>
          </table:table-cell>
        </table:table-row>
        <table:table-row table:style-name="ro1">
          <table:table-cell office:value-type="string">
            <text:p>2014-02-05 20:05:17.417 Location Tryout[2570:60b] didUpdateToLocation: &lt;+45.43429572,-75.69098102&gt; +/- 10.00m (speed 0.27 mps / course 56.27) @ 05/02/2014 20:05:17 Eastern Standard Time</text:p>
          </table:table-cell>
        </table:table-row>
        <table:table-row table:style-name="ro1">
          <table:table-cell office:value-type="string">
            <text:p>2014-02-05 20:05:18.335 Location Tryout[2570:60b] didUpdateToLocation: &lt;+45.43429417,-75.69098432&gt; +/- 10.00m (speed 0.00 mps / course 56.27) @ 05/02/2014 20:05:18 Eastern Standard Time</text:p>
          </table:table-cell>
        </table:table-row>
        <table:table-row table:style-name="ro1">
          <table:table-cell office:value-type="string">
            <text:p>2014-02-05 20:05:19.372 Location Tryout[2570:60b] didUpdateToLocation: &lt;+45.43429591,-75.69098061&gt; +/- 10.00m (speed 0.00 mps / course 56.27) @ 05/02/2014 20:05:19 Eastern Standard Time</text:p>
          </table:table-cell>
        </table:table-row>
        <table:table-row table:style-name="ro1">
          <table:table-cell office:value-type="string">
            <text:p>2014-02-05 20:05:20.291 Location Tryout[2570:60b] didUpdateToLocation: &lt;+45.43429850,-75.69097508&gt; +/- 10.00m (speed 0.49 mps / course 56.27) @ 05/02/2014 20:05:20 Eastern Standard Time</text:p>
          </table:table-cell>
        </table:table-row>
        <table:table-row table:style-name="ro1">
          <table:table-cell office:value-type="string">
            <text:p>2014-02-05 20:05:21.314 Location Tryout[2570:60b] didUpdateToLocation: &lt;+45.43430033,-75.69097116&gt; +/- 10.00m (speed 0.74 mps / course 56.27) @ 05/02/2014 20:05:21 Eastern Standard Time</text:p>
          </table:table-cell>
        </table:table-row>
        <table:table-row table:style-name="ro1">
          <table:table-cell office:value-type="string">
            <text:p>2014-02-05 20:05:22.210 Location Tryout[2570:60b] didUpdateToLocation: &lt;+45.43429180,-75.69098937&gt; +/- 10.00m (speed 0.75 mps / course 56.27) @ 05/02/2014 20:05:22 Eastern Standard Time</text:p>
          </table:table-cell>
        </table:table-row>
        <table:table-row table:style-name="ro1">
          <table:table-cell office:value-type="string">
            <text:p>2014-02-05 20:05:23.373 Location Tryout[2570:60b] didUpdateToLocation: &lt;+45.43428937,-75.69099457&gt; +/- 10.00m (speed 0.72 mps / course 56.27) @ 05/02/2014 20:05:23 Eastern Standard Time</text:p>
          </table:table-cell>
        </table:table-row>
        <table:table-row table:style-name="ro1">
          <table:table-cell office:value-type="string">
            <text:p>2014-02-05 20:05:24.288 Location Tryout[2570:60b] didUpdateToLocation: &lt;+45.43428766,-75.69099821&gt; +/- 10.00m (speed 0.83 mps / course 56.27) @ 05/02/2014 20:05:24 Eastern Standard Time</text:p>
          </table:table-cell>
        </table:table-row>
        <table:table-row table:style-name="ro1">
          <table:table-cell office:value-type="string">
            <text:p>2014-02-05 20:05:25.269 Location Tryout[2570:60b] didUpdateToLocation: &lt;+45.43429085,-75.69099141&gt; +/- 10.00m (speed 0.74 mps / course 56.27) @ 05/02/2014 20:05:25 Eastern Standard Time</text:p>
          </table:table-cell>
        </table:table-row>
        <table:table-row table:style-name="ro1">
          <table:table-cell office:value-type="string">
            <text:p>2014-02-05 20:05:26.451 Location Tryout[2570:60b] didUpdateToLocation: &lt;+45.43429354,-75.69098566&gt; +/- 10.00m (speed 0.73 mps / course 56.27) @ 05/02/2014 20:05:26 Eastern Standard Time</text:p>
          </table:table-cell>
        </table:table-row>
        <table:table-row table:style-name="ro1">
          <table:table-cell office:value-type="string">
            <text:p>2014-02-05 20:05:27.286 Location Tryout[2570:60b] didUpdateToLocation: &lt;+45.43429445,-75.69098189&gt; +/- 10.00m (speed 0.53 mps / course 279.49) @ 05/02/2014 20:05:27 Eastern Standard Time</text:p>
          </table:table-cell>
        </table:table-row>
        <table:table-row table:style-name="ro1">
          <table:table-cell office:value-type="string">
            <text:p>2014-02-05 20:05:28.344 Location Tryout[2570:60b] didUpdateToLocation: &lt;+45.43429568,-75.69098096&gt; +/- 10.00m (speed 0.59 mps / course 56.27) @ 05/02/2014 20:05:28 Eastern Standard Time</text:p>
          </table:table-cell>
        </table:table-row>
        <table:table-row table:style-name="ro1">
          <table:table-cell office:value-type="string">
            <text:p>2014-02-05 20:05:29.270 Location Tryout[2570:60b] didUpdateToLocation: &lt;+45.43429389,-75.69098505&gt; +/- 10.00m (speed 1.08 mps / course 266.84) @ 05/02/2014 20:05:29 Eastern Standard Time</text:p>
          </table:table-cell>
        </table:table-row>
        <table:table-row table:style-name="ro1">
          <table:table-cell office:value-type="string">
            <text:p>2014-02-05 20:05:30.307 Location Tryout[2570:60b] didUpdateToLocation: &lt;+45.43429465,-75.69100231&gt; +/- 10.00m (speed 1.66 mps / course 259.45) @ 05/02/2014 20:05:30 Eastern Standard Time</text:p>
          </table:table-cell>
        </table:table-row>
        <table:table-row table:style-name="ro1">
          <table:table-cell office:value-type="string">
            <text:p>2014-02-05 20:05:31.210 Location Tryout[2570:60b] didUpdateToLocation: &lt;+45.43428966,-75.69103114&gt; +/- 10.00m (speed 2.24 mps / course 262.62) @ 05/02/2014 20:05:31 Eastern Standard Time</text:p>
          </table:table-cell>
        </table:table-row>
        <table:table-row table:style-name="ro1">
          <table:table-cell office:value-type="string">
            <text:p>2014-02-05 20:05:32.346 Location Tryout[2570:60b] didUpdateToLocation: &lt;+45.43428505,-75.69106509&gt; +/- 10.00m (speed 2.71 mps / course 248.55) @ 05/02/2014 20:05:32 Eastern Standard Time</text:p>
          </table:table-cell>
        </table:table-row>
        <table:table-row table:style-name="ro1">
          <table:table-cell office:value-type="string">
            <text:p>2014-02-05 20:05:33.431 Location Tryout[2570:60b] didUpdateToLocation: &lt;+45.43424941,-75.69107986&gt; +/- 10.00m (speed 2.94 mps / course 236.27) @ 05/02/2014 20:05:33 Eastern Standard Time</text:p>
          </table:table-cell>
        </table:table-row>
        <table:table-row table:style-name="ro1">
          <table:table-cell office:value-type="string">
            <text:p>2014-02-05 20:05:34.365 Location Tryout[2570:60b] didUpdateToLocation: &lt;+45.43423217,-75.69111665&gt; +/- 10.00m (speed 3.26 mps / course 236.27) @ 05/02/2014 20:05:34 Eastern Standard Time</text:p>
          </table:table-cell>
        </table:table-row>
        <table:table-row table:style-name="ro1">
          <table:table-cell office:value-type="string">
            <text:p>2014-02-05 20:05:35.319 Location Tryout[2570:60b] didUpdateToLocation: &lt;+45.43421759,-75.69114779&gt; +/- 10.00m (speed 2.98 mps / course 236.27) @ 05/02/2014 20:05:35 Eastern Standard Time</text:p>
          </table:table-cell>
        </table:table-row>
        <table:table-row table:style-name="ro1">
          <table:table-cell office:value-type="string">
            <text:p>2014-02-05 20:05:36.286 Location Tryout[2570:60b] didUpdateToLocation: &lt;+45.43419725,-75.69119120&gt; +/- 10.00m (speed 3.31 mps / course 236.27) @ 05/02/2014 20:05:36 Eastern Standard Time</text:p>
          </table:table-cell>
        </table:table-row>
        <table:table-row table:style-name="ro1">
          <table:table-cell office:value-type="string">
            <text:p>2014-02-05 20:05:37.353 Location Tryout[2570:60b] didUpdateToLocation: &lt;+45.43417869,-75.69123082&gt; +/- 10.00m (speed 3.36 mps / course 236.27) @ 05/02/2014 20:05:37 Eastern Standard Time</text:p>
          </table:table-cell>
        </table:table-row>
        <table:table-row table:style-name="ro1">
          <table:table-cell office:value-type="string">
            <text:p>2014-02-05 20:05:38.286 Location Tryout[2570:60b] didUpdateToLocation: &lt;+45.43415931,-75.69127219&gt; +/- 10.00m (speed 3.68 mps / course 236.27) @ 05/02/2014 20:05:38 Eastern Standard Time</text:p>
          </table:table-cell>
        </table:table-row>
        <table:table-row table:style-name="ro1">
          <table:table-cell office:value-type="string">
            <text:p>2014-02-05 20:05:39.263 Location Tryout[2570:60b] didUpdateToLocation: &lt;+45.43414365,-75.69130562&gt; +/- 10.00m (speed 3.10 mps / course 236.27) @ 05/02/2014 20:05:39 Eastern Standard Time</text:p>
          </table:table-cell>
        </table:table-row>
        <table:table-row table:style-name="ro1">
          <table:table-cell office:value-type="string">
            <text:p>2014-02-05 20:05:40.369 Location Tryout[2570:60b] didUpdateToLocation: &lt;+45.43412522,-75.69134495&gt; +/- 10.00m (speed 2.90 mps / course 236.27) @ 05/02/2014 20:05:40 Eastern Standard Time</text:p>
          </table:table-cell>
        </table:table-row>
        <table:table-row table:style-name="ro1">
          <table:table-cell office:value-type="string">
            <text:p>2014-02-05 20:05:41.360 Location Tryout[2570:60b] didUpdateToLocation: &lt;+45.43410733,-75.69138313&gt; +/- 10.00m (speed 2.39 mps / course 235.67) @ 05/02/2014 20:05:41 Eastern Standard Time</text:p>
          </table:table-cell>
        </table:table-row>
        <table:table-row table:style-name="ro1">
          <table:table-cell office:value-type="string">
            <text:p>2014-02-05 20:05:42.432 Location Tryout[2570:60b] didUpdateToLocation: &lt;+45.43409471,-75.69140947&gt; +/- 10.00m (speed 2.28 mps / course 235.67) @ 05/02/2014 20:05:42 Eastern Standard Time</text:p>
          </table:table-cell>
        </table:table-row>
        <table:table-row table:style-name="ro1">
          <table:table-cell office:value-type="string">
            <text:p>2014-02-05 20:05:43.301 Location Tryout[2570:60b] didUpdateToLocation: &lt;+45.43408125,-75.69143754&gt; +/- 10.00m (speed 2.48 mps / course 235.67) @ 05/02/2014 20:05:43 Eastern Standard Time</text:p>
          </table:table-cell>
        </table:table-row>
        <table:table-row table:style-name="ro1">
          <table:table-cell office:value-type="string">
            <text:p>2014-02-05 20:05:44.402 Location Tryout[2570:60b] didUpdateToLocation: &lt;+45.43406702,-75.69146903&gt; +/- 10.00m (speed 2.66 mps / course 237.21) @ 05/02/2014 20:05:44 Eastern Standard Time</text:p>
          </table:table-cell>
        </table:table-row>
        <table:table-row table:style-name="ro1">
          <table:table-cell office:value-type="string">
            <text:p>2014-02-05 20:05:45.301 Location Tryout[2570:60b] didUpdateToLocation: &lt;+45.43404540,-75.69151686&gt; +/- 10.00m (speed 3.42 mps / course 237.21) @ 05/02/2014 20:05:45 Eastern Standard Time</text:p>
          </table:table-cell>
        </table:table-row>
        <table:table-row table:style-name="ro1">
          <table:table-cell office:value-type="string">
            <text:p>2014-02-05 20:05:46.316 Location Tryout[2570:60b] didUpdateToLocation: &lt;+45.43402675,-75.69155811&gt; +/- 10.00m (speed 3.93 mps / course 237.21) @ 05/02/2014 20:05:46 Eastern Standard Time</text:p>
          </table:table-cell>
        </table:table-row>
        <table:table-row table:style-name="ro1">
          <table:table-cell office:value-type="string">
            <text:p>2014-02-05 20:05:47.221 Location Tryout[2570:60b] didUpdateToLocation: &lt;+45.43400768,-75.69160031&gt; +/- 10.00m (speed 4.62 mps / course 237.21) @ 05/02/2014 20:05:47 Eastern Standard Time</text:p>
          </table:table-cell>
        </table:table-row>
        <table:table-row table:style-name="ro1">
          <table:table-cell office:value-type="string">
            <text:p>2014-02-05 20:05:48.299 Location Tryout[2570:60b] didUpdateToLocation: &lt;+45.43398300,-75.69165489&gt; +/- 10.00m (speed 5.50 mps / course 237.21) @ 05/02/2014 20:05:48 Eastern Standard Time</text:p>
          </table:table-cell>
        </table:table-row>
        <table:table-row table:style-name="ro1">
          <table:table-cell office:value-type="string">
            <text:p>2014-02-05 20:05:49.420 Location Tryout[2570:60b] didUpdateToLocation: &lt;+45.43395338,-75.69172043&gt; +/- 10.00m (speed 5.62 mps / course 237.21) @ 05/02/2014 20:05:49 Eastern Standard Time</text:p>
          </table:table-cell>
        </table:table-row>
        <table:table-row table:style-name="ro1">
          <table:table-cell office:value-type="string">
            <text:p>2014-02-05 20:05:50.275 Location Tryout[2570:60b] didUpdateToLocation: &lt;+45.43391556,-75.69180408&gt; +/- 10.00m (speed 5.69 mps / course 237.21) @ 05/02/2014 20:05:50 Eastern Standard Time</text:p>
          </table:table-cell>
        </table:table-row>
        <table:table-row table:style-name="ro1">
          <table:table-cell office:value-type="string">
            <text:p>2014-02-05 20:05:51.419 Location Tryout[2570:60b] didUpdateToLocation: &lt;+45.43388522,-75.69187119&gt; +/- 10.00m (speed 6.00 mps / course 237.21) @ 05/02/2014 20:05:51 Eastern Standard Time</text:p>
          </table:table-cell>
        </table:table-row>
        <table:table-row table:style-name="ro1">
          <table:table-cell office:value-type="string">
            <text:p>2014-02-05 20:05:52.259 Location Tryout[2570:60b] didUpdateToLocation: &lt;+45.43385999,-75.69192702&gt; +/- 10.00m (speed 5.91 mps / course 237.21) @ 05/02/2014 20:05:52 Eastern Standard Time</text:p>
          </table:table-cell>
        </table:table-row>
        <table:table-row table:style-name="ro1">
          <table:table-cell office:value-type="string">
            <text:p>2014-02-05 20:05:53.382 Location Tryout[2570:60b] didUpdateToLocation: &lt;+45.43383290,-75.69198693&gt; +/- 10.00m (speed 5.20 mps / course 237.21) @ 05/02/2014 20:05:53 Eastern Standard Time</text:p>
          </table:table-cell>
        </table:table-row>
        <table:table-row table:style-name="ro1">
          <table:table-cell office:value-type="string">
            <text:p>2014-02-05 20:05:54.202 Location Tryout[2570:60b] didUpdateToLocation: &lt;+45.43381235,-75.69203240&gt; +/- 10.00m (speed 4.39 mps / course 237.21) @ 05/02/2014 20:05:54 Eastern Standard Time</text:p>
          </table:table-cell>
        </table:table-row>
        <table:table-row table:style-name="ro1">
          <table:table-cell office:value-type="string">
            <text:p>2014-02-05 20:05:55.265 Location Tryout[2570:60b] didUpdateToLocation: &lt;+45.43380276,-75.69205362&gt; +/- 10.00m (speed 3.65 mps / course 237.21) @ 05/02/2014 20:05:55 Eastern Standard Time</text:p>
          </table:table-cell>
        </table:table-row>
        <table:table-row table:style-name="ro1">
          <table:table-cell office:value-type="string">
            <text:p>2014-02-05 20:05:56.263 Location Tryout[2570:60b] didUpdateToLocation: &lt;+45.43380131,-75.69205682&gt; +/- 10.00m (speed 2.17 mps / course 237.21) @ 05/02/2014 20:05:56 Eastern Standard Time</text:p>
          </table:table-cell>
        </table:table-row>
        <table:table-row table:style-name="ro1">
          <table:table-cell office:value-type="string">
            <text:p>2014-02-05 20:05:57.218 Location Tryout[2570:60b] didUpdateToLocation: &lt;+45.43379200,-75.69207741&gt; +/- 10.00m (speed 1.60 mps / course 237.21) @ 05/02/2014 20:05:57 Eastern Standard Time</text:p>
          </table:table-cell>
        </table:table-row>
        <table:table-row table:style-name="ro1">
          <table:table-cell office:value-type="string">
            <text:p>2014-02-05 20:05:58.379 Location Tryout[2570:60b] didUpdateToLocation: &lt;+45.43378780,-75.69208672&gt; +/- 10.00m (speed 0.97 mps / course 237.21) @ 05/02/2014 20:05:58 Eastern Standard Time</text:p>
          </table:table-cell>
        </table:table-row>
        <table:table-row table:style-name="ro1">
          <table:table-cell office:value-type="string">
            <text:p>2014-02-05 20:05:59.336 Location Tryout[2570:60b] didUpdateToLocation: &lt;+45.43378746,-75.69208747&gt; +/- 10.00m (speed 0.00 mps / course 237.21) @ 05/02/2014 20:05:59 Eastern Standard Time</text:p>
          </table:table-cell>
        </table:table-row>
        <table:table-row table:style-name="ro1">
          <table:table-cell office:value-type="string">
            <text:p>2014-02-05 20:06:00.384 Location Tryout[2570:60b] didUpdateToLocation: &lt;+45.43378959,-75.69208275&gt; +/- 10.00m (speed 0.29 mps / course 237.21) @ 05/02/2014 20:06:00 Eastern Standard Time</text:p>
          </table:table-cell>
        </table:table-row>
        <table:table-row table:style-name="ro1">
          <table:table-cell office:value-type="string">
            <text:p>2014-02-05 20:06:01.226 Location Tryout[2570:60b] didUpdateToLocation: &lt;+45.43378716,-75.69208812&gt; +/- 10.00m (speed 0.72 mps / course 237.21) @ 05/02/2014 20:06:01 Eastern Standard Time</text:p>
          </table:table-cell>
        </table:table-row>
        <table:table-row table:style-name="ro1">
          <table:table-cell office:value-type="string">
            <text:p>2014-02-05 20:06:02.295 Location Tryout[2570:60b] didUpdateToLocation: &lt;+45.43377748,-75.69210954&gt; +/- 10.00m (speed 2.05 mps / course 237.21) @ 05/02/2014 20:06:02 Eastern Standard Time</text:p>
          </table:table-cell>
        </table:table-row>
        <table:table-row table:style-name="ro1">
          <table:table-cell office:value-type="string">
            <text:p>2014-02-05 20:06:03.152 Location Tryout[2570:60b] didUpdateToLocation: &lt;+45.43376550,-75.69213605&gt; +/- 10.00m (speed 2.23 mps / course 237.21) @ 05/02/2014 20:06:03 Eastern Standard Time</text:p>
          </table:table-cell>
        </table:table-row>
        <table:table-row table:style-name="ro1">
          <table:table-cell office:value-type="string">
            <text:p>2014-02-05 20:06:04.314 Location Tryout[2570:60b] didUpdateToLocation: &lt;+45.43374991,-75.69217053&gt; +/- 10.00m (speed 2.57 mps / course 237.21) @ 05/02/2014 20:06:04 Eastern Standard Time</text:p>
          </table:table-cell>
        </table:table-row>
        <table:table-row table:style-name="ro1">
          <table:table-cell office:value-type="string">
            <text:p>2014-02-05 20:06:05.359 Location Tryout[2570:60b] didUpdateToLocation: &lt;+45.43374167,-75.69218876&gt; +/- 10.00m (speed 3.07 mps / course 279.14) @ 05/02/2014 20:06:05 Eastern Standard Time</text:p>
          </table:table-cell>
        </table:table-row>
        <table:table-row table:style-name="ro1">
          <table:table-cell office:value-type="string">
            <text:p>2014-02-05 20:06:06.287 Location Tryout[2570:60b] didUpdateToLocation: &lt;+45.43380257,-75.69230229&gt; +/- 10.00m (speed 3.72 mps / course 329.00) @ 05/02/2014 20:06:06 Eastern Standard Time</text:p>
          </table:table-cell>
        </table:table-row>
        <table:table-row table:style-name="ro1">
          <table:table-cell office:value-type="string">
            <text:p>2014-02-05 20:06:07.375 Location Tryout[2570:60b] didUpdateToLocation: &lt;+45.43382544,-75.69232187&gt; +/- 10.00m (speed 4.58 mps / course 329.00) @ 05/02/2014 20:06:07 Eastern Standard Time</text:p>
          </table:table-cell>
        </table:table-row>
        <table:table-row table:style-name="ro1">
          <table:table-cell office:value-type="string">
            <text:p>2014-02-05 20:06:08.270 Location Tryout[2570:60b] didUpdateToLocation: &lt;+45.43385986,-75.69235135&gt; +/- 10.00m (speed 4.37 mps / course 329.00) @ 05/02/2014 20:06:08 Eastern Standard Time</text:p>
          </table:table-cell>
        </table:table-row>
        <table:table-row table:style-name="ro1">
          <table:table-cell office:value-type="string">
            <text:p>2014-02-05 20:06:09.354 Location Tryout[2570:60b] didUpdateToLocation: &lt;+45.43389264,-75.69237942&gt; +/- 10.00m (speed 3.77 mps / course 329.00) @ 05/02/2014 20:06:09 Eastern Standard Time</text:p>
          </table:table-cell>
        </table:table-row>
        <table:table-row table:style-name="ro1">
          <table:table-cell office:value-type="string">
            <text:p>2014-02-05 20:06:10.192 Location Tryout[2570:60b] didUpdateToLocation: &lt;+45.43392332,-75.69240570&gt; +/- 10.00m (speed 3.09 mps / course 329.00) @ 05/02/2014 20:06:10 Eastern Standard Time</text:p>
          </table:table-cell>
        </table:table-row>
        <table:table-row table:style-name="ro1">
          <table:table-cell office:value-type="string">
            <text:p>2014-02-05 20:06:11.273 Location Tryout[2570:60b] didUpdateToLocation: &lt;+45.43396942,-75.69244518&gt; +/- 10.00m (speed 3.69 mps / course 329.00) @ 05/02/2014 20:06:11 Eastern Standard Time</text:p>
          </table:table-cell>
        </table:table-row>
        <table:table-row table:style-name="ro1">
          <table:table-cell office:value-type="string">
            <text:p>2014-02-05 20:06:12.320 Location Tryout[2570:60b] didUpdateToLocation: &lt;+45.43399833,-75.69246994&gt; +/- 10.00m (speed 4.03 mps / course 329.00) @ 05/02/2014 20:06:12 Eastern Standard Time</text:p>
          </table:table-cell>
        </table:table-row>
        <table:table-row table:style-name="ro1">
          <table:table-cell office:value-type="string">
            <text:p>2014-02-05 20:06:13.350 Location Tryout[2570:60b] didUpdateToLocation: &lt;+45.43403508,-75.69250141&gt; +/- 10.00m (speed 4.27 mps / course 329.00) @ 05/02/2014 20:06:13 Eastern Standard Time</text:p>
          </table:table-cell>
        </table:table-row>
        <table:table-row table:style-name="ro1">
          <table:table-cell office:value-type="string">
            <text:p>2014-02-05 20:06:14.357 Location Tryout[2570:60b] didUpdateToLocation: &lt;+45.43406097,-75.69252358&gt; +/- 10.00m (speed 3.01 mps / course 329.00) @ 05/02/2014 20:06:14 Eastern Standard Time</text:p>
          </table:table-cell>
        </table:table-row>
        <table:table-row table:style-name="ro1">
          <table:table-cell office:value-type="string">
            <text:p>2014-02-05 20:06:15.145 Location Tryout[2570:60b] didUpdateToLocation: &lt;+45.43408518,-75.69254432&gt; +/- 10.00m (speed 2.97 mps / course 329.00) @ 05/02/2014 20:06:15 Eastern Standard Time</text:p>
          </table:table-cell>
        </table:table-row>
        <table:table-row table:style-name="ro1">
          <table:table-cell office:value-type="string">
            <text:p>2014-02-05 20:06:16.179 Location Tryout[2570:60b] didUpdateToLocation: &lt;+45.43410942,-75.69256508&gt; +/- 10.00m (speed 3.36 mps / course 329.00) @ 05/02/2014 20:06:16 Eastern Standard Time</text:p>
          </table:table-cell>
        </table:table-row>
        <table:table-row table:style-name="ro1">
          <table:table-cell office:value-type="string">
            <text:p>2014-02-05 20:06:17.207 Location Tryout[2570:60b] didUpdateToLocation: &lt;+45.43413789,-75.69258776&gt; +/- 10.00m (speed 4.14 mps / course 331.57) @ 05/02/2014 20:06:17 Eastern Standard Time</text:p>
          </table:table-cell>
        </table:table-row>
        <table:table-row table:style-name="ro1">
          <table:table-cell office:value-type="string">
            <text:p>2014-02-05 20:06:18.373 Location Tryout[2570:60b] didUpdateToLocation: &lt;+45.43416966,-75.69261227&gt; +/- 10.00m (speed 4.12 mps / course 331.57) @ 05/02/2014 20:06:18 Eastern Standard Time</text:p>
          </table:table-cell>
        </table:table-row>
        <table:table-row table:style-name="ro1">
          <table:table-cell office:value-type="string">
            <text:p>2014-02-05 20:06:19.224 Location Tryout[2570:60b] didUpdateToLocation: &lt;+45.43420379,-75.69263860&gt; +/- 10.00m (speed 4.55 mps / course 331.57) @ 05/02/2014 20:06:19 Eastern Standard Time</text:p>
          </table:table-cell>
        </table:table-row>
        <table:table-row table:style-name="ro1">
          <table:table-cell office:value-type="string">
            <text:p>2014-02-05 20:06:20.320 Location Tryout[2570:60b] didUpdateToLocation: &lt;+45.43424504,-75.69267043&gt; +/- 10.00m (speed 5.05 mps / course 331.57) @ 05/02/2014 20:06:20 Eastern Standard Time</text:p>
          </table:table-cell>
        </table:table-row>
        <table:table-row table:style-name="ro1">
          <table:table-cell office:value-type="string">
            <text:p>2014-02-05 20:06:21.239 Location Tryout[2570:60b] didUpdateToLocation: &lt;+45.43427891,-75.69269656&gt; +/- 10.00m (speed 4.12 mps / course 331.57) @ 05/02/2014 20:06:21 Eastern Standard Time</text:p>
          </table:table-cell>
        </table:table-row>
        <table:table-row table:style-name="ro1">
          <table:table-cell office:value-type="string">
            <text:p>2014-02-05 20:06:22.312 Location Tryout[2570:60b] didUpdateToLocation: &lt;+45.43430957,-75.69272022&gt; +/- 10.00m (speed 3.43 mps / course 331.57) @ 05/02/2014 20:06:22 Eastern Standard Time</text:p>
          </table:table-cell>
        </table:table-row>
        <table:table-row table:style-name="ro1">
          <table:table-cell office:value-type="string">
            <text:p>2014-02-05 20:06:23.380 Location Tryout[2570:60b] didUpdateToLocation: &lt;+45.43433402,-75.69273908&gt; +/- 10.00m (speed 2.92 mps / course 331.57) @ 05/02/2014 20:06:23 Eastern Standard Time</text:p>
          </table:table-cell>
        </table:table-row>
        <table:table-row table:style-name="ro1">
          <table:table-cell office:value-type="string">
            <text:p>2014-02-05 20:06:24.337 Location Tryout[2570:60b] didUpdateToLocation: &lt;+45.43435213,-75.69275305&gt; +/- 10.00m (speed 2.72 mps / course 331.57) @ 05/02/2014 20:06:24 Eastern Standard Time</text:p>
          </table:table-cell>
        </table:table-row>
        <table:table-row table:style-name="ro1">
          <table:table-cell office:value-type="string">
            <text:p>2014-02-05 20:06:25.382 Location Tryout[2570:60b] didUpdateToLocation: &lt;+45.43437301,-75.69276916&gt; +/- 10.00m (speed 2.61 mps / course 331.57) @ 05/02/2014 20:06:25 Eastern Standard Time</text:p>
          </table:table-cell>
        </table:table-row>
        <table:table-row table:style-name="ro1">
          <table:table-cell office:value-type="string">
            <text:p>2014-02-05 20:06:26.249 Location Tryout[2570:60b] didUpdateToLocation: &lt;+45.43438934,-75.69278176&gt; +/- 10.00m (speed 1.94 mps / course 331.57) @ 05/02/2014 20:06:26 Eastern Standard Time</text:p>
          </table:table-cell>
        </table:table-row>
        <table:table-row table:style-name="ro1">
          <table:table-cell office:value-type="string">
            <text:p>2014-02-05 20:06:27.368 Location Tryout[2570:60b] didUpdateToLocation: &lt;+45.43440438,-75.69279336&gt; +/- 10.00m (speed 1.76 mps / course 331.57) @ 05/02/2014 20:06:27 Eastern Standard Time</text:p>
          </table:table-cell>
        </table:table-row>
        <table:table-row table:style-name="ro1">
          <table:table-cell office:value-type="string">
            <text:p>2014-02-05 20:06:28.263 Location Tryout[2570:60b] didUpdateToLocation: &lt;+45.43441472,-75.69278891&gt; +/- 10.00m (speed 2.37 mps / course 247.15) @ 05/02/2014 20:06:28 Eastern Standard Time</text:p>
          </table:table-cell>
        </table:table-row>
        <table:table-row table:style-name="ro1">
          <table:table-cell office:value-type="string">
            <text:p>2014-02-05 20:06:29.338 Location Tryout[2570:60b] didUpdateToLocation: &lt;+45.43439938,-75.69280878&gt; +/- 10.00m (speed 2.05 mps / course 208.83) @ 05/02/2014 20:06:29 Eastern Standard Time</text:p>
          </table:table-cell>
        </table:table-row>
        <table:table-row table:style-name="ro1">
          <table:table-cell office:value-type="string">
            <text:p>2014-02-05 20:06:30.157 Location Tryout[2570:60b] didUpdateToLocation: &lt;+45.43439817,-75.69280299&gt; +/- 10.00m (speed 1.16 mps / course 164.18) @ 05/02/2014 20:06:30 Eastern Standard Time</text:p>
          </table:table-cell>
        </table:table-row>
        <table:table-row table:style-name="ro1">
          <table:table-cell office:value-type="string">
            <text:p>2014-02-05 20:06:31.318 Location Tryout[2570:60b] didUpdateToLocation: &lt;+45.43438937,-75.69281448&gt; +/- 10.00m (speed 1.05 mps / course 153.63) @ 05/02/2014 20:06:31 Eastern Standard Time</text:p>
          </table:table-cell>
        </table:table-row>
        <table:table-row table:style-name="ro1">
          <table:table-cell office:value-type="string">
            <text:p>2014-02-05 20:06:32.430 Location Tryout[2570:60b] didUpdateToLocation: &lt;+45.43437910,-75.69280517&gt; +/- 10.00m (speed 1.17 mps / course 139.92) @ 05/02/2014 20:06:32 Eastern Standard Time</text:p>
          </table:table-cell>
        </table:table-row>
        <table:table-row table:style-name="ro1">
          <table:table-cell office:value-type="string">
            <text:p>2014-02-05 20:06:33.420 Location Tryout[2570:60b] didUpdateToLocation: &lt;+45.43436866,-75.69279185&gt; +/- 10.00m (speed 1.67 mps / course 125.86) @ 05/02/2014 20:06:33 Eastern Standard Time</text:p>
          </table:table-cell>
        </table:table-row>
        <table:table-row table:style-name="ro1">
          <table:table-cell office:value-type="string">
            <text:p>2014-02-05 20:06:34.392 Location Tryout[2570:60b] didUpdateToLocation: &lt;+45.43435940,-75.69276192&gt; +/- 10.00m (speed 2.63 mps / course 113.20) @ 05/02/2014 20:06:34 Eastern Standard Time</text:p>
          </table:table-cell>
        </table:table-row>
        <table:table-row table:style-name="ro1">
          <table:table-cell office:value-type="string">
            <text:p>2014-02-05 20:06:35.246 Location Tryout[2570:60b] didUpdateToLocation: &lt;+45.43434888,-75.69273451&gt; +/- 10.00m (speed 2.96 mps / course 115.31) @ 05/02/2014 20:06:35 Eastern Standard Time</text:p>
          </table:table-cell>
        </table:table-row>
        <table:table-row table:style-name="ro1">
          <table:table-cell office:value-type="string">
            <text:p>2014-02-05 20:06:36.331 Location Tryout[2570:60b] didUpdateToLocation: &lt;+45.43431674,-75.69271524&gt; +/- 10.00m (speed 3.59 mps / course 143.09) @ 05/02/2014 20:06:36 Eastern Standard Time</text:p>
          </table:table-cell>
        </table:table-row>
        <table:table-row table:style-name="ro1">
          <table:table-cell office:value-type="string">
            <text:p>2014-02-05 20:06:37.216 Location Tryout[2570:60b] didUpdateToLocation: &lt;+45.43427678,-75.69269492&gt; +/- 10.00m (speed 4.54 mps / course 151.57) @ 05/02/2014 20:06:37 Eastern Standard Time</text:p>
          </table:table-cell>
        </table:table-row>
        <table:table-row table:style-name="ro1">
          <table:table-cell office:value-type="string">
            <text:p>2014-02-05 20:06:38.257 Location Tryout[2570:60b] didUpdateToLocation: &lt;+45.43423603,-75.69266347&gt; +/- 10.00m (speed 5.54 mps / course 151.57) @ 05/02/2014 20:06:38 Eastern Standard Time</text:p>
          </table:table-cell>
        </table:table-row>
        <table:table-row table:style-name="ro1">
          <table:table-cell office:value-type="string">
            <text:p>2014-02-05 20:06:39.329 Location Tryout[2570:60b] didUpdateToLocation: &lt;+45.43418423,-75.69262351&gt; +/- 10.00m (speed 6.81 mps / course 151.57) @ 05/02/2014 20:06:39 Eastern Standard Time</text:p>
          </table:table-cell>
        </table:table-row>
        <table:table-row table:style-name="ro1">
          <table:table-cell office:value-type="string">
            <text:p>2014-02-05 20:06:40.220 Location Tryout[2570:60b] didUpdateToLocation: &lt;+45.43412929,-75.69258112&gt; +/- 10.00m (speed 7.27 mps / course 151.57) @ 05/02/2014 20:06:40 Eastern Standard Time</text:p>
          </table:table-cell>
        </table:table-row>
        <table:table-row table:style-name="ro1">
          <table:table-cell office:value-type="string">
            <text:p>2014-02-05 20:06:41.406 Location Tryout[2570:60b] didUpdateToLocation: &lt;+45.43407096,-75.69253214&gt; +/- 10.00m (speed 7.20 mps / course 149.00) @ 05/02/2014 20:06:41 Eastern Standard Time</text:p>
          </table:table-cell>
        </table:table-row>
        <table:table-row table:style-name="ro1">
          <table:table-cell office:value-type="string">
            <text:p>2014-02-05 20:06:42.335 Location Tryout[2570:60b] didUpdateToLocation: &lt;+45.43401887,-75.69248753&gt; +/- 10.00m (speed 7.13 mps / course 149.00) @ 05/02/2014 20:06:42 Eastern Standard Time</text:p>
          </table:table-cell>
        </table:table-row>
        <table:table-row table:style-name="ro1">
          <table:table-cell office:value-type="string">
            <text:p>2014-02-05 20:06:43.401 Location Tryout[2570:60b] didUpdateToLocation: &lt;+45.43396393,-75.69244048&gt; +/- 10.00m (speed 6.98 mps / course 149.00) @ 05/02/2014 20:06:43 Eastern Standard Time</text:p>
          </table:table-cell>
        </table:table-row>
        <table:table-row table:style-name="ro1">
          <table:table-cell office:value-type="string">
            <text:p>2014-02-05 20:06:44.283 Location Tryout[2570:60b] didUpdateToLocation: &lt;+45.43390933,-75.69239372&gt; +/- 10.00m (speed 7.10 mps / course 149.00) @ 05/02/2014 20:06:44 Eastern Standard Time</text:p>
          </table:table-cell>
        </table:table-row>
        <table:table-row table:style-name="ro1">
          <table:table-cell office:value-type="string">
            <text:p>2014-02-05 20:06:45.294 Location Tryout[2570:60b] didUpdateToLocation: &lt;+45.43385882,-75.69235046&gt; +/- 10.00m (speed 6.70 mps / course 149.00) @ 05/02/2014 20:06:45 Eastern Standard Time</text:p>
          </table:table-cell>
        </table:table-row>
        <table:table-row table:style-name="ro1">
          <table:table-cell office:value-type="string">
            <text:p>2014-02-05 20:06:46.201 Location Tryout[2570:60b] didUpdateToLocation: &lt;+45.43381430,-75.69231233&gt; +/- 10.00m (speed 6.22 mps / course 149.00) @ 05/02/2014 20:06:46 Eastern Standard Time</text:p>
          </table:table-cell>
        </table:table-row>
        <table:table-row table:style-name="ro1">
          <table:table-cell office:value-type="string">
            <text:p>2014-02-05 20:06:47.247 Location Tryout[2570:60b] didUpdateToLocation: &lt;+45.43377012,-75.69227450&gt; +/- 10.00m (speed 5.87 mps / course 149.00) @ 05/02/2014 20:06:47 Eastern Standard Time</text:p>
          </table:table-cell>
        </table:table-row>
        <table:table-row table:style-name="ro1">
          <table:table-cell office:value-type="string">
            <text:p>2014-02-05 20:06:48.309 Location Tryout[2570:60b] didUpdateToLocation: &lt;+45.43372527,-75.69223609&gt; +/- 10.00m (speed 5.92 mps / course 149.00) @ 05/02/2014 20:06:48 Eastern Standard Time</text:p>
          </table:table-cell>
        </table:table-row>
        <table:table-row table:style-name="ro1">
          <table:table-cell office:value-type="string">
            <text:p>2014-02-05 20:06:49.183 Location Tryout[2570:60b] didUpdateToLocation: &lt;+45.43372330,-75.69223441&gt; +/- 10.00m (speed 6.04 mps / course 149.00) @ 05/02/2014 20:06:49 Eastern Standard Time</text:p>
          </table:table-cell>
        </table:table-row>
        <table:table-row table:style-name="ro1">
          <table:table-cell office:value-type="string">
            <text:p>2014-02-05 20:06:50.414 Location Tryout[2570:60b] didUpdateToLocation: &lt;+45.43372330,-75.69223441&gt; +/- 10.00m (speed 6.31 mps / course 149.00) @ 05/02/2014 20:06:50 Eastern Standard Time</text:p>
          </table:table-cell>
        </table:table-row>
        <table:table-row table:style-name="ro1">
          <table:table-cell office:value-type="string">
            <text:p>2014-02-05 20:06:51.222 Location Tryout[2570:60b] didUpdateToLocation: &lt;+45.43358405,-75.69211263&gt; +/- 10.00m (speed 6.80 mps / course 148.46) @ 05/02/2014 20:06:51 Eastern Standard Time</text:p>
          </table:table-cell>
        </table:table-row>
        <table:table-row table:style-name="ro1">
          <table:table-cell office:value-type="string">
            <text:p>2014-02-05 20:06:52.327 Location Tryout[2570:60b] didUpdateToLocation: &lt;+45.43353711,-75.69207157&gt; +/- 10.00m (speed 6.58 mps / course 148.46) @ 05/02/2014 20:06:52 Eastern Standard Time</text:p>
          </table:table-cell>
        </table:table-row>
        <table:table-row table:style-name="ro1">
          <table:table-cell office:value-type="string">
            <text:p>2014-02-05 20:06:53.205 Location Tryout[2570:60b] didUpdateToLocation: &lt;+45.43348890,-75.69202940&gt; +/- 10.00m (speed 6.22 mps / course 148.46) @ 05/02/2014 20:06:53 Eastern Standard Time</text:p>
          </table:table-cell>
        </table:table-row>
        <table:table-row table:style-name="ro1">
          <table:table-cell office:value-type="string">
            <text:p>2014-02-05 20:06:54.332 Location Tryout[2570:60b] didUpdateToLocation: &lt;+45.43344026,-75.69198685&gt; +/- 10.00m (speed 6.49 mps / course 148.46) @ 05/02/2014 20:06:54 Eastern Standard Time</text:p>
          </table:table-cell>
        </table:table-row>
        <table:table-row table:style-name="ro1">
          <table:table-cell office:value-type="string">
            <text:p>2014-02-05 20:06:55.331 Location Tryout[2570:60b] didUpdateToLocation: &lt;+45.43339223,-75.69194475&gt; +/- 10.00m (speed 6.35 mps / course 147.63) @ 05/02/2014 20:06:55 Eastern Standard Time</text:p>
          </table:table-cell>
        </table:table-row>
        <table:table-row table:style-name="ro1">
          <table:table-cell office:value-type="string">
            <text:p>2014-02-05 20:06:56.260 Location Tryout[2570:60b] didUpdateToLocation: &lt;+45.43334832,-75.69190509&gt; +/- 10.00m (speed 5.97 mps / course 147.63) @ 05/02/2014 20:06:56 Eastern Standard Time</text:p>
          </table:table-cell>
        </table:table-row>
        <table:table-row table:style-name="ro1">
          <table:table-cell office:value-type="string">
            <text:p>2014-02-05 20:06:57.432 Location Tryout[2570:60b] didUpdateToLocation: &lt;+45.43330731,-75.69186805&gt; +/- 10.00m (speed 5.71 mps / course 147.63) @ 05/02/2014 20:06:57 Eastern Standard Time</text:p>
          </table:table-cell>
        </table:table-row>
        <table:table-row table:style-name="ro1">
          <table:table-cell office:value-type="string">
            <text:p>2014-02-05 20:06:58.288 Location Tryout[2570:60b] didUpdateToLocation: &lt;+45.43326842,-75.69183292&gt; +/- 10.00m (speed 5.37 mps / course 147.63) @ 05/02/2014 20:06:58 Eastern Standard Time</text:p>
          </table:table-cell>
        </table:table-row>
        <table:table-row table:style-name="ro1">
          <table:table-cell office:value-type="string">
            <text:p>2014-02-05 20:06:59.389 Location Tryout[2570:60b] didUpdateToLocation: &lt;+45.43322861,-75.69179695&gt; +/- 10.00m (speed 5.28 mps / course 147.63) @ 05/02/2014 20:06:59 Eastern Standard Time</text:p>
          </table:table-cell>
        </table:table-row>
        <table:table-row table:style-name="ro1">
          <table:table-cell office:value-type="string">
            <text:p>2014-02-05 20:07:00.198 Location Tryout[2570:60b] didUpdateToLocation: &lt;+45.43319021,-75.69176227&gt; +/- 10.00m (speed 5.40 mps / course 147.63) @ 05/02/2014 20:07:00 Eastern Standard Time</text:p>
          </table:table-cell>
        </table:table-row>
        <table:table-row table:style-name="ro1">
          <table:table-cell office:value-type="string">
            <text:p>2014-02-05 20:07:01.316 Location Tryout[2570:60b] didUpdateToLocation: &lt;+45.43315082,-75.69172668&gt; +/- 10.00m (speed 5.46 mps / course 147.63) @ 05/02/2014 20:07:01 Eastern Standard Time</text:p>
          </table:table-cell>
        </table:table-row>
        <table:table-row table:style-name="ro1">
          <table:table-cell office:value-type="string">
            <text:p>2014-02-05 20:07:02.263 Location Tryout[2570:60b] didUpdateToLocation: &lt;+45.43311806,-75.69169710&gt; +/- 10.00m (speed 5.63 mps / course 147.63) @ 05/02/2014 20:07:02 Eastern Standard Time</text:p>
          </table:table-cell>
        </table:table-row>
        <table:table-row table:style-name="ro1">
          <table:table-cell office:value-type="string">
            <text:p>2014-02-05 20:07:03.288 Location Tryout[2570:60b] didUpdateToLocation: &lt;+45.43311895,-75.69169789&gt; +/- 10.00m (speed 5.95 mps / course 147.63) @ 05/02/2014 20:07:03 Eastern Standard Time</text:p>
          </table:table-cell>
        </table:table-row>
        <table:table-row table:style-name="ro1">
          <table:table-cell office:value-type="string">
            <text:p>2014-02-05 20:07:04.404 Location Tryout[2570:60b] didUpdateToLocation: &lt;+45.43311895,-75.69169789&gt; +/- 10.00m (speed 6.06 mps / course 147.63) @ 05/02/2014 20:07:04 Eastern Standard Time</text:p>
          </table:table-cell>
        </table:table-row>
        <table:table-row table:style-name="ro1">
          <table:table-cell office:value-type="string">
            <text:p>2014-02-05 20:07:05.319 Location Tryout[2570:60b] didUpdateToLocation: &lt;+45.43297254,-75.69157061&gt; +/- 10.00m (speed 6.19 mps / course 148.62) @ 05/02/2014 20:07:05 Eastern Standard Time</text:p>
          </table:table-cell>
        </table:table-row>
        <table:table-row table:style-name="ro1">
          <table:table-cell office:value-type="string">
            <text:p>2014-02-05 20:07:06.406 Location Tryout[2570:60b] didUpdateToLocation: &lt;+45.43292661,-75.69153069&gt; +/- 10.00m (speed 6.25 mps / course 148.62) @ 05/02/2014 20:07:06 Eastern Standard Time</text:p>
          </table:table-cell>
        </table:table-row>
        <table:table-row table:style-name="ro1">
          <table:table-cell office:value-type="string">
            <text:p>2014-02-05 20:07:07.245 Location Tryout[2570:60b] didUpdateToLocation: &lt;+45.43287905,-75.69148937&gt; +/- 10.00m (speed 6.23 mps / course 148.62) @ 05/02/2014 20:07:07 Eastern Standard Time</text:p>
          </table:table-cell>
        </table:table-row>
        <table:table-row table:style-name="ro1">
          <table:table-cell office:value-type="string">
            <text:p>2014-02-05 20:07:08.326 Location Tryout[2570:60b] didUpdateToLocation: &lt;+45.43283071,-75.69144736&gt; +/- 10.00m (speed 6.32 mps / course 148.62) @ 05/02/2014 20:07:08 Eastern Standard Time</text:p>
          </table:table-cell>
        </table:table-row>
        <table:table-row table:style-name="ro1">
          <table:table-cell office:value-type="string">
            <text:p>2014-02-05 20:07:09.215 Location Tryout[2570:60b] didUpdateToLocation: &lt;+45.43278190,-75.69140494&gt; +/- 10.00m (speed 6.45 mps / course 148.62) @ 05/02/2014 20:07:09 Eastern Standard Time</text:p>
          </table:table-cell>
        </table:table-row>
        <table:table-row table:style-name="ro1">
          <table:table-cell office:value-type="string">
            <text:p>2014-02-05 20:07:10.320 Location Tryout[2570:60b] didUpdateToLocation: &lt;+45.43273837,-75.69136711&gt; +/- 10.00m (speed 5.50 mps / course 148.62) @ 05/02/2014 20:07:10 Eastern Standard Time</text:p>
          </table:table-cell>
        </table:table-row>
        <table:table-row table:style-name="ro1">
          <table:table-cell office:value-type="string">
            <text:p>2014-02-05 20:07:11.281 Location Tryout[2570:60b] didUpdateToLocation: &lt;+45.43269242,-75.69132718&gt; +/- 10.00m (speed 5.50 mps / course 148.62) @ 05/02/2014 20:07:11 Eastern Standard Time</text:p>
          </table:table-cell>
        </table:table-row>
        <table:table-row table:style-name="ro1">
          <table:table-cell office:value-type="string">
            <text:p>2014-02-05 20:07:12.331 Location Tryout[2570:60b] didUpdateToLocation: &lt;+45.43265612,-75.69129563&gt; +/- 10.00m (speed 4.64 mps / course 148.62) @ 05/02/2014 20:07:12 Eastern Standard Time</text:p>
          </table:table-cell>
        </table:table-row>
        <table:table-row table:style-name="ro1">
          <table:table-cell office:value-type="string">
            <text:p>2014-02-05 20:07:13.363 Location Tryout[2570:60b] didUpdateToLocation: &lt;+45.43262610,-75.69126955&gt; +/- 10.00m (speed 3.63 mps / course 148.62) @ 05/02/2014 20:07:13 Eastern Standard Time</text:p>
          </table:table-cell>
        </table:table-row>
        <table:table-row table:style-name="ro1">
          <table:table-cell office:value-type="string">
            <text:p>2014-02-05 20:07:14.271 Location Tryout[2570:60b] didUpdateToLocation: &lt;+45.43260265,-75.69124917&gt; +/- 10.00m (speed 2.83 mps / course 148.62) @ 05/02/2014 20:07:14 Eastern Standard Time</text:p>
          </table:table-cell>
        </table:table-row>
        <table:table-row table:style-name="ro1">
          <table:table-cell office:value-type="string">
            <text:p>2014-02-05 20:07:15.386 Location Tryout[2570:60b] didUpdateToLocation: &lt;+45.43258233,-75.69123151&gt; +/- 10.00m (speed 2.68 mps / course 148.62) @ 05/02/2014 20:07:15 Eastern Standard Time</text:p>
          </table:table-cell>
        </table:table-row>
        <table:table-row table:style-name="ro1">
          <table:table-cell office:value-type="string">
            <text:p>2014-02-05 20:07:16.224 Location Tryout[2570:60b] didUpdateToLocation: &lt;+45.43256583,-75.69121717&gt; +/- 10.00m (speed 2.34 mps / course 108.28) @ 05/02/2014 20:07:16 Eastern Standard Time</text:p>
          </table:table-cell>
        </table:table-row>
        <table:table-row table:style-name="ro1">
          <table:table-cell office:value-type="string">
            <text:p>2014-02-05 20:07:17.331 Location Tryout[2570:60b] didUpdateToLocation: &lt;+45.43255684,-75.69119881&gt; +/- 10.00m (speed 2.40 mps / course 94.92) @ 05/02/2014 20:07:17 Eastern Standard Time</text:p>
          </table:table-cell>
        </table:table-row>
        <table:table-row table:style-name="ro1">
          <table:table-cell office:value-type="string">
            <text:p>2014-02-05 20:07:18.271 Location Tryout[2570:60b] didUpdateToLocation: &lt;+45.43255237,-75.69119266&gt; +/- 10.00m (speed 2.56 mps / course 84.02) @ 05/02/2014 20:07:18 Eastern Standard Time</text:p>
          </table:table-cell>
        </table:table-row>
        <table:table-row table:style-name="ro1">
          <table:table-cell office:value-type="string">
            <text:p>2014-02-05 20:07:19.344 Location Tryout[2570:60b] didUpdateToLocation: &lt;+45.43256045,-75.69103666&gt; +/- 10.00m (speed 3.46 mps / course 58.03) @ 05/02/2014 20:07:19 Eastern Standard Time</text:p>
          </table:table-cell>
        </table:table-row>
        <table:table-row table:style-name="ro1">
          <table:table-cell office:value-type="string">
            <text:p>2014-02-05 20:07:20.354 Location Tryout[2570:60b] didUpdateToLocation: &lt;+45.43257637,-75.69100032&gt; +/- 10.00m (speed 3.73 mps / course 58.03) @ 05/02/2014 20:07:20 Eastern Standard Time</text:p>
          </table:table-cell>
        </table:table-row>
        <table:table-row table:style-name="ro1">
          <table:table-cell office:value-type="string">
            <text:p>2014-02-05 20:07:21.208 Location Tryout[2570:60b] didUpdateToLocation: &lt;+45.43259123,-75.69096638&gt; +/- 10.00m (speed 3.71 mps / course 58.03) @ 05/02/2014 20:07:21 Eastern Standard Time</text:p>
          </table:table-cell>
        </table:table-row>
        <table:table-row table:style-name="ro1">
          <table:table-cell office:value-type="string">
            <text:p>2014-02-05 20:07:22.413 Location Tryout[2570:60b] didUpdateToLocation: &lt;+45.43260124,-75.69094353&gt; +/- 10.00m (speed 3.39 mps / course 58.03) @ 05/02/2014 20:07:22 Eastern Standard Time</text:p>
          </table:table-cell>
        </table:table-row>
        <table:table-row table:style-name="ro1">
          <table:table-cell office:value-type="string">
            <text:p>2014-02-05 20:07:23.303 Location Tryout[2570:60b] didUpdateToLocation: &lt;+45.43261220,-75.69091852&gt; +/- 10.00m (speed 2.31 mps / course 58.03) @ 05/02/2014 20:07:23 Eastern Standard Time</text:p>
          </table:table-cell>
        </table:table-row>
        <table:table-row table:style-name="ro1">
          <table:table-cell office:value-type="string">
            <text:p>2014-02-05 20:07:24.351 Location Tryout[2570:60b] didUpdateToLocation: &lt;+45.43262265,-75.69090967&gt; +/- 10.00m (speed 1.96 mps / course 355.43) @ 05/02/2014 20:07:24 Eastern Standard Time</text:p>
          </table:table-cell>
        </table:table-row>
        <table:table-row table:style-name="ro1">
          <table:table-cell office:value-type="string">
            <text:p>2014-02-05 20:07:25.215 Location Tryout[2570:60b] didUpdateToLocation: &lt;+45.43261536,-75.69092347&gt; +/- 10.00m (speed 0.91 mps / course 58.03) @ 05/02/2014 20:07:25 Eastern Standard Time</text:p>
          </table:table-cell>
        </table:table-row>
        <table:table-row table:style-name="ro1">
          <table:table-cell office:value-type="string">
            <text:p>2014-02-05 20:07:26.319 Location Tryout[2570:60b] didUpdateToLocation: &lt;+45.43261151,-75.69092008&gt; +/- 10.00m (speed 0.00 mps / course 58.03) @ 05/02/2014 20:07:26 Eastern Standard Time</text:p>
          </table:table-cell>
        </table:table-row>
        <table:table-row table:style-name="ro1">
          <table:table-cell office:value-type="string">
            <text:p>2014-02-05 20:07:27.336 Location Tryout[2570:60b] didUpdateToLocation: &lt;+45.43261571,-75.69092902&gt; +/- 10.00m (speed 0.63 mps / course 331.17) @ 05/02/2014 20:07:27 Eastern Standard Time</text:p>
          </table:table-cell>
        </table:table-row>
        <table:table-row table:style-name="ro1">
          <table:table-cell office:value-type="string">
            <text:p>2014-02-05 20:07:28.277 Location Tryout[2570:60b] didUpdateToLocation: &lt;+45.43261053,-75.69092231&gt; +/- 10.00m (speed 1.10 mps / course 58.03) @ 05/02/2014 20:07:28 Eastern Standard Time</text:p>
          </table:table-cell>
        </table:table-row>
        <table:table-row table:style-name="ro1">
          <table:table-cell office:value-type="string">
            <text:p>2014-02-05 20:07:29.437 Location Tryout[2570:60b] didUpdateToLocation: &lt;+45.43260973,-75.69092415&gt; +/- 10.00m (speed 1.01 mps / course 58.03) @ 05/02/2014 20:07:29 Eastern Standard Time</text:p>
          </table:table-cell>
        </table:table-row>
        <table:table-row table:style-name="ro1">
          <table:table-cell office:value-type="string">
            <text:p>2014-02-05 20:07:30.281 Location Tryout[2570:60b] didUpdateToLocation: &lt;+45.43261129,-75.69092058&gt; +/- 10.00m (speed 0.94 mps / course 58.03) @ 05/02/2014 20:07:30 Eastern Standard Time</text:p>
          </table:table-cell>
        </table:table-row>
        <table:table-row table:style-name="ro1">
          <table:table-cell office:value-type="string">
            <text:p>2014-02-05 20:07:31.370 Location Tryout[2570:60b] didUpdateToLocation: &lt;+45.43261101,-75.69092122&gt; +/- 10.00m (speed 0.56 mps / course 58.03) @ 05/02/2014 20:07:31 Eastern Standard Time</text:p>
          </table:table-cell>
        </table:table-row>
        <table:table-row table:style-name="ro1">
          <table:table-cell office:value-type="string">
            <text:p>2014-02-05 20:07:32.292 Location Tryout[2570:60b] didUpdateToLocation: &lt;+45.43261274,-75.69091727&gt; +/- 10.00m (speed 0.57 mps / course 58.03) @ 05/02/2014 20:07:32 Eastern Standard Time</text:p>
          </table:table-cell>
        </table:table-row>
        <table:table-row table:style-name="ro1">
          <table:table-cell office:value-type="string">
            <text:p>2014-02-05 20:07:33.335 Location Tryout[2570:60b] didUpdateToLocation: &lt;+45.43261351,-75.69091552&gt; +/- 10.00m (speed 0.51 mps / course 58.03) @ 05/02/2014 20:07:33 Eastern Standard Time</text:p>
          </table:table-cell>
        </table:table-row>
        <table:table-row table:style-name="ro1">
          <table:table-cell office:value-type="string">
            <text:p>2014-02-05 20:07:34.088 Location Tryout[2570:60b] didUpdateToLocation: &lt;+45.43261302,-75.69091664&gt; +/- 10.00m (speed 0.15 mps / course 58.03) @ 05/02/2014 20:07:34 Eastern Standard Time</text:p>
          </table:table-cell>
        </table:table-row>
        <table:table-row table:style-name="ro1">
          <table:table-cell office:value-type="string">
            <text:p>2014-02-05 20:07:35.109 Location Tryout[2570:60b] didUpdateToLocation: &lt;+45.43261277,-75.69091722&gt; +/- 10.00m (speed 0.23 mps / course 58.03) @ 05/02/2014 20:07:35 Eastern Standard Time</text:p>
          </table:table-cell>
        </table:table-row>
        <table:table-row table:style-name="ro1">
          <table:table-cell office:value-type="string">
            <text:p>2014-02-05 20:07:36.169 Location Tryout[2570:60b] didUpdateToLocation: &lt;+45.43261125,-75.69092864&gt; +/- 10.00m (speed 0.72 mps / course 281.25) @ 05/02/2014 20:07:36 Eastern Standard Time</text:p>
          </table:table-cell>
        </table:table-row>
        <table:table-row table:style-name="ro1">
          <table:table-cell office:value-type="string">
            <text:p>2014-02-05 20:07:37.275 Location Tryout[2570:60b] didUpdateToLocation: &lt;+45.43262774,-75.69096803&gt; +/- 10.00m (speed 1.78 mps / course 259.80) @ 05/02/2014 20:07:37 Eastern Standard Time</text:p>
          </table:table-cell>
        </table:table-row>
        <table:table-row table:style-name="ro1">
          <table:table-cell office:value-type="string">
            <text:p>2014-02-05 20:07:38.390 Location Tryout[2570:60b] didUpdateToLocation: &lt;+45.43262145,-75.69098915&gt; +/- 10.00m (speed 1.89 mps / course 248.91) @ 05/02/2014 20:07:38 Eastern Standard Time</text:p>
          </table:table-cell>
        </table:table-row>
        <table:table-row table:style-name="ro1">
          <table:table-cell office:value-type="string">
            <text:p>2014-02-05 20:07:39.252 Location Tryout[2570:60b] didUpdateToLocation: &lt;+45.43261395,-75.69101522&gt; +/- 10.00m (speed 2.06 mps / course 247.85) @ 05/02/2014 20:07:39 Eastern Standard Time</text:p>
          </table:table-cell>
        </table:table-row>
        <table:table-row table:style-name="ro1">
          <table:table-cell office:value-type="string">
            <text:p>2014-02-05 20:07:40.360 Location Tryout[2570:60b] didUpdateToLocation: &lt;+45.43261450,-75.69103860&gt; +/- 10.00m (speed 1.55 mps / course 247.50) @ 05/02/2014 20:07:40 Eastern Standard Time</text:p>
          </table:table-cell>
        </table:table-row>
        <table:table-row table:style-name="ro1">
          <table:table-cell office:value-type="string">
            <text:p>2014-02-05 20:07:41.224 Location Tryout[2570:60b] didUpdateToLocation: &lt;+45.43261152,-75.69105051&gt; +/- 10.00m (speed 0.94 mps / course 247.15) @ 05/02/2014 20:07:41 Eastern Standard Time</text:p>
          </table:table-cell>
        </table:table-row>
        <table:table-row table:style-name="ro1">
          <table:table-cell office:value-type="string">
            <text:p>2014-02-05 20:07:42.352 Location Tryout[2570:60b] didUpdateToLocation: &lt;+45.43260595,-75.69106526&gt; +/- 10.00m (speed 1.67 mps / course 247.50) @ 05/02/2014 20:07:42 Eastern Standard Time</text:p>
          </table:table-cell>
        </table:table-row>
        <table:table-row table:style-name="ro1">
          <table:table-cell office:value-type="string">
            <text:p>2014-02-05 20:07:43.364 Location Tryout[2570:60b] didUpdateToLocation: &lt;+45.43260234,-75.69107490&gt; +/- 10.00m (speed 1.91 mps / course 247.15) @ 05/02/2014 20:07:43 Eastern Standard Time</text:p>
          </table:table-cell>
        </table:table-row>
        <table:table-row table:style-name="ro1">
          <table:table-cell office:value-type="string">
            <text:p>2014-02-05 20:07:44.346 Location Tryout[2570:60b] didUpdateToLocation: &lt;+45.43259778,-75.69109418&gt; +/- 10.00m (speed 1.18 mps / course 246.45) @ 05/02/2014 20:07:44 Eastern Standard Time</text:p>
          </table:table-cell>
        </table:table-row>
        <table:table-row table:style-name="ro1">
          <table:table-cell office:value-type="string">
            <text:p>2014-02-05 20:07:45.407 Location Tryout[2570:60b] didUpdateToLocation: &lt;+45.43259178,-75.69110541&gt; +/- 10.00m (speed 1.40 mps / course 245.04) @ 05/02/2014 20:07:45 Eastern Standard Time</text:p>
          </table:table-cell>
        </table:table-row>
        <table:table-row table:style-name="ro1">
          <table:table-cell office:value-type="string">
            <text:p>2014-02-05 20:07:46.305 Location Tryout[2570:60b] didUpdateToLocation: &lt;+45.43253912,-75.69108536&gt; +/- 10.00m (speed 2.46 mps / course 238.03) @ 05/02/2014 20:07:46 Eastern Standard Time</text:p>
          </table:table-cell>
        </table:table-row>
        <table:table-row table:style-name="ro1">
          <table:table-cell office:value-type="string">
            <text:p>2014-02-05 20:07:47.412 Location Tryout[2570:60b] didUpdateToLocation: &lt;+45.43252862,-75.69110933&gt; +/- 10.00m (speed 3.15 mps / course 238.03) @ 05/02/2014 20:07:47 Eastern Standard Time</text:p>
          </table:table-cell>
        </table:table-row>
        <table:table-row table:style-name="ro1">
          <table:table-cell office:value-type="string">
            <text:p>2014-02-05 20:07:48.259 Location Tryout[2570:60b] didUpdateToLocation: &lt;+45.43251938,-75.69113043&gt; +/- 10.00m (speed 3.84 mps / course 198.98) @ 05/02/2014 20:07:48 Eastern Standard Time</text:p>
          </table:table-cell>
        </table:table-row>
        <table:table-row table:style-name="ro1">
          <table:table-cell office:value-type="string">
            <text:p>2014-02-05 20:07:49.340 Location Tryout[2570:60b] didUpdateToLocation: &lt;+45.43248465,-75.69114774&gt; +/- 10.00m (speed 4.31 mps / course 150.28) @ 05/02/2014 20:07:49 Eastern Standard Time</text:p>
          </table:table-cell>
        </table:table-row>
        <table:table-row table:style-name="ro1">
          <table:table-cell office:value-type="string">
            <text:p>2014-02-05 20:07:50.370 Location Tryout[2570:60b] didUpdateToLocation: &lt;+45.43244874,-75.69111852&gt; +/- 10.00m (speed 4.47 mps / course 150.28) @ 05/02/2014 20:07:50 Eastern Standard Time</text:p>
          </table:table-cell>
        </table:table-row>
        <table:table-row table:style-name="ro1">
          <table:table-cell office:value-type="string">
            <text:p>2014-02-05 20:07:51.303 Location Tryout[2570:60b] didUpdateToLocation: &lt;+45.43240498,-75.69108293&gt; +/- 10.00m (speed 4.98 mps / course 150.28) @ 05/02/2014 20:07:51 Eastern Standard Time</text:p>
          </table:table-cell>
        </table:table-row>
        <table:table-row table:style-name="ro1">
          <table:table-cell office:value-type="string">
            <text:p>2014-02-05 20:07:52.453 Location Tryout[2570:60b] didUpdateToLocation: &lt;+45.43236209,-75.69104804&gt; +/- 10.00m (speed 5.78 mps / course 150.28) @ 05/02/2014 20:07:52 Eastern Standard Time</text:p>
          </table:table-cell>
        </table:table-row>
        <table:table-row table:style-name="ro1">
          <table:table-cell office:value-type="string">
            <text:p>2014-02-05 20:07:53.342 Location Tryout[2570:60b] didUpdateToLocation: &lt;+45.43231395,-75.69100888&gt; +/- 10.00m (speed 6.35 mps / course 150.28) @ 05/02/2014 20:07:53 Eastern Standard Time</text:p>
          </table:table-cell>
        </table:table-row>
        <table:table-row table:style-name="ro1">
          <table:table-cell office:value-type="string">
            <text:p>2014-02-05 20:07:54.318 Location Tryout[2570:60b] didUpdateToLocation: &lt;+45.43226690,-75.69097061&gt; +/- 10.00m (speed 6.11 mps / course 150.28) @ 05/02/2014 20:07:54 Eastern Standard Time</text:p>
          </table:table-cell>
        </table:table-row>
        <table:table-row table:style-name="ro1">
          <table:table-cell office:value-type="string">
            <text:p>2014-02-05 20:07:55.224 Location Tryout[2570:60b] didUpdateToLocation: &lt;+45.43222464,-75.69093624&gt; +/- 10.00m (speed 5.76 mps / course 150.28) @ 05/02/2014 20:07:55 Eastern Standard Time</text:p>
          </table:table-cell>
        </table:table-row>
        <table:table-row table:style-name="ro1">
          <table:table-cell office:value-type="string">
            <text:p>2014-02-05 20:07:56.321 Location Tryout[2570:60b] didUpdateToLocation: &lt;+45.43217880,-75.69089895&gt; +/- 10.00m (speed 6.12 mps / course 150.28) @ 05/02/2014 20:07:56 Eastern Standard Time</text:p>
          </table:table-cell>
        </table:table-row>
        <table:table-row table:style-name="ro1">
          <table:table-cell office:value-type="string">
            <text:p>2014-02-05 20:07:57.235 Location Tryout[2570:60b] didUpdateToLocation: &lt;+45.43213073,-75.69085985&gt; +/- 10.00m (speed 6.04 mps / course 150.28) @ 05/02/2014 20:07:57 Eastern Standard Time</text:p>
          </table:table-cell>
        </table:table-row>
        <table:table-row table:style-name="ro1">
          <table:table-cell office:value-type="string">
            <text:p>2014-02-05 20:07:58.317 Location Tryout[2570:60b] didUpdateToLocation: &lt;+45.43209122,-75.69082771&gt; +/- 10.00m (speed 4.99 mps / course 150.28) @ 05/02/2014 20:07:58 Eastern Standard Time</text:p>
          </table:table-cell>
        </table:table-row>
        <table:table-row table:style-name="ro1">
          <table:table-cell office:value-type="string">
            <text:p>2014-02-05 20:07:59.329 Location Tryout[2570:60b] didUpdateToLocation: &lt;+45.43205760,-75.69080039&gt; +/- 10.00m (speed 4.04 mps / course 150.67) @ 05/02/2014 20:07:59 Eastern Standard Time</text:p>
          </table:table-cell>
        </table:table-row>
        <table:table-row table:style-name="ro1">
          <table:table-cell office:value-type="string">
            <text:p>2014-02-05 20:08:00.263 Location Tryout[2570:60b] didUpdateToLocation: &lt;+45.43202752,-75.69077630&gt; +/- 10.00m (speed 3.16 mps / course 150.67) @ 05/02/2014 20:08:00 Eastern Standard Time</text:p>
          </table:table-cell>
        </table:table-row>
        <table:table-row table:style-name="ro1">
          <table:table-cell office:value-type="string">
            <text:p>2014-02-05 20:08:01.091 Location Tryout[2570:60b] didUpdateToLocation: &lt;+45.43200237,-75.69075617&gt; +/- 10.00m (speed 2.90 mps / course 150.67) @ 05/02/2014 20:08:01 Eastern Standard Time</text:p>
          </table:table-cell>
        </table:table-row>
        <table:table-row table:style-name="ro1">
          <table:table-cell office:value-type="string">
            <text:p>2014-02-05 20:08:02.101 Location Tryout[2570:60b] didUpdateToLocation: &lt;+45.43198371,-75.69074123&gt; +/- 10.00m (speed 2.28 mps / course 150.67) @ 05/02/2014 20:08:02 Eastern Standard Time</text:p>
          </table:table-cell>
        </table:table-row>
        <table:table-row table:style-name="ro1">
          <table:table-cell office:value-type="string">
            <text:p>2014-02-05 20:08:03.134 Location Tryout[2570:60b] didUpdateToLocation: &lt;+45.43197518,-75.69073440&gt; +/- 10.00m (speed 1.49 mps / course 150.67) @ 05/02/2014 20:08:03 Eastern Standard Time</text:p>
          </table:table-cell>
        </table:table-row>
        <table:table-row table:style-name="ro1">
          <table:table-cell office:value-type="string">
            <text:p>2014-02-05 20:08:04.093 Location Tryout[2570:60b] didUpdateToLocation: &lt;+45.43197484,-75.69073413&gt; +/- 10.00m (speed 0.23 mps / course 150.67) @ 05/02/2014 20:08:04 Eastern Standard Time</text:p>
          </table:table-cell>
        </table:table-row>
        <table:table-row table:style-name="ro1">
          <table:table-cell office:value-type="string">
            <text:p>2014-02-05 20:08:05.100 Location Tryout[2570:60b] didUpdateToLocation: &lt;+45.43197821,-75.69073683&gt; +/- 10.00m (speed 0.17 mps / course 150.67) @ 05/02/2014 20:08:05 Eastern Standard Time</text:p>
          </table:table-cell>
        </table:table-row>
        <table:table-row table:style-name="ro1">
          <table:table-cell office:value-type="string">
            <text:p>2014-02-05 20:08:06.108 Location Tryout[2570:60b] didUpdateToLocation: &lt;+45.43197809,-75.69073673&gt; +/- 10.00m (speed 0.00 mps / course 150.67) @ 05/02/2014 20:08:06 Eastern Standard Time</text:p>
          </table:table-cell>
        </table:table-row>
        <table:table-row table:style-name="ro1">
          <table:table-cell office:value-type="string">
            <text:p>2014-02-05 20:08:07.087 Location Tryout[2570:60b] didUpdateToLocation: &lt;+45.43196894,-75.69072941&gt; +/- 10.00m (speed 0.87 mps / course 150.67) @ 05/02/2014 20:08:07 Eastern Standard Time</text:p>
          </table:table-cell>
        </table:table-row>
        <table:table-row table:style-name="ro1">
          <table:table-cell office:value-type="string">
            <text:p>2014-02-05 20:08:08.074 Location Tryout[2570:60b] didUpdateToLocation: &lt;+45.43195525,-75.69071845&gt; +/- 10.00m (speed 1.94 mps / course 150.67) @ 05/02/2014 20:08:08 Eastern Standard Time</text:p>
          </table:table-cell>
        </table:table-row>
        <table:table-row table:style-name="ro1">
          <table:table-cell office:value-type="string">
            <text:p>2014-02-05 20:08:09.083 Location Tryout[2570:60b] didUpdateToLocation: &lt;+45.43193871,-75.69070521&gt; +/- 10.00m (speed 1.88 mps / course 150.67) @ 05/02/2014 20:08:09 Eastern Standard Time</text:p>
          </table:table-cell>
        </table:table-row>
        <table:table-row table:style-name="ro1">
          <table:table-cell office:value-type="string">
            <text:p>2014-02-05 20:08:10.116 Location Tryout[2570:60b] didUpdateToLocation: &lt;+45.43191834,-75.69068890&gt; +/- 10.00m (speed 2.39 mps / course 150.67) @ 05/02/2014 20:08:10 Eastern Standard Time</text:p>
          </table:table-cell>
        </table:table-row>
        <table:table-row table:style-name="ro1">
          <table:table-cell office:value-type="string">
            <text:p>2014-02-05 20:08:11.086 Location Tryout[2570:60b] didUpdateToLocation: &lt;+45.43189935,-75.69067370&gt; +/- 10.00m (speed 2.46 mps / course 150.67) @ 05/02/2014 20:08:11 Eastern Standard Time</text:p>
          </table:table-cell>
        </table:table-row>
        <table:table-row table:style-name="ro1">
          <table:table-cell office:value-type="string">
            <text:p>2014-02-05 20:08:12.080 Location Tryout[2570:60b] didUpdateToLocation: &lt;+45.43187968,-75.69065795&gt; +/- 10.00m (speed 3.03 mps / course 188.44) @ 05/02/2014 20:08:12 Eastern Standard Time</text:p>
          </table:table-cell>
        </table:table-row>
        <table:table-row table:style-name="ro1">
          <table:table-cell office:value-type="string">
            <text:p>2014-02-05 20:08:13.100 Location Tryout[2570:60b] didUpdateToLocation: &lt;+45.43186255,-75.69065231&gt; +/- 10.00m (speed 3.15 mps / course 199.69) @ 05/02/2014 20:08:13 Eastern Standard Time</text:p>
          </table:table-cell>
        </table:table-row>
        <table:table-row table:style-name="ro1">
          <table:table-cell office:value-type="string">
            <text:p>2014-02-05 20:08:14.066 Location Tryout[2570:60b] didUpdateToLocation: &lt;+45.43177094,-75.69068317&gt; +/- 10.00m (speed 2.92 mps / course 237.26) @ 05/02/2014 20:08:14 Eastern Standard Time</text:p>
          </table:table-cell>
        </table:table-row>
        <table:table-row table:style-name="ro1">
          <table:table-cell office:value-type="string">
            <text:p>2014-02-05 20:08:15.119 Location Tryout[2570:60b] didUpdateToLocation: &lt;+45.43175054,-75.69072839&gt; +/- 10.00m (speed 2.90 mps / course 237.26) @ 05/02/2014 20:08:15 Eastern Standard Time</text:p>
          </table:table-cell>
        </table:table-row>
        <table:table-row table:style-name="ro1">
          <table:table-cell office:value-type="string">
            <text:p>2014-02-05 20:08:16.083 Location Tryout[2570:60b] didUpdateToLocation: &lt;+45.43173818,-75.69075579&gt; +/- 10.00m (speed 2.41 mps / course 237.26) @ 05/02/2014 20:08:16 Eastern Standard Time</text:p>
          </table:table-cell>
        </table:table-row>
        <table:table-row table:style-name="ro1">
          <table:table-cell office:value-type="string">
            <text:p>2014-02-05 20:08:17.100 Location Tryout[2570:60b] didUpdateToLocation: &lt;+45.43171899,-75.69079891&gt; +/- 10.00m (speed 2.98 mps / course 238.78) @ 05/02/2014 20:08:17 Eastern Standard Time</text:p>
          </table:table-cell>
        </table:table-row>
        <table:table-row table:style-name="ro1">
          <table:table-cell office:value-type="string">
            <text:p>2014-02-05 20:08:18.099 Location Tryout[2570:60b] didUpdateToLocation: &lt;+45.43170151,-75.69084002&gt; +/- 10.00m (speed 3.15 mps / course 238.78) @ 05/02/2014 20:08:18 Eastern Standard Time</text:p>
          </table:table-cell>
        </table:table-row>
        <table:table-row table:style-name="ro1">
          <table:table-cell office:value-type="string">
            <text:p>2014-02-05 20:08:19.109 Location Tryout[2570:60b] didUpdateToLocation: &lt;+45.43168183,-75.69088629&gt; +/- 10.00m (speed 3.34 mps / course 238.78) @ 05/02/2014 20:08:19 Eastern Standard Time</text:p>
          </table:table-cell>
        </table:table-row>
        <table:table-row table:style-name="ro1">
          <table:table-cell office:value-type="string">
            <text:p>2014-02-05 20:08:20.057 Location Tryout[2570:60b] didUpdateToLocation: &lt;+45.43166689,-75.69092141&gt; +/- 10.00m (speed 3.16 mps / course 238.78) @ 05/02/2014 20:08:20 Eastern Standard Time</text:p>
          </table:table-cell>
        </table:table-row>
        <table:table-row table:style-name="ro1">
          <table:table-cell office:value-type="string">
            <text:p>2014-02-05 20:08:21.116 Location Tryout[2570:60b] didUpdateToLocation: &lt;+45.43164409,-75.69097502&gt; +/- 10.00m (speed 3.81 mps / course 238.78) @ 05/02/2014 20:08:21 Eastern Standard Time</text:p>
          </table:table-cell>
        </table:table-row>
        <table:table-row table:style-name="ro1">
          <table:table-cell office:value-type="string">
            <text:p>2014-02-05 20:08:22.086 Location Tryout[2570:60b] didUpdateToLocation: &lt;+45.43162153,-75.69102804&gt; +/- 10.00m (speed 4.42 mps / course 238.78) @ 05/02/2014 20:08:22 Eastern Standard Time</text:p>
          </table:table-cell>
        </table:table-row>
        <table:table-row table:style-name="ro1">
          <table:table-cell office:value-type="string">
            <text:p>2014-02-05 20:08:23.136 Location Tryout[2570:60b] didUpdateToLocation: &lt;+45.43160045,-75.69107762&gt; +/- 10.00m (speed 4.36 mps / course 238.78) @ 05/02/2014 20:08:23 Eastern Standard Time</text:p>
          </table:table-cell>
        </table:table-row>
        <table:table-row table:style-name="ro1">
          <table:table-cell office:value-type="string">
            <text:p>2014-02-05 20:08:24.082 Location Tryout[2570:60b] didUpdateToLocation: &lt;+45.43158149,-75.69112219&gt; +/- 10.00m (speed 3.96 mps / course 238.78) @ 05/02/2014 20:08:24 Eastern Standard Time</text:p>
          </table:table-cell>
        </table:table-row>
        <table:table-row table:style-name="ro1">
          <table:table-cell office:value-type="string">
            <text:p>2014-02-05 20:08:25.130 Location Tryout[2570:60b] didUpdateToLocation: &lt;+45.43155935,-75.69117425&gt; +/- 10.00m (speed 4.10 mps / course 238.78) @ 05/02/2014 20:08:25 Eastern Standard Time</text:p>
          </table:table-cell>
        </table:table-row>
        <table:table-row table:style-name="ro1">
          <table:table-cell office:value-type="string">
            <text:p>2014-02-05 20:08:26.082 Location Tryout[2570:60b] didUpdateToLocation: &lt;+45.43154277,-75.69121321&gt; +/- 10.00m (speed 3.45 mps / course 238.78) @ 05/02/2014 20:08:26 Eastern Standard Time</text:p>
          </table:table-cell>
        </table:table-row>
        <table:table-row table:style-name="ro1">
          <table:table-cell office:value-type="string">
            <text:p>2014-02-05 20:08:27.112 Location Tryout[2570:60b] didUpdateToLocation: &lt;+45.43152968,-75.69124400&gt; +/- 10.00m (speed 3.02 mps / course 238.78) @ 05/02/2014 20:08:27 Eastern Standard Time</text:p>
          </table:table-cell>
        </table:table-row>
        <table:table-row table:style-name="ro1">
          <table:table-cell office:value-type="string">
            <text:p>2014-02-05 20:08:28.097 Location Tryout[2570:60b] didUpdateToLocation: &lt;+45.43151908,-75.69126893&gt; +/- 10.00m (speed 2.18 mps / course 238.78) @ 05/02/2014 20:08:28 Eastern Standard Time</text:p>
          </table:table-cell>
        </table:table-row>
        <table:table-row table:style-name="ro1">
          <table:table-cell office:value-type="string">
            <text:p>2014-02-05 20:08:29.087 Location Tryout[2570:60b] didUpdateToLocation: &lt;+45.43151206,-75.69128542&gt; +/- 10.00m (speed 1.46 mps / course 238.78) @ 05/02/2014 20:08:29 Eastern Standard Time</text:p>
          </table:table-cell>
        </table:table-row>
        <table:table-row table:style-name="ro1">
          <table:table-cell office:value-type="string">
            <text:p>2014-02-05 20:08:30.187 Location Tryout[2570:60b] didUpdateToLocation: &lt;+45.43151007,-75.69129010&gt; +/- 10.00m (speed 0.34 mps / course 238.78) @ 05/02/2014 20:08:30 Eastern Standard Time</text:p>
          </table:table-cell>
        </table:table-row>
        <table:table-row table:style-name="ro1">
          <table:table-cell office:value-type="string">
            <text:p>2014-02-05 20:08:31.389 Location Tryout[2570:60b] didUpdateToLocation: &lt;+45.43150941,-75.69129166&gt; +/- 10.00m (speed 0.00 mps / course 238.78) @ 05/02/2014 20:08:31 Eastern Standard Time</text:p>
          </table:table-cell>
        </table:table-row>
        <table:table-row table:style-name="ro1">
          <table:table-cell office:value-type="string">
            <text:p>2014-02-05 20:08:32.398 Location Tryout[2570:60b] didUpdateToLocation: &lt;+45.43151097,-75.69128800&gt; +/- 10.00m (speed 0.20 mps / course 238.78) @ 05/02/2014 20:08:32 Eastern Standard Time</text:p>
          </table:table-cell>
        </table:table-row>
        <table:table-row table:style-name="ro1">
          <table:table-cell office:value-type="string">
            <text:p>2014-02-05 20:08:33.374 Location Tryout[2570:60b] didUpdateToLocation: &lt;+45.43151047,-75.69128915&gt; +/- 10.00m (speed 0.00 mps / course 238.78) @ 05/02/2014 20:08:33 Eastern Standard Time</text:p>
          </table:table-cell>
        </table:table-row>
        <table:table-row table:style-name="ro1">
          <table:table-cell office:value-type="string">
            <text:p>2014-02-05 20:08:34.315 Location Tryout[2570:60b] didUpdateToLocation: &lt;+45.43151003,-75.69129018&gt; +/- 10.00m (speed 0.17 mps / course 238.78) @ 05/02/2014 20:08:34 Eastern Standard Time</text:p>
          </table:table-cell>
        </table:table-row>
        <table:table-row table:style-name="ro1">
          <table:table-cell office:value-type="string">
            <text:p>2014-02-05 20:08:35.342 Location Tryout[2570:60b] didUpdateToLocation: &lt;+45.43151074,-75.69128853&gt; +/- 10.00m (speed 0.19 mps / course 238.78) @ 05/02/2014 20:08:35 Eastern Standard Time</text:p>
          </table:table-cell>
        </table:table-row>
        <table:table-row table:style-name="ro1">
          <table:table-cell office:value-type="string">
            <text:p>2014-02-05 20:08:36.195 Location Tryout[2570:60b] didUpdateToLocation: &lt;+45.43150995,-75.69129039&gt; +/- 10.00m (speed 0.16 mps / course 238.78) @ 05/02/2014 20:08:36 Eastern Standard Time</text:p>
          </table:table-cell>
        </table:table-row>
        <table:table-row table:style-name="ro1">
          <table:table-cell office:value-type="string">
            <text:p>2014-02-05 20:08:37.302 Location Tryout[2570:60b] didUpdateToLocation: &lt;+45.43151082,-75.69128833&gt; +/- 10.00m (speed 0.24 mps / course 238.78) @ 05/02/2014 20:08:37 Eastern Standard Time</text:p>
          </table:table-cell>
        </table:table-row>
        <table:table-row table:style-name="ro1">
          <table:table-cell office:value-type="string">
            <text:p>2014-02-05 20:08:38.319 Location Tryout[2570:60b] didUpdateToLocation: &lt;+45.43150867,-75.69129340&gt; +/- 10.00m (speed 0.54 mps / course 238.78) @ 05/02/2014 20:08:38 Eastern Standard Time</text:p>
          </table:table-cell>
        </table:table-row>
        <table:table-row table:style-name="ro1">
          <table:table-cell office:value-type="string">
            <text:p>2014-02-05 20:08:39.290 Location Tryout[2570:60b] didUpdateToLocation: &lt;+45.43150325,-75.69130614&gt; +/- 10.00m (speed 1.70 mps / course 238.78) @ 05/02/2014 20:08:39 Eastern Standard Time</text:p>
          </table:table-cell>
        </table:table-row>
        <table:table-row table:style-name="ro1">
          <table:table-cell office:value-type="string">
            <text:p>2014-02-05 20:08:40.459 Location Tryout[2570:60b] didUpdateToLocation: &lt;+45.43149563,-75.69132405&gt; +/- 10.00m (speed 2.81 mps / course 238.78) @ 05/02/2014 20:08:40 Eastern Standard Time</text:p>
          </table:table-cell>
        </table:table-row>
        <table:table-row table:style-name="ro1">
          <table:table-cell office:value-type="string">
            <text:p>2014-02-05 20:08:41.328 Location Tryout[2570:60b] didUpdateToLocation: &lt;+45.43148853,-75.69134073&gt; +/- 10.00m (speed 2.66 mps / course 238.78) @ 05/02/2014 20:08:41 Eastern Standard Time</text:p>
          </table:table-cell>
        </table:table-row>
        <table:table-row table:style-name="ro1">
          <table:table-cell office:value-type="string">
            <text:p>2014-02-05 20:08:42.398 Location Tryout[2570:60b] didUpdateToLocation: &lt;+45.43147422,-75.69137438&gt; +/- 10.00m (speed 2.71 mps / course 238.78) @ 05/02/2014 20:08:42 Eastern Standard Time</text:p>
          </table:table-cell>
        </table:table-row>
        <table:table-row table:style-name="ro1">
          <table:table-cell office:value-type="string">
            <text:p>2014-02-05 20:08:43.274 Location Tryout[2570:60b] didUpdateToLocation: &lt;+45.43146123,-75.69140493&gt; +/- 10.00m (speed 3.23 mps / course 238.78) @ 05/02/2014 20:08:43 Eastern Standard Time</text:p>
          </table:table-cell>
        </table:table-row>
        <table:table-row table:style-name="ro1">
          <table:table-cell office:value-type="string">
            <text:p>2014-02-05 20:08:44.320 Location Tryout[2570:60b] didUpdateToLocation: &lt;+45.43144053,-75.69145359&gt; +/- 10.00m (speed 4.06 mps / course 238.78) @ 05/02/2014 20:08:44 Eastern Standard Time</text:p>
          </table:table-cell>
        </table:table-row>
        <table:table-row table:style-name="ro1">
          <table:table-cell office:value-type="string">
            <text:p>2014-02-05 20:08:45.201 Location Tryout[2570:60b] didUpdateToLocation: &lt;+45.43142341,-75.69149385&gt; +/- 10.00m (speed 4.22 mps / course 238.78) @ 05/02/2014 20:08:45 Eastern Standard Time</text:p>
          </table:table-cell>
        </table:table-row>
        <table:table-row table:style-name="ro1">
          <table:table-cell office:value-type="string">
            <text:p>2014-02-05 20:08:46.367 Location Tryout[2570:60b] didUpdateToLocation: &lt;+45.43139880,-75.69155170&gt; +/- 10.00m (speed 4.65 mps / course 238.78) @ 05/02/2014 20:08:46 Eastern Standard Time</text:p>
          </table:table-cell>
        </table:table-row>
        <table:table-row table:style-name="ro1">
          <table:table-cell office:value-type="string">
            <text:p>2014-02-05 20:08:47.376 Location Tryout[2570:60b] didUpdateToLocation: &lt;+45.43137670,-75.69160367&gt; +/- 10.00m (speed 5.13 mps / course 238.78) @ 05/02/2014 20:08:47 Eastern Standard Time</text:p>
          </table:table-cell>
        </table:table-row>
        <table:table-row table:style-name="ro1">
          <table:table-cell office:value-type="string">
            <text:p>2014-02-05 20:08:48.314 Location Tryout[2570:60b] didUpdateToLocation: &lt;+45.43135134,-75.69166328&gt; +/- 10.00m (speed 5.55 mps / course 238.78) @ 05/02/2014 20:08:48 Eastern Standard Time</text:p>
          </table:table-cell>
        </table:table-row>
        <table:table-row table:style-name="ro1">
          <table:table-cell office:value-type="string">
            <text:p>2014-02-05 20:08:49.399 Location Tryout[2570:60b] didUpdateToLocation: &lt;+45.43132211,-75.69173201&gt; +/- 10.00m (speed 5.91 mps / course 238.78) @ 05/02/2014 20:08:49 Eastern Standard Time</text:p>
          </table:table-cell>
        </table:table-row>
        <table:table-row table:style-name="ro1">
          <table:table-cell office:value-type="string">
            <text:p>2014-02-05 20:08:50.286 Location Tryout[2570:60b] didUpdateToLocation: &lt;+45.43129799,-75.69178872&gt; +/- 10.00m (speed 6.51 mps / course 238.78) @ 05/02/2014 20:08:50 Eastern Standard Time</text:p>
          </table:table-cell>
        </table:table-row>
        <table:table-row table:style-name="ro1">
          <table:table-cell office:value-type="string">
            <text:p>2014-02-05 20:08:51.352 Location Tryout[2570:60b] didUpdateToLocation: &lt;+45.43126530,-75.69186557&gt; +/- 10.00m (speed 7.49 mps / course 238.78) @ 05/02/2014 20:08:51 Eastern Standard Time</text:p>
          </table:table-cell>
        </table:table-row>
        <table:table-row table:style-name="ro1">
          <table:table-cell office:value-type="string">
            <text:p>2014-02-05 20:08:52.269 Location Tryout[2570:60b] didUpdateToLocation: &lt;+45.43123183,-75.69194427&gt; +/- 10.00m (speed 7.47 mps / course 238.78) @ 05/02/2014 20:08:52 Eastern Standard Time</text:p>
          </table:table-cell>
        </table:table-row>
        <table:table-row table:style-name="ro1">
          <table:table-cell office:value-type="string">
            <text:p>2014-02-05 20:08:53.179 Location Tryout[2570:60b] didUpdateToLocation: &lt;+45.43119283,-75.69203596&gt; +/- 10.00m (speed 7.44 mps / course 238.78) @ 05/02/2014 20:08:53 Eastern Standard Time</text:p>
          </table:table-cell>
        </table:table-row>
        <table:table-row table:style-name="ro1">
          <table:table-cell office:value-type="string">
            <text:p>2014-02-05 20:08:54.070 Location Tryout[2570:60b] didUpdateToLocation: &lt;+45.43115794,-75.69211797&gt; +/- 10.00m (speed 7.52 mps / course 238.78) @ 05/02/2014 20:08:54 Eastern Standard Time</text:p>
          </table:table-cell>
        </table:table-row>
        <table:table-row table:style-name="ro1">
          <table:table-cell office:value-type="string">
            <text:p>2014-02-05 20:08:55.118 Location Tryout[2570:60b] didUpdateToLocation: &lt;+45.43112465,-75.69219625&gt; +/- 10.00m (speed 7.38 mps / course 238.78) @ 05/02/2014 20:08:55 Eastern Standard Time</text:p>
          </table:table-cell>
        </table:table-row>
        <table:table-row table:style-name="ro1">
          <table:table-cell office:value-type="string">
            <text:p>2014-02-05 20:08:56.112 Location Tryout[2570:60b] didUpdateToLocation: &lt;+45.43108985,-75.69227806&gt; +/- 10.00m (speed 7.47 mps / course 238.78) @ 05/02/2014 20:08:56 Eastern Standard Time</text:p>
          </table:table-cell>
        </table:table-row>
        <table:table-row table:style-name="ro1">
          <table:table-cell office:value-type="string">
            <text:p>2014-02-05 20:08:57.111 Location Tryout[2570:60b] didUpdateToLocation: &lt;+45.43105856,-75.69235163&gt; +/- 10.00m (speed 7.42 mps / course 238.78) @ 05/02/2014 20:08:57 Eastern Standard Time</text:p>
          </table:table-cell>
        </table:table-row>
        <table:table-row table:style-name="ro1">
          <table:table-cell office:value-type="string">
            <text:p>2014-02-05 20:08:58.121 Location Tryout[2570:60b] didUpdateToLocation: &lt;+45.43102567,-75.69242896&gt; +/- 10.00m (speed 7.23 mps / course 238.78) @ 05/02/2014 20:08:58 Eastern Standard Time</text:p>
          </table:table-cell>
        </table:table-row>
        <table:table-row table:style-name="ro1">
          <table:table-cell office:value-type="string">
            <text:p>2014-02-05 20:08:59.094 Location Tryout[2570:60b] didUpdateToLocation: &lt;+45.43099556,-75.69249976&gt; +/- 10.00m (speed 6.84 mps / course 238.78) @ 05/02/2014 20:08:59 Eastern Standard Time</text:p>
          </table:table-cell>
        </table:table-row>
        <table:table-row table:style-name="ro1">
          <table:table-cell office:value-type="string">
            <text:p>2014-02-05 20:09:00.088 Location Tryout[2570:60b] didUpdateToLocation: &lt;+45.43096867,-75.69256297&gt; +/- 10.00m (speed 6.22 mps / course 238.78) @ 05/02/2014 20:09:00 Eastern Standard Time</text:p>
          </table:table-cell>
        </table:table-row>
        <table:table-row table:style-name="ro1">
          <table:table-cell office:value-type="string">
            <text:p>2014-02-05 20:09:01.102 Location Tryout[2570:60b] didUpdateToLocation: &lt;+45.43094839,-75.69261065&gt; +/- 10.00m (speed 5.07 mps / course 238.78) @ 05/02/2014 20:09:01 Eastern Standard Time</text:p>
          </table:table-cell>
        </table:table-row>
        <table:table-row table:style-name="ro1">
          <table:table-cell office:value-type="string">
            <text:p>2014-02-05 20:09:02.114 Location Tryout[2570:60b] didUpdateToLocation: &lt;+45.43093079,-75.69265203&gt; +/- 10.00m (speed 4.06 mps / course 238.78) @ 05/02/2014 20:09:02 Eastern Standard Time</text:p>
          </table:table-cell>
        </table:table-row>
        <table:table-row table:style-name="ro1">
          <table:table-cell office:value-type="string">
            <text:p>2014-02-05 20:09:03.116 Location Tryout[2570:60b] didUpdateToLocation: &lt;+45.43091697,-75.69268452&gt; +/- 10.00m (speed 3.67 mps / course 238.78) @ 05/02/2014 20:09:03 Eastern Standard Time</text:p>
          </table:table-cell>
        </table:table-row>
        <table:table-row table:style-name="ro1">
          <table:table-cell office:value-type="string">
            <text:p>2014-02-05 20:09:04.134 Location Tryout[2570:60b] didUpdateToLocation: &lt;+45.43090232,-75.69271895&gt; +/- 10.00m (speed 3.78 mps / course 282.30) @ 05/02/2014 20:09:04 Eastern Standard Time</text:p>
          </table:table-cell>
        </table:table-row>
        <table:table-row table:style-name="ro1">
          <table:table-cell office:value-type="string">
            <text:p>2014-02-05 20:09:05.061 Location Tryout[2570:60b] didUpdateToLocation: &lt;+45.43097057,-75.69290449&gt; +/- 10.00m (speed 4.01 mps / course 328.62) @ 05/02/2014 20:09:05 Eastern Standard Time</text:p>
          </table:table-cell>
        </table:table-row>
        <table:table-row table:style-name="ro1">
          <table:table-cell office:value-type="string">
            <text:p>2014-02-05 20:09:06.136 Location Tryout[2570:60b] didUpdateToLocation: &lt;+45.43102287,-75.69294994&gt; +/- 10.00m (speed 4.67 mps / course 328.62) @ 05/02/2014 20:09:06 Eastern Standard Time</text:p>
          </table:table-cell>
        </table:table-row>
        <table:table-row table:style-name="ro1">
          <table:table-cell office:value-type="string">
            <text:p>2014-02-05 20:09:07.103 Location Tryout[2570:60b] didUpdateToLocation: &lt;+45.43105769,-75.69298021&gt; +/- 10.00m (speed 4.45 mps / course 328.62) @ 05/02/2014 20:09:07 Eastern Standard Time</text:p>
          </table:table-cell>
        </table:table-row>
        <table:table-row table:style-name="ro1">
          <table:table-cell office:value-type="string">
            <text:p>2014-02-05 20:09:08.119 Location Tryout[2570:60b] didUpdateToLocation: &lt;+45.43109606,-75.69301356&gt; +/- 10.00m (speed 4.83 mps / course 328.62) @ 05/02/2014 20:09:08 Eastern Standard Time</text:p>
          </table:table-cell>
        </table:table-row>
        <table:table-row table:style-name="ro1">
          <table:table-cell office:value-type="string">
            <text:p>2014-02-05 20:09:09.126 Location Tryout[2570:60b] didUpdateToLocation: &lt;+45.43114094,-75.69305257&gt; +/- 10.00m (speed 5.47 mps / course 328.62) @ 05/02/2014 20:09:09 Eastern Standard Time</text:p>
          </table:table-cell>
        </table:table-row>
        <table:table-row table:style-name="ro1">
          <table:table-cell office:value-type="string">
            <text:p>2014-02-05 20:09:10.064 Location Tryout[2570:60b] didUpdateToLocation: &lt;+45.43118184,-75.69308813&gt; +/- 10.00m (speed 5.32 mps / course 328.62) @ 05/02/2014 20:09:10 Eastern Standard Time</text:p>
          </table:table-cell>
        </table:table-row>
        <table:table-row table:style-name="ro1">
          <table:table-cell office:value-type="string">
            <text:p>2014-02-05 20:09:11.108 Location Tryout[2570:60b] didUpdateToLocation: &lt;+45.43125153,-75.69314870&gt; +/- 10.00m (speed 6.60 mps / course 328.62) @ 05/02/2014 20:09:11 Eastern Standard Time</text:p>
          </table:table-cell>
        </table:table-row>
        <table:table-row table:style-name="ro1">
          <table:table-cell office:value-type="string">
            <text:p>2014-02-05 20:09:12.101 Location Tryout[2570:60b] didUpdateToLocation: &lt;+45.43130481,-75.69319502&gt; +/- 10.00m (speed 7.05 mps / course 328.62) @ 05/02/2014 20:09:12 Eastern Standard Time</text:p>
          </table:table-cell>
        </table:table-row>
        <table:table-row table:style-name="ro1">
          <table:table-cell office:value-type="string">
            <text:p>2014-02-05 20:09:13.123 Location Tryout[2570:60b] didUpdateToLocation: &lt;+45.43136082,-75.69324370&gt; +/- 10.00m (speed 7.19 mps / course 328.62) @ 05/02/2014 20:09:13 Eastern Standard Time</text:p>
          </table:table-cell>
        </table:table-row>
        <table:table-row table:style-name="ro1">
          <table:table-cell office:value-type="string">
            <text:p>2014-02-05 20:09:14.112 Location Tryout[2570:60b] didUpdateToLocation: &lt;+45.43141887,-75.69329416&gt; +/- 10.00m (speed 7.53 mps / course 328.62) @ 05/02/2014 20:09:14 Eastern Standard Time</text:p>
          </table:table-cell>
        </table:table-row>
        <table:table-row table:style-name="ro1">
          <table:table-cell office:value-type="string">
            <text:p>2014-02-05 20:09:15.104 Location Tryout[2570:60b] didUpdateToLocation: &lt;+45.43147817,-75.69334571&gt; +/- 10.00m (speed 7.77 mps / course 328.62) @ 05/02/2014 20:09:15 Eastern Standard Time</text:p>
          </table:table-cell>
        </table:table-row>
        <table:table-row table:style-name="ro1">
          <table:table-cell office:value-type="string">
            <text:p>2014-02-05 20:09:16.142 Location Tryout[2570:60b] didUpdateToLocation: &lt;+45.43152201,-75.69338381&gt; +/- 10.00m (speed 7.75 mps / course 328.62) @ 05/02/2014 20:09:16 Eastern Standard Time</text:p>
          </table:table-cell>
        </table:table-row>
        <table:table-row table:style-name="ro1">
          <table:table-cell office:value-type="string">
            <text:p>2014-02-05 20:09:17.100 Location Tryout[2570:60b] didUpdateToLocation: &lt;+45.43152024,-75.69338228&gt; +/- 10.00m (speed 7.95 mps / course 328.62) @ 05/02/2014 20:09:17 Eastern Standard Time</text:p>
          </table:table-cell>
        </table:table-row>
        <table:table-row table:style-name="ro1">
          <table:table-cell office:value-type="string">
            <text:p>2014-02-05 20:09:18.112 Location Tryout[2570:60b] didUpdateToLocation: &lt;+45.43166812,-75.69350811&gt; +/- 10.00m (speed 8.45 mps / course 329.16) @ 05/02/2014 20:09:18 Eastern Standard Time</text:p>
          </table:table-cell>
        </table:table-row>
        <table:table-row table:style-name="ro1">
          <table:table-cell office:value-type="string">
            <text:p>2014-02-05 20:09:19.105 Location Tryout[2570:60b] didUpdateToLocation: &lt;+45.43173814,-75.69356768&gt; +/- 10.00m (speed 8.69 mps / course 329.16) @ 05/02/2014 20:09:19 Eastern Standard Time</text:p>
          </table:table-cell>
        </table:table-row>
        <table:table-row table:style-name="ro1">
          <table:table-cell office:value-type="string">
            <text:p>2014-02-05 20:09:20.103 Location Tryout[2570:60b] didUpdateToLocation: &lt;+45.43180597,-75.69362537&gt; +/- 10.00m (speed 8.71 mps / course 329.16) @ 05/02/2014 20:09:20 Eastern Standard Time</text:p>
          </table:table-cell>
        </table:table-row>
        <table:table-row table:style-name="ro1">
          <table:table-cell office:value-type="string">
            <text:p>2014-02-05 20:09:21.120 Location Tryout[2570:60b] didUpdateToLocation: &lt;+45.43187208,-75.69368162&gt; +/- 10.00m (speed 8.33 mps / course 329.16) @ 05/02/2014 20:09:21 Eastern Standard Time</text:p>
          </table:table-cell>
        </table:table-row>
        <table:table-row table:style-name="ro1">
          <table:table-cell office:value-type="string">
            <text:p>2014-02-05 20:09:22.089 Location Tryout[2570:60b] didUpdateToLocation: &lt;+45.43193612,-75.69373609&gt; +/- 10.00m (speed 8.02 mps / course 329.16) @ 05/02/2014 20:09:22 Eastern Standard Time</text:p>
          </table:table-cell>
        </table:table-row>
        <table:table-row table:style-name="ro1">
          <table:table-cell office:value-type="string">
            <text:p>2014-02-05 20:09:23.088 Location Tryout[2570:60b] didUpdateToLocation: &lt;+45.43199881,-75.69378942&gt; +/- 10.00m (speed 8.06 mps / course 329.16) @ 05/02/2014 20:09:23 Eastern Standard Time</text:p>
          </table:table-cell>
        </table:table-row>
        <table:table-row table:style-name="ro1">
          <table:table-cell office:value-type="string">
            <text:p>2014-02-05 20:09:24.119 Location Tryout[2570:60b] didUpdateToLocation: &lt;+45.43206123,-75.69384252&gt; +/- 10.00m (speed 8.07 mps / course 329.16) @ 05/02/2014 20:09:24 Eastern Standard Time</text:p>
          </table:table-cell>
        </table:table-row>
        <table:table-row table:style-name="ro1">
          <table:table-cell office:value-type="string">
            <text:p>2014-02-05 20:09:25.130 Location Tryout[2570:60b] didUpdateToLocation: &lt;+45.43212197,-75.69389419&gt; +/- 10.00m (speed 7.84 mps / course 329.16) @ 05/02/2014 20:09:25 Eastern Standard Time</text:p>
          </table:table-cell>
        </table:table-row>
        <table:table-row table:style-name="ro1">
          <table:table-cell office:value-type="string">
            <text:p>2014-02-05 20:09:26.113 Location Tryout[2570:60b] didUpdateToLocation: &lt;+45.43214279,-75.69391190&gt; +/- 10.00m (speed 7.49 mps / course 329.16) @ 05/02/2014 20:09:26 Eastern Standard Time</text:p>
          </table:table-cell>
        </table:table-row>
        <table:table-row table:style-name="ro1">
          <table:table-cell office:value-type="string">
            <text:p>2014-02-05 20:09:27.115 Location Tryout[2570:60b] didUpdateToLocation: &lt;+45.43214133,-75.69391066&gt; +/- 10.00m (speed 6.99 mps / course 329.16) @ 05/02/2014 20:09:27 Eastern Standard Time</text:p>
          </table:table-cell>
        </table:table-row>
        <table:table-row table:style-name="ro1">
          <table:table-cell office:value-type="string">
            <text:p>2014-02-05 20:09:28.066 Location Tryout[2570:60b] didUpdateToLocation: &lt;+45.43228300,-75.69403307&gt; +/- 10.00m (speed 6.47 mps / course 328.76) @ 05/02/2014 20:09:28 Eastern Standard Time</text:p>
          </table:table-cell>
        </table:table-row>
        <table:table-row table:style-name="ro1">
          <table:table-cell office:value-type="string">
            <text:p>2014-02-05 20:09:29.105 Location Tryout[2570:60b] didUpdateToLocation: &lt;+45.43233188,-75.69407531&gt; +/- 10.00m (speed 6.23 mps / course 328.76) @ 05/02/2014 20:09:29 Eastern Standard Time</text:p>
          </table:table-cell>
        </table:table-row>
        <table:table-row table:style-name="ro1">
          <table:table-cell office:value-type="string">
            <text:p>2014-02-05 20:09:30.073 Location Tryout[2570:60b] didUpdateToLocation: &lt;+45.43237724,-75.69411451&gt; +/- 10.00m (speed 5.79 mps / course 328.76) @ 05/02/2014 20:09:30 Eastern Standard Time</text:p>
          </table:table-cell>
        </table:table-row>
        <table:table-row table:style-name="ro1">
          <table:table-cell office:value-type="string">
            <text:p>2014-02-05 20:09:31.105 Location Tryout[2570:60b] didUpdateToLocation: &lt;+45.43242080,-75.69415216&gt; +/- 10.00m (speed 5.71 mps / course 328.76) @ 05/02/2014 20:09:31 Eastern Standard Time</text:p>
          </table:table-cell>
        </table:table-row>
        <table:table-row table:style-name="ro1">
          <table:table-cell office:value-type="string">
            <text:p>2014-02-05 20:09:32.116 Location Tryout[2570:60b] didUpdateToLocation: &lt;+45.43246284,-75.69418850&gt; +/- 10.00m (speed 5.45 mps / course 328.76) @ 05/02/2014 20:09:32 Eastern Standard Time</text:p>
          </table:table-cell>
        </table:table-row>
        <table:table-row table:style-name="ro1">
          <table:table-cell office:value-type="string">
            <text:p>2014-02-05 20:09:33.097 Location Tryout[2570:60b] didUpdateToLocation: &lt;+45.43250343,-75.69422357&gt; +/- 10.00m (speed 5.26 mps / course 328.76) @ 05/02/2014 20:09:33 Eastern Standard Time</text:p>
          </table:table-cell>
        </table:table-row>
        <table:table-row table:style-name="ro1">
          <table:table-cell office:value-type="string">
            <text:p>2014-02-05 20:09:34.117 Location Tryout[2570:60b] didUpdateToLocation: &lt;+45.43254463,-75.69425918&gt; +/- 10.00m (speed 5.39 mps / course 328.76) @ 05/02/2014 20:09:34 Eastern Standard Time</text:p>
          </table:table-cell>
        </table:table-row>
        <table:table-row table:style-name="ro1">
          <table:table-cell office:value-type="string">
            <text:p>2014-02-05 20:09:35.123 Location Tryout[2570:60b] didUpdateToLocation: &lt;+45.43258864,-75.69429721&gt; +/- 10.00m (speed 5.61 mps / course 328.76) @ 05/02/2014 20:09:35 Eastern Standard Time</text:p>
          </table:table-cell>
        </table:table-row>
        <table:table-row table:style-name="ro1">
          <table:table-cell office:value-type="string">
            <text:p>2014-02-05 20:09:36.119 Location Tryout[2570:60b] didUpdateToLocation: &lt;+45.43263308,-75.69433562&gt; +/- 10.00m (speed 5.51 mps / course 328.76) @ 05/02/2014 20:09:36 Eastern Standard Time</text:p>
          </table:table-cell>
        </table:table-row>
        <table:table-row table:style-name="ro1">
          <table:table-cell office:value-type="string">
            <text:p>2014-02-05 20:09:37.105 Location Tryout[2570:60b] didUpdateToLocation: &lt;+45.43266685,-75.69436481&gt; +/- 10.00m (speed 4.33 mps / course 328.76) @ 05/02/2014 20:09:37 Eastern Standard Time</text:p>
          </table:table-cell>
        </table:table-row>
        <table:table-row table:style-name="ro1">
          <table:table-cell office:value-type="string">
            <text:p>2014-02-05 20:09:38.120 Location Tryout[2570:60b] didUpdateToLocation: &lt;+45.43269441,-75.69438863&gt; +/- 10.00m (speed 4.04 mps / course 328.76) @ 05/02/2014 20:09:38 Eastern Standard Time</text:p>
          </table:table-cell>
        </table:table-row>
        <table:table-row table:style-name="ro1">
          <table:table-cell office:value-type="string">
            <text:p>2014-02-05 20:09:39.093 Location Tryout[2570:60b] didUpdateToLocation: &lt;+45.43272707,-75.69441685&gt; +/- 10.00m (speed 4.47 mps / course 328.76) @ 05/02/2014 20:09:39 Eastern Standard Time</text:p>
          </table:table-cell>
        </table:table-row>
        <table:table-row table:style-name="ro1">
          <table:table-cell office:value-type="string">
            <text:p>2014-02-05 20:09:40.120 Location Tryout[2570:60b] didUpdateToLocation: &lt;+45.43274751,-75.69443452&gt; +/- 10.00m (speed 3.82 mps / course 4.57) @ 05/02/2014 20:09:40 Eastern Standard Time</text:p>
          </table:table-cell>
        </table:table-row>
        <table:table-row table:style-name="ro1">
          <table:table-cell office:value-type="string">
            <text:p>2014-02-05 20:09:41.109 Location Tryout[2570:60b] didUpdateToLocation: &lt;+45.43275685,-75.69442985&gt; +/- 10.00m (speed 3.54 mps / course 22.50) @ 05/02/2014 20:09:41 Eastern Standard Time</text:p>
          </table:table-cell>
        </table:table-row>
        <table:table-row table:style-name="ro1">
          <table:table-cell office:value-type="string">
            <text:p>2014-02-05 20:09:42.067 Location Tryout[2570:60b] didUpdateToLocation: &lt;+45.43280888,-75.69430931&gt; +/- 10.00m (speed 3.79 mps / course 58.59) @ 05/02/2014 20:09:42 Eastern Standard Time</text:p>
          </table:table-cell>
        </table:table-row>
        <table:table-row table:style-name="ro1">
          <table:table-cell office:value-type="string">
            <text:p>2014-02-05 20:09:43.116 Location Tryout[2570:60b] didUpdateToLocation: &lt;+45.43283519,-75.69424793&gt; +/- 10.00m (speed 4.43 mps / course 58.59) @ 05/02/2014 20:09:43 Eastern Standard Time</text:p>
          </table:table-cell>
        </table:table-row>
        <table:table-row table:style-name="ro1">
          <table:table-cell office:value-type="string">
            <text:p>2014-02-05 20:09:44.129 Location Tryout[2570:60b] didUpdateToLocation: &lt;+45.43285587,-75.69419966&gt; +/- 10.00m (speed 4.24 mps / course 58.59) @ 05/02/2014 20:09:44 Eastern Standard Time</text:p>
          </table:table-cell>
        </table:table-row>
        <table:table-row table:style-name="ro1">
          <table:table-cell office:value-type="string">
            <text:p>2014-02-05 20:09:45.083 Location Tryout[2570:60b] didUpdateToLocation: &lt;+45.43287348,-75.69415855&gt; +/- 10.00m (speed 3.57 mps / course 58.59) @ 05/02/2014 20:09:45 Eastern Standard Time</text:p>
          </table:table-cell>
        </table:table-row>
        <table:table-row table:style-name="ro1">
          <table:table-cell office:value-type="string">
            <text:p>2014-02-05 20:09:46.116 Location Tryout[2570:60b] didUpdateToLocation: &lt;+45.43290291,-75.69408986&gt; +/- 10.00m (speed 4.19 mps / course 58.59) @ 05/02/2014 20:09:46 Eastern Standard Time</text:p>
          </table:table-cell>
        </table:table-row>
        <table:table-row table:style-name="ro1">
          <table:table-cell office:value-type="string">
            <text:p>2014-02-05 20:09:47.612 Location Tryout[2570:60b] didUpdateToLocation: &lt;+45.43293301,-75.69401960&gt; +/- 10.00m (speed 4.62 mps / course 58.59) @ 05/02/2014 20:09:47 Eastern Standard Time</text:p>
          </table:table-cell>
        </table:table-row>
        <table:table-row table:style-name="ro1">
          <table:table-cell office:value-type="string">
            <text:p>2014-02-05 20:09:48.135 Location Tryout[2570:60b] didUpdateToLocation: &lt;+45.43296230,-75.69395126&gt; +/- 10.00m (speed 5.15 mps / course 58.59) @ 05/02/2014 20:09:48 Eastern Standard Time</text:p>
          </table:table-cell>
        </table:table-row>
        <table:table-row table:style-name="ro1">
          <table:table-cell office:value-type="string">
            <text:p>2014-02-05 20:09:49.090 Location Tryout[2570:60b] didUpdateToLocation: &lt;+45.43298640,-75.69389501&gt; +/- 10.00m (speed 5.14 mps / course 58.59) @ 05/02/2014 20:09:49 Eastern Standard Time</text:p>
          </table:table-cell>
        </table:table-row>
        <table:table-row table:style-name="ro1">
          <table:table-cell office:value-type="string">
            <text:p>2014-02-05 20:09:50.137 Location Tryout[2570:60b] didUpdateToLocation: &lt;+45.43301235,-75.69383445&gt; +/- 10.00m (speed 5.09 mps / course 58.59) @ 05/02/2014 20:09:50 Eastern Standard Time</text:p>
          </table:table-cell>
        </table:table-row>
        <table:table-row table:style-name="ro1">
          <table:table-cell office:value-type="string">
            <text:p>2014-02-05 20:09:51.104 Location Tryout[2570:60b] didUpdateToLocation: &lt;+45.43303653,-75.69377802&gt; +/- 10.00m (speed 5.20 mps / course 58.59) @ 05/02/2014 20:09:51 Eastern Standard Time</text:p>
          </table:table-cell>
        </table:table-row>
        <table:table-row table:style-name="ro1">
          <table:table-cell office:value-type="string">
            <text:p>2014-02-05 20:09:52.062 Location Tryout[2570:60b] didUpdateToLocation: &lt;+45.43305997,-75.69372389&gt; +/- 10.00m (speed 4.87 mps / course 58.09) @ 05/02/2014 20:09:52 Eastern Standard Time</text:p>
          </table:table-cell>
        </table:table-row>
        <table:table-row table:style-name="ro1">
          <table:table-cell office:value-type="string">
            <text:p>2014-02-05 20:09:53.112 Location Tryout[2570:60b] didUpdateToLocation: &lt;+45.43308427,-75.69366828&gt; +/- 10.00m (speed 4.83 mps / course 58.09) @ 05/02/2014 20:09:53 Eastern Standard Time</text:p>
          </table:table-cell>
        </table:table-row>
        <table:table-row table:style-name="ro1">
          <table:table-cell office:value-type="string">
            <text:p>2014-02-05 20:09:54.116 Location Tryout[2570:60b] didUpdateToLocation: &lt;+45.43310694,-75.69361640&gt; +/- 10.00m (speed 4.69 mps / course 58.09) @ 05/02/2014 20:09:54 Eastern Standard Time</text:p>
          </table:table-cell>
        </table:table-row>
        <table:table-row table:style-name="ro1">
          <table:table-cell office:value-type="string">
            <text:p>2014-02-05 20:09:55.143 Location Tryout[2570:60b] didUpdateToLocation: &lt;+45.43312901,-75.69356590&gt; +/- 10.00m (speed 4.52 mps / course 58.09) @ 05/02/2014 20:09:55 Eastern Standard Time</text:p>
          </table:table-cell>
        </table:table-row>
        <table:table-row table:style-name="ro1">
          <table:table-cell office:value-type="string">
            <text:p>2014-02-05 20:09:56.111 Location Tryout[2570:60b] didUpdateToLocation: &lt;+45.43314897,-75.69352020&gt; +/- 10.00m (speed 4.34 mps / course 58.09) @ 05/02/2014 20:09:56 Eastern Standard Time</text:p>
          </table:table-cell>
        </table:table-row>
        <table:table-row table:style-name="ro1">
          <table:table-cell office:value-type="string">
            <text:p>2014-02-05 20:09:57.129 Location Tryout[2570:60b] didUpdateToLocation: &lt;+45.43316644,-75.69348023&gt; +/- 10.00m (speed 3.85 mps / course 58.09) @ 05/02/2014 20:09:57 Eastern Standard Time</text:p>
          </table:table-cell>
        </table:table-row>
        <table:table-row table:style-name="ro1">
          <table:table-cell office:value-type="string">
            <text:p>2014-02-05 20:09:58.043 Location Tryout[2570:60b] didUpdateToLocation: &lt;+45.43318356,-75.69344103&gt; +/- 10.00m (speed 3.46 mps / course 58.09) @ 05/02/2014 20:09:58 Eastern Standard Time</text:p>
          </table:table-cell>
        </table:table-row>
        <table:table-row table:style-name="ro1">
          <table:table-cell office:value-type="string">
            <text:p>2014-02-05 20:09:59.136 Location Tryout[2570:60b] didUpdateToLocation: &lt;+45.43319622,-75.69341207&gt; +/- 10.00m (speed 3.34 mps / course 58.09) @ 05/02/2014 20:09:59 Eastern Standard Time</text:p>
          </table:table-cell>
        </table:table-row>
        <table:table-row table:style-name="ro1">
          <table:table-cell office:value-type="string">
            <text:p>2014-02-05 20:10:00.098 Location Tryout[2570:60b] didUpdateToLocation: &lt;+45.43321528,-75.69336880&gt; +/- 10.00m (speed 3.88 mps / course 57.79) @ 05/02/2014 20:10:00 Eastern Standard Time</text:p>
          </table:table-cell>
        </table:table-row>
        <table:table-row table:style-name="ro1">
          <table:table-cell office:value-type="string">
            <text:p>2014-02-05 20:10:01.137 Location Tryout[2570:60b] didUpdateToLocation: &lt;+45.43322733,-75.69334155&gt; +/- 10.00m (speed 3.75 mps / course 57.79) @ 05/02/2014 20:10:01 Eastern Standard Time</text:p>
          </table:table-cell>
        </table:table-row>
        <table:table-row table:style-name="ro1">
          <table:table-cell office:value-type="string">
            <text:p>2014-02-05 20:10:02.084 Location Tryout[2570:60b] didUpdateToLocation: &lt;+45.43324523,-75.69330107&gt; +/- 10.00m (speed 3.57 mps / course 57.79) @ 05/02/2014 20:10:02 Eastern Standard Time</text:p>
          </table:table-cell>
        </table:table-row>
        <table:table-row table:style-name="ro1">
          <table:table-cell office:value-type="string">
            <text:p>2014-02-05 20:10:03.094 Location Tryout[2570:60b] didUpdateToLocation: &lt;+45.43327032,-75.69324432&gt; +/- 10.00m (speed 3.85 mps / course 57.79) @ 05/02/2014 20:10:03 Eastern Standard Time</text:p>
          </table:table-cell>
        </table:table-row>
        <table:table-row table:style-name="ro1">
          <table:table-cell office:value-type="string">
            <text:p>2014-02-05 20:10:04.106 Location Tryout[2570:60b] didUpdateToLocation: &lt;+45.43328650,-75.69320773&gt; +/- 10.00m (speed 3.47 mps / course 57.79) @ 05/02/2014 20:10:04 Eastern Standard Time</text:p>
          </table:table-cell>
        </table:table-row>
        <table:table-row table:style-name="ro1">
          <table:table-cell office:value-type="string">
            <text:p>2014-02-05 20:10:05.115 Location Tryout[2570:60b] didUpdateToLocation: &lt;+45.43329899,-75.69317947&gt; +/- 10.00m (speed 2.59 mps / course 57.79) @ 05/02/2014 20:10:05 Eastern Standard Time</text:p>
          </table:table-cell>
        </table:table-row>
        <table:table-row table:style-name="ro1">
          <table:table-cell office:value-type="string">
            <text:p>2014-02-05 20:10:06.079 Location Tryout[2570:60b] didUpdateToLocation: &lt;+45.43330658,-75.69316230&gt; +/- 10.00m (speed 1.26 mps / course 57.79) @ 05/02/2014 20:10:06 Eastern Standard Time</text:p>
          </table:table-cell>
        </table:table-row>
        <table:table-row table:style-name="ro1">
          <table:table-cell office:value-type="string">
            <text:p>2014-02-05 20:10:07.108 Location Tryout[2570:60b] didUpdateToLocation: &lt;+45.43331323,-75.69314727&gt; +/- 10.00m (speed 0.91 mps / course 57.79) @ 05/02/2014 20:10:07 Eastern Standard Time</text:p>
          </table:table-cell>
        </table:table-row>
        <table:table-row table:style-name="ro1">
          <table:table-cell office:value-type="string">
            <text:p>2014-02-05 20:10:08.114 Location Tryout[2570:60b] didUpdateToLocation: &lt;+45.43331567,-75.69314175&gt; +/- 10.00m (speed 0.36 mps / course 57.79) @ 05/02/2014 20:10:08 Eastern Standard Time</text:p>
          </table:table-cell>
        </table:table-row>
        <table:table-row table:style-name="ro1">
          <table:table-cell office:value-type="string">
            <text:p>2014-02-05 20:10:09.124 Location Tryout[2570:60b] didUpdateToLocation: &lt;+45.43331761,-75.69313736&gt; +/- 10.00m (speed 0.31 mps / course 57.79) @ 05/02/2014 20:10:09 Eastern Standard Time</text:p>
          </table:table-cell>
        </table:table-row>
        <table:table-row table:style-name="ro1">
          <table:table-cell office:value-type="string">
            <text:p>2014-02-05 20:10:10.137 Location Tryout[2570:60b] didUpdateToLocation: &lt;+45.43331941,-75.69313330&gt; +/- 10.00m (speed 0.44 mps / course 57.79) @ 05/02/2014 20:10:10 Eastern Standard Time</text:p>
          </table:table-cell>
        </table:table-row>
        <table:table-row table:style-name="ro1">
          <table:table-cell office:value-type="string">
            <text:p>2014-02-05 20:10:11.056 Location Tryout[2570:60b] didUpdateToLocation: &lt;+45.43332419,-75.69312248&gt; +/- 10.00m (speed 0.70 mps / course 57.79) @ 05/02/2014 20:10:11 Eastern Standard Time</text:p>
          </table:table-cell>
        </table:table-row>
        <table:table-row table:style-name="ro1">
          <table:table-cell office:value-type="string">
            <text:p>2014-02-05 20:10:12.137 Location Tryout[2570:60b] didUpdateToLocation: &lt;+45.43332423,-75.69312240&gt; +/- 10.00m (speed 0.00 mps / course 57.79) @ 05/02/2014 20:10:12 Eastern Standard Time</text:p>
          </table:table-cell>
        </table:table-row>
        <table:table-row table:style-name="ro1">
          <table:table-cell office:value-type="string">
            <text:p>2014-02-05 20:10:13.073 Location Tryout[2570:60b] didUpdateToLocation: &lt;+45.43331936,-75.69313342&gt; +/- 10.00m (speed 0.15 mps / course 57.79) @ 05/02/2014 20:10:13 Eastern Standard Time</text:p>
          </table:table-cell>
        </table:table-row>
        <table:table-row table:style-name="ro1">
          <table:table-cell office:value-type="string">
            <text:p>2014-02-05 20:10:14.130 Location Tryout[2570:60b] didUpdateToLocation: &lt;+45.43332144,-75.69312871&gt; +/- 10.00m (speed 0.25 mps / course 57.79) @ 05/02/2014 20:10:14 Eastern Standard Time</text:p>
          </table:table-cell>
        </table:table-row>
        <table:table-row table:style-name="ro1">
          <table:table-cell office:value-type="string">
            <text:p>2014-02-05 20:10:15.423 Location Tryout[2570:60b] didUpdateToLocation: &lt;+45.43332867,-75.69311236&gt; +/- 10.00m (speed 1.53 mps / course 57.79) @ 05/02/2014 20:10:15 Eastern Standard Time</text:p>
          </table:table-cell>
        </table:table-row>
        <table:table-row table:style-name="ro1">
          <table:table-cell office:value-type="string">
            <text:p>2014-02-05 20:10:16.410 Location Tryout[2570:60b] didUpdateToLocation: &lt;+45.43333464,-75.69309886&gt; +/- 10.00m (speed 1.84 mps / course 57.79) @ 05/02/2014 20:10:16 Eastern Standard Time</text:p>
          </table:table-cell>
        </table:table-row>
        <table:table-row table:style-name="ro1">
          <table:table-cell office:value-type="string">
            <text:p>2014-02-05 20:10:17.292 Location Tryout[2570:60b] didUpdateToLocation: &lt;+45.43334038,-75.69308587&gt; +/- 10.00m (speed 1.79 mps / course 57.79) @ 05/02/2014 20:10:17 Eastern Standard Time</text:p>
          </table:table-cell>
        </table:table-row>
        <table:table-row table:style-name="ro1">
          <table:table-cell office:value-type="string">
            <text:p>2014-02-05 20:10:18.404 Location Tryout[2570:60b] didUpdateToLocation: &lt;+45.43334988,-75.69306439&gt; +/- 10.00m (speed 2.02 mps / course 57.79) @ 05/02/2014 20:10:18 Eastern Standard Time</text:p>
          </table:table-cell>
        </table:table-row>
        <table:table-row table:style-name="ro1">
          <table:table-cell office:value-type="string">
            <text:p>2014-02-05 20:10:19.286 Location Tryout[2570:60b] didUpdateToLocation: &lt;+45.43335506,-75.69305266&gt; +/- 10.00m (speed 1.80 mps / course 57.79) @ 05/02/2014 20:10:19 Eastern Standard Time</text:p>
          </table:table-cell>
        </table:table-row>
        <table:table-row table:style-name="ro1">
          <table:table-cell office:value-type="string">
            <text:p>2014-02-05 20:10:20.237 Location Tryout[2570:60b] didUpdateToLocation: &lt;+45.43336660,-75.69302658&gt; +/- 10.00m (speed 2.16 mps / course 57.79) @ 05/02/2014 20:10:20 Eastern Standard Time</text:p>
          </table:table-cell>
        </table:table-row>
        <table:table-row table:style-name="ro1">
          <table:table-cell office:value-type="string">
            <text:p>2014-02-05 20:10:21.212 Location Tryout[2570:60b] didUpdateToLocation: &lt;+45.43338114,-75.69299369&gt; +/- 10.00m (speed 2.70 mps / course 57.79) @ 05/02/2014 20:10:21 Eastern Standard Time</text:p>
          </table:table-cell>
        </table:table-row>
        <table:table-row table:style-name="ro1">
          <table:table-cell office:value-type="string">
            <text:p>2014-02-05 20:10:22.282 Location Tryout[2570:60b] didUpdateToLocation: &lt;+45.43339106,-75.69297126&gt; +/- 10.00m (speed 2.84 mps / course 57.79) @ 05/02/2014 20:10:22 Eastern Standard Time</text:p>
          </table:table-cell>
        </table:table-row>
        <table:table-row table:style-name="ro1">
          <table:table-cell office:value-type="string">
            <text:p>2014-02-05 20:10:23.374 Location Tryout[2570:60b] didUpdateToLocation: &lt;+45.43340480,-75.69294056&gt; +/- 10.00m (speed 3.12 mps / course 57.45) @ 05/02/2014 20:10:23 Eastern Standard Time</text:p>
          </table:table-cell>
        </table:table-row>
        <table:table-row table:style-name="ro1">
          <table:table-cell office:value-type="string">
            <text:p>2014-02-05 20:10:24.350 Location Tryout[2570:60b] didUpdateToLocation: &lt;+45.43341513,-75.69291749&gt; +/- 10.00m (speed 2.87 mps / course 57.45) @ 05/02/2014 20:10:24 Eastern Standard Time</text:p>
          </table:table-cell>
        </table:table-row>
        <table:table-row table:style-name="ro1">
          <table:table-cell office:value-type="string">
            <text:p>2014-02-05 20:10:25.392 Location Tryout[2570:60b] didUpdateToLocation: &lt;+45.43342661,-75.69289186&gt; +/- 10.00m (speed 2.25 mps / course 57.45) @ 05/02/2014 20:10:25 Eastern Standard Time</text:p>
          </table:table-cell>
        </table:table-row>
        <table:table-row table:style-name="ro1">
          <table:table-cell office:value-type="string">
            <text:p>2014-02-05 20:10:26.150 Location Tryout[2570:60b] didUpdateToLocation: &lt;+45.43344130,-75.69285905&gt; +/- 10.00m (speed 2.24 mps / course 57.45) @ 05/02/2014 20:10:26 Eastern Standard Time</text:p>
          </table:table-cell>
        </table:table-row>
        <table:table-row table:style-name="ro1">
          <table:table-cell office:value-type="string">
            <text:p>2014-02-05 20:10:27.086 Location Tryout[2570:60b] didUpdateToLocation: &lt;+45.43345153,-75.69283621&gt; +/- 10.00m (speed 2.09 mps / course 57.45) @ 05/02/2014 20:10:27 Eastern Standard Time</text:p>
          </table:table-cell>
        </table:table-row>
        <table:table-row table:style-name="ro1">
          <table:table-cell office:value-type="string">
            <text:p>2014-02-05 20:10:28.080 Location Tryout[2570:60b] didUpdateToLocation: &lt;+45.43346763,-75.69280027&gt; +/- 10.00m (speed 2.51 mps / course 57.45) @ 05/02/2014 20:10:28 Eastern Standard Time</text:p>
          </table:table-cell>
        </table:table-row>
        <table:table-row table:style-name="ro1">
          <table:table-cell office:value-type="string">
            <text:p>2014-02-05 20:10:29.098 Location Tryout[2570:60b] didUpdateToLocation: &lt;+45.43348458,-75.69276241&gt; +/- 10.00m (speed 2.36 mps / course 57.45) @ 05/02/2014 20:10:29 Eastern Standard Time</text:p>
          </table:table-cell>
        </table:table-row>
        <table:table-row table:style-name="ro1">
          <table:table-cell office:value-type="string">
            <text:p>2014-02-05 20:10:30.069 Location Tryout[2570:60b] didUpdateToLocation: &lt;+45.43349717,-75.69273430&gt; +/- 10.00m (speed 2.56 mps / course 57.45) @ 05/02/2014 20:10:30 Eastern Standard Time</text:p>
          </table:table-cell>
        </table:table-row>
        <table:table-row table:style-name="ro1">
          <table:table-cell office:value-type="string">
            <text:p>2014-02-05 20:10:31.123 Location Tryout[2570:60b] didUpdateToLocation: &lt;+45.43350985,-75.69270600&gt; +/- 10.00m (speed 2.74 mps / course 57.45) @ 05/02/2014 20:10:31 Eastern Standard Time</text:p>
          </table:table-cell>
        </table:table-row>
        <table:table-row table:style-name="ro1">
          <table:table-cell office:value-type="string">
            <text:p>2014-02-05 20:10:32.077 Location Tryout[2570:60b] didUpdateToLocation: &lt;+45.43351937,-75.69268472&gt; +/- 10.00m (speed 2.35 mps / course 57.45) @ 05/02/2014 20:10:32 Eastern Standard Time</text:p>
          </table:table-cell>
        </table:table-row>
        <table:table-row table:style-name="ro1">
          <table:table-cell office:value-type="string">
            <text:p>2014-02-05 20:10:33.099 Location Tryout[2570:60b] didUpdateToLocation: &lt;+45.43353458,-75.69265077&gt; +/- 10.00m (speed 2.47 mps / course 57.45) @ 05/02/2014 20:10:33 Eastern Standard Time</text:p>
          </table:table-cell>
        </table:table-row>
        <table:table-row table:style-name="ro1">
          <table:table-cell office:value-type="string">
            <text:p>2014-02-05 20:10:34.084 Location Tryout[2570:60b] didUpdateToLocation: &lt;+45.43354334,-75.69263120&gt; +/- 10.00m (speed 1.77 mps / course 57.45) @ 05/02/2014 20:10:34 Eastern Standard Time</text:p>
          </table:table-cell>
        </table:table-row>
        <table:table-row table:style-name="ro1">
          <table:table-cell office:value-type="string">
            <text:p>2014-02-05 20:10:35.089 Location Tryout[2570:60b] didUpdateToLocation: &lt;+45.43355813,-75.69259817&gt; +/- 10.00m (speed 2.01 mps / course 57.45) @ 05/02/2014 20:10:35 Eastern Standard Time</text:p>
          </table:table-cell>
        </table:table-row>
        <table:table-row table:style-name="ro1">
          <table:table-cell office:value-type="string">
            <text:p>2014-02-05 20:10:36.124 Location Tryout[2570:60b] didUpdateToLocation: &lt;+45.43357268,-75.69256570&gt; +/- 10.00m (speed 2.37 mps / course 57.45) @ 05/02/2014 20:10:36 Eastern Standard Time</text:p>
          </table:table-cell>
        </table:table-row>
        <table:table-row table:style-name="ro1">
          <table:table-cell office:value-type="string">
            <text:p>2014-02-05 20:10:37.089 Location Tryout[2570:60b] didUpdateToLocation: &lt;+45.43358604,-75.69253585&gt; +/- 10.00m (speed 1.48 mps / course 12.30) @ 05/02/2014 20:10:37 Eastern Standard Time</text:p>
          </table:table-cell>
        </table:table-row>
        <table:table-row table:style-name="ro1">
          <table:table-cell office:value-type="string">
            <text:p>2014-02-05 20:10:38.088 Location Tryout[2570:60b] didUpdateToLocation: &lt;+45.43358676,-75.69253426&gt; +/- 10.00m (speed 0.00 mps / course 0.35) @ 05/02/2014 20:10:38 Eastern Standard Time</text:p>
          </table:table-cell>
        </table:table-row>
        <table:table-row table:style-name="ro1">
          <table:table-cell office:value-type="string">
            <text:p>2014-02-05 20:10:39.097 Location Tryout[2570:60b] didUpdateToLocation: &lt;+45.43358838,-75.69253062&gt; +/- 10.00m (speed 0.29 mps / course 0.70) @ 05/02/2014 20:10:39 Eastern Standard Time</text:p>
          </table:table-cell>
        </table:table-row>
        <table:table-row table:style-name="ro1">
          <table:table-cell office:value-type="string">
            <text:p>2014-02-05 20:10:40.147 Location Tryout[2570:60b] didUpdateToLocation: &lt;+45.43358557,-75.69253692&gt; +/- 10.00m (speed 0.72 mps / course 359.65) @ 05/02/2014 20:10:40 Eastern Standard Time</text:p>
          </table:table-cell>
        </table:table-row>
        <table:table-row table:style-name="ro1">
          <table:table-cell office:value-type="string">
            <text:p>2014-02-05 20:10:41.085 Location Tryout[2570:60b] didUpdateToLocation: &lt;+45.43358920,-75.69252880&gt; +/- 10.00m (speed 0.50 mps / course 355.08) @ 05/02/2014 20:10:41 Eastern Standard Time</text:p>
          </table:table-cell>
        </table:table-row>
        <table:table-row table:style-name="ro1">
          <table:table-cell office:value-type="string">
            <text:p>2014-02-05 20:10:42.108 Location Tryout[2570:60b] didUpdateToLocation: &lt;+45.43358787,-75.69253178&gt; +/- 10.00m (speed 0.69 mps / course 346.64) @ 05/02/2014 20:10:42 Eastern Standard Time</text:p>
          </table:table-cell>
        </table:table-row>
        <table:table-row table:style-name="ro1">
          <table:table-cell office:value-type="string">
            <text:p>2014-02-05 20:10:43.140 Location Tryout[2570:60b] didUpdateToLocation: &lt;+45.43358678,-75.69253421&gt; +/- 10.00m (speed 0.42 mps / course 339.26) @ 05/02/2014 20:10:43 Eastern Standard Time</text:p>
          </table:table-cell>
        </table:table-row>
        <table:table-row table:style-name="ro1">
          <table:table-cell office:value-type="string">
            <text:p>2014-02-05 20:10:44.096 Location Tryout[2570:60b] didUpdateToLocation: &lt;+45.43358663,-75.69253453&gt; +/- 10.00m (speed 0.18 mps / course 335.39) @ 05/02/2014 20:10:44 Eastern Standard Time</text:p>
          </table:table-cell>
        </table:table-row>
        <table:table-row table:style-name="ro1">
          <table:table-cell office:value-type="string">
            <text:p>2014-02-05 20:10:45.087 Location Tryout[2570:60b] didUpdateToLocation: &lt;+45.43358747,-75.69253267&gt; +/- 10.00m (speed 0.17 mps / course 336.09) @ 05/02/2014 20:10:45 Eastern Standard Time</text:p>
          </table:table-cell>
        </table:table-row>
        <table:table-row table:style-name="ro1">
          <table:table-cell office:value-type="string">
            <text:p>2014-02-05 20:10:46.070 Location Tryout[2570:60b] didUpdateToLocation: &lt;+45.43358802,-75.69253144&gt; +/- 10.00m (speed 0.16 mps / course 336.45) @ 05/02/2014 20:10:46 Eastern Standard Time</text:p>
          </table:table-cell>
        </table:table-row>
        <table:table-row table:style-name="ro1">
          <table:table-cell office:value-type="string">
            <text:p>2014-02-05 20:10:47.102 Location Tryout[2570:60b] didUpdateToLocation: &lt;+45.43358685,-75.69253405&gt; +/- 10.00m (speed 0.00 mps / course 336.45) @ 05/02/2014 20:10:47 Eastern Standard Time</text:p>
          </table:table-cell>
        </table:table-row>
        <table:table-row table:style-name="ro1">
          <table:table-cell office:value-type="string">
            <text:p>2014-02-05 20:10:48.088 Location Tryout[2570:60b] didUpdateToLocation: &lt;+45.43358684,-75.69253407&gt; +/- 10.00m (speed 0.00 mps / course 336.45) @ 05/02/2014 20:10:48 Eastern Standard Time</text:p>
          </table:table-cell>
        </table:table-row>
        <table:table-row table:style-name="ro1">
          <table:table-cell office:value-type="string">
            <text:p>2014-02-05 20:10:49.125 Location Tryout[2570:60b] didUpdateToLocation: &lt;+45.43358683,-75.69253409&gt; +/- 10.00m (speed 0.00 mps / course 336.09) @ 05/02/2014 20:10:49 Eastern Standard Time</text:p>
          </table:table-cell>
        </table:table-row>
        <table:table-row table:style-name="ro1">
          <table:table-cell office:value-type="string">
            <text:p>2014-02-05 20:10:50.087 Location Tryout[2570:60b] didUpdateToLocation: &lt;+45.43358682,-75.69253412&gt; +/- 10.00m (speed 0.00 mps / course 335.74) @ 05/02/2014 20:10:50 Eastern Standard Time</text:p>
          </table:table-cell>
        </table:table-row>
        <table:table-row table:style-name="ro1">
          <table:table-cell office:value-type="string">
            <text:p>2014-02-05 20:10:51.112 Location Tryout[2570:60b] didUpdateToLocation: &lt;+45.43358699,-75.69253374&gt; +/- 10.00m (speed 0.00 mps / course 335.39) @ 05/02/2014 20:10:51 Eastern Standard Time</text:p>
          </table:table-cell>
        </table:table-row>
        <table:table-row table:style-name="ro1">
          <table:table-cell office:value-type="string">
            <text:p>2014-02-05 20:10:52.091 Location Tryout[2570:60b] didUpdateToLocation: &lt;+45.43358698,-75.69253377&gt; +/- 10.00m (speed 0.00 mps / course 335.39) @ 05/02/2014 20:10:52 Eastern Standard Time</text:p>
          </table:table-cell>
        </table:table-row>
        <table:table-row table:style-name="ro1">
          <table:table-cell office:value-type="string">
            <text:p>2014-02-05 20:10:53.106 Location Tryout[2570:60b] didUpdateToLocation: &lt;+45.43358697,-75.69253379&gt; +/- 10.00m (speed 0.00 mps / course 335.39) @ 05/02/2014 20:10:53 Eastern Standard Time</text:p>
          </table:table-cell>
        </table:table-row>
        <table:table-row table:style-name="ro1">
          <table:table-cell office:value-type="string">
            <text:p>2014-02-05 20:10:54.085 Location Tryout[2570:60b] didUpdateToLocation: &lt;+45.43358696,-75.69253381&gt; +/- 10.00m (speed 0.00 mps / course 335.39) @ 05/02/2014 20:10:54 Eastern Standard Time</text:p>
          </table:table-cell>
        </table:table-row>
        <table:table-row table:style-name="ro1">
          <table:table-cell office:value-type="string">
            <text:p>2014-02-05 20:10:55.105 Location Tryout[2570:60b] didUpdateToLocation: &lt;+45.43359143,-75.69252382&gt; +/- 10.00m (speed 0.17 mps / course 335.04) @ 05/02/2014 20:10:55 Eastern Standard Time</text:p>
          </table:table-cell>
        </table:table-row>
        <table:table-row table:style-name="ro1">
          <table:table-cell office:value-type="string">
            <text:p>2014-02-05 20:10:56.083 Location Tryout[2570:60b] didUpdateToLocation: &lt;+45.43358967,-75.69252776&gt; +/- 10.00m (speed 0.95 mps / course 324.84) @ 05/02/2014 20:10:56 Eastern Standard Time</text:p>
          </table:table-cell>
        </table:table-row>
        <table:table-row table:style-name="ro1">
          <table:table-cell office:value-type="string">
            <text:p>2014-02-05 20:10:57.090 Location Tryout[2570:60b] didUpdateToLocation: &lt;+45.43359023,-75.69252650&gt; +/- 10.00m (speed 1.13 mps / course 315.00) @ 05/02/2014 20:10:57 Eastern Standard Time</text:p>
          </table:table-cell>
        </table:table-row>
        <table:table-row table:style-name="ro1">
          <table:table-cell office:value-type="string">
            <text:p>2014-02-05 20:10:58.083 Location Tryout[2570:60b] didUpdateToLocation: &lt;+45.43358681,-75.69253413&gt; +/- 10.00m (speed 0.86 mps / course 297.77) @ 05/02/2014 20:10:58 Eastern Standard Time</text:p>
          </table:table-cell>
        </table:table-row>
        <table:table-row table:style-name="ro1">
          <table:table-cell office:value-type="string">
            <text:p>2014-02-05 20:10:59.079 Location Tryout[2570:60b] didUpdateToLocation: &lt;+45.43358642,-75.69253501&gt; +/- 10.00m (speed 0.78 mps / course 284.77) @ 05/02/2014 20:10:59 Eastern Standard Time</text:p>
          </table:table-cell>
        </table:table-row>
        <table:table-row table:style-name="ro1">
          <table:table-cell office:value-type="string">
            <text:p>2014-02-05 20:11:00.083 Location Tryout[2570:60b] didUpdateToLocation: &lt;+45.43358576,-75.69253649&gt; +/- 10.00m (speed 0.00 mps / course 281.25) @ 05/02/2014 20:11:00 Eastern Standard Time</text:p>
          </table:table-cell>
        </table:table-row>
        <table:table-row table:style-name="ro1">
          <table:table-cell office:value-type="string">
            <text:p>2014-02-05 20:11:01.096 Location Tryout[2570:60b] didUpdateToLocation: &lt;+45.43373633,-75.69228641&gt; +/- 10.00m (speed 0.43 mps / course 281.60) @ 05/02/2014 20:11:01 Eastern Standard Time</text:p>
          </table:table-cell>
        </table:table-row>
        <table:table-row table:style-name="ro1">
          <table:table-cell office:value-type="string">
            <text:p>2014-02-05 20:11:02.096 Location Tryout[2570:60b] didUpdateToLocation: &lt;+45.43365466,-75.69238263&gt; +/- 10.00m (speed 0.74 mps / course 237.45) @ 05/02/2014 20:11:02 Eastern Standard Time</text:p>
          </table:table-cell>
        </table:table-row>
        <table:table-row table:style-name="ro1">
          <table:table-cell office:value-type="string">
            <text:p>2014-02-05 20:11:03.088 Location Tryout[2570:60b] didUpdateToLocation: &lt;+45.43361519,-75.69247076&gt; +/- 10.00m (speed 0.58 mps / course 237.45) @ 05/02/2014 20:11:03 Eastern Standard Time</text:p>
          </table:table-cell>
        </table:table-row>
        <table:table-row table:style-name="ro1">
          <table:table-cell office:value-type="string">
            <text:p>2014-02-05 20:11:04.091 Location Tryout[2570:60b] didUpdateToLocation: &lt;+45.43358358,-75.69254134&gt; +/- 10.00m (speed 0.24 mps / course 237.45) @ 05/02/2014 20:11:04 Eastern Standard Time</text:p>
          </table:table-cell>
        </table:table-row>
        <table:table-row table:style-name="ro1">
          <table:table-cell office:value-type="string">
            <text:p>2014-02-05 20:11:05.073 Location Tryout[2570:60b] didUpdateToLocation: &lt;+45.43358631,-75.69253526&gt; +/- 10.00m (speed 0.95 mps / course 237.45) @ 05/02/2014 20:11:05 Eastern Standard Time</text:p>
          </table:table-cell>
        </table:table-row>
        <table:table-row table:style-name="ro1">
          <table:table-cell office:value-type="string">
            <text:p>2014-02-05 20:11:06.102 Location Tryout[2570:60b] didUpdateToLocation: &lt;+45.43358639,-75.69253508&gt; +/- 10.00m (speed 1.19 mps / course 237.45) @ 05/02/2014 20:11:06 Eastern Standard Time</text:p>
          </table:table-cell>
        </table:table-row>
        <table:table-row table:style-name="ro1">
          <table:table-cell office:value-type="string">
            <text:p>2014-02-05 20:11:07.109 Location Tryout[2570:60b] didUpdateToLocation: &lt;+45.43357815,-75.69255348&gt; +/- 10.00m (speed 1.82 mps / course 237.45) @ 05/02/2014 20:11:07 Eastern Standard Time</text:p>
          </table:table-cell>
        </table:table-row>
        <table:table-row table:style-name="ro1">
          <table:table-cell office:value-type="string">
            <text:p>2014-02-05 20:11:08.119 Location Tryout[2570:60b] didUpdateToLocation: &lt;+45.43356863,-75.69257473&gt; +/- 10.00m (speed 2.30 mps / course 237.45) @ 05/02/2014 20:11:08 Eastern Standard Time</text:p>
          </table:table-cell>
        </table:table-row>
        <table:table-row table:style-name="ro1">
          <table:table-cell office:value-type="string">
            <text:p>2014-02-05 20:11:09.079 Location Tryout[2570:60b] didUpdateToLocation: &lt;+45.43355361,-75.69260827&gt; +/- 10.00m (speed 3.12 mps / course 237.45) @ 05/02/2014 20:11:09 Eastern Standard Time</text:p>
          </table:table-cell>
        </table:table-row>
        <table:table-row table:style-name="ro1">
          <table:table-cell office:value-type="string">
            <text:p>2014-02-05 20:11:10.081 Location Tryout[2570:60b] didUpdateToLocation: &lt;+45.43353882,-75.69264130&gt; +/- 10.00m (speed 3.38 mps / course 237.45) @ 05/02/2014 20:11:10 Eastern Standard Time</text:p>
          </table:table-cell>
        </table:table-row>
        <table:table-row table:style-name="ro1">
          <table:table-cell office:value-type="string">
            <text:p>2014-02-05 20:11:11.113 Location Tryout[2570:60b] didUpdateToLocation: &lt;+45.43352469,-75.69267285&gt; +/- 10.00m (speed 2.96 mps / course 237.45) @ 05/02/2014 20:11:11 Eastern Standard Time</text:p>
          </table:table-cell>
        </table:table-row>
        <table:table-row table:style-name="ro1">
          <table:table-cell office:value-type="string">
            <text:p>2014-02-05 20:11:12.093 Location Tryout[2570:60b] didUpdateToLocation: &lt;+45.43351529,-75.69269385&gt; +/- 10.00m (speed 2.36 mps / course 237.45) @ 05/02/2014 20:11:12 Eastern Standard Time</text:p>
          </table:table-cell>
        </table:table-row>
        <table:table-row table:style-name="ro1">
          <table:table-cell office:value-type="string">
            <text:p>2014-02-05 20:11:13.104 Location Tryout[2570:60b] didUpdateToLocation: &lt;+45.43350010,-75.69272777&gt; +/- 10.00m (speed 2.53 mps / course 237.45) @ 05/02/2014 20:11:13 Eastern Standard Time</text:p>
          </table:table-cell>
        </table:table-row>
        <table:table-row table:style-name="ro1">
          <table:table-cell office:value-type="string">
            <text:p>2014-02-05 20:11:14.100 Location Tryout[2570:60b] didUpdateToLocation: &lt;+45.43349005,-75.69275019&gt; +/- 10.00m (speed 2.32 mps / course 237.45) @ 05/02/2014 20:11:14 Eastern Standard Time</text:p>
          </table:table-cell>
        </table:table-row>
        <table:table-row table:style-name="ro1">
          <table:table-cell office:value-type="string">
            <text:p>2014-02-05 20:11:15.126 Location Tryout[2570:60b] didUpdateToLocation: &lt;+45.43347341,-75.69278736&gt; +/- 10.00m (speed 2.50 mps / course 237.45) @ 05/02/2014 20:11:15 Eastern Standard Time</text:p>
          </table:table-cell>
        </table:table-row>
        <table:table-row table:style-name="ro1">
          <table:table-cell office:value-type="string">
            <text:p>2014-02-05 20:11:16.116 Location Tryout[2570:60b] didUpdateToLocation: &lt;+45.43344971,-75.69284028&gt; +/- 10.00m (speed 2.90 mps / course 237.45) @ 05/02/2014 20:11:16 Eastern Standard Time</text:p>
          </table:table-cell>
        </table:table-row>
        <table:table-row table:style-name="ro1">
          <table:table-cell office:value-type="string">
            <text:p>2014-02-05 20:11:17.115 Location Tryout[2570:60b] didUpdateToLocation: &lt;+45.43343772,-75.69286704&gt; +/- 10.00m (speed 2.40 mps / course 237.45) @ 05/02/2014 20:11:17 Eastern Standard Time</text:p>
          </table:table-cell>
        </table:table-row>
        <table:table-row table:style-name="ro1">
          <table:table-cell office:value-type="string">
            <text:p>2014-02-05 20:11:18.114 Location Tryout[2570:60b] didUpdateToLocation: &lt;+45.43342192,-75.69290234&gt; +/- 10.00m (speed 2.43 mps / course 237.45) @ 05/02/2014 20:11:18 Eastern Standard Time</text:p>
          </table:table-cell>
        </table:table-row>
        <table:table-row table:style-name="ro1">
          <table:table-cell office:value-type="string">
            <text:p>2014-02-05 20:11:19.096 Location Tryout[2570:60b] didUpdateToLocation: &lt;+45.43340752,-75.69293448&gt; +/- 10.00m (speed 2.90 mps / course 237.45) @ 05/02/2014 20:11:19 Eastern Standard Time</text:p>
          </table:table-cell>
        </table:table-row>
        <table:table-row table:style-name="ro1">
          <table:table-cell office:value-type="string">
            <text:p>2014-02-05 20:11:20.149 Location Tryout[2570:60b] didUpdateToLocation: &lt;+45.43339180,-75.69296959&gt; +/- 10.00m (speed 3.05 mps / course 237.45) @ 05/02/2014 20:11:20 Eastern Standard Time</text:p>
          </table:table-cell>
        </table:table-row>
        <table:table-row table:style-name="ro1">
          <table:table-cell office:value-type="string">
            <text:p>2014-02-05 20:11:21.133 Location Tryout[2570:60b] didUpdateToLocation: &lt;+45.43336823,-75.69302289&gt; +/- 10.00m (speed 3.21 mps / course 237.79) @ 05/02/2014 20:11:21 Eastern Standard Time</text:p>
          </table:table-cell>
        </table:table-row>
        <table:table-row table:style-name="ro1">
          <table:table-cell office:value-type="string">
            <text:p>2014-02-05 20:11:22.087 Location Tryout[2570:60b] didUpdateToLocation: &lt;+45.43335072,-75.69306248&gt; +/- 10.00m (speed 3.72 mps / course 237.79) @ 05/02/2014 20:11:22 Eastern Standard Time</text:p>
          </table:table-cell>
        </table:table-row>
        <table:table-row table:style-name="ro1">
          <table:table-cell office:value-type="string">
            <text:p>2014-02-05 20:11:23.117 Location Tryout[2570:60b] didUpdateToLocation: &lt;+45.43332763,-75.69311471&gt; +/- 10.00m (speed 4.11 mps / course 237.79) @ 05/02/2014 20:11:23 Eastern Standard Time</text:p>
          </table:table-cell>
        </table:table-row>
        <table:table-row table:style-name="ro1">
          <table:table-cell office:value-type="string">
            <text:p>2014-02-05 20:11:24.085 Location Tryout[2570:60b] didUpdateToLocation: &lt;+45.43330502,-75.69316583&gt; +/- 10.00m (speed 4.69 mps / course 237.79) @ 05/02/2014 20:11:24 Eastern Standard Time</text:p>
          </table:table-cell>
        </table:table-row>
        <table:table-row table:style-name="ro1">
          <table:table-cell office:value-type="string">
            <text:p>2014-02-05 20:11:25.101 Location Tryout[2570:60b] didUpdateToLocation: &lt;+45.43328742,-75.69320565&gt; +/- 10.00m (speed 4.24 mps / course 237.79) @ 05/02/2014 20:11:25 Eastern Standard Time</text:p>
          </table:table-cell>
        </table:table-row>
        <table:table-row table:style-name="ro1">
          <table:table-cell office:value-type="string">
            <text:p>2014-02-05 20:11:26.093 Location Tryout[2570:60b] didUpdateToLocation: &lt;+45.43326694,-75.69325196&gt; +/- 10.00m (speed 3.97 mps / course 237.79) @ 05/02/2014 20:11:26 Eastern Standard Time</text:p>
          </table:table-cell>
        </table:table-row>
        <table:table-row table:style-name="ro1">
          <table:table-cell office:value-type="string">
            <text:p>2014-02-05 20:11:27.099 Location Tryout[2570:60b] didUpdateToLocation: &lt;+45.43325388,-75.69328149&gt; +/- 10.00m (speed 3.89 mps / course 237.79) @ 05/02/2014 20:11:27 Eastern Standard Time</text:p>
          </table:table-cell>
        </table:table-row>
        <table:table-row table:style-name="ro1">
          <table:table-cell office:value-type="string">
            <text:p>2014-02-05 20:11:28.081 Location Tryout[2570:60b] didUpdateToLocation: &lt;+45.43323673,-75.69332027&gt; +/- 10.00m (speed 3.81 mps / course 237.79) @ 05/02/2014 20:11:28 Eastern Standard Time</text:p>
          </table:table-cell>
        </table:table-row>
        <table:table-row table:style-name="ro1">
          <table:table-cell office:value-type="string">
            <text:p>2014-02-05 20:11:29.135 Location Tryout[2570:60b] didUpdateToLocation: &lt;+45.43321885,-75.69336073&gt; +/- 10.00m (speed 3.39 mps / course 237.79) @ 05/02/2014 20:11:29 Eastern Standard Time</text:p>
          </table:table-cell>
        </table:table-row>
        <table:table-row table:style-name="ro1">
          <table:table-cell office:value-type="string">
            <text:p>2014-02-05 20:11:30.085 Location Tryout[2570:60b] didUpdateToLocation: &lt;+45.43320367,-75.69339506&gt; +/- 10.00m (speed 3.77 mps / course 237.79) @ 05/02/2014 20:11:30 Eastern Standard Time</text:p>
          </table:table-cell>
        </table:table-row>
        <table:table-row table:style-name="ro1">
          <table:table-cell office:value-type="string">
            <text:p>2014-02-05 20:11:31.117 Location Tryout[2570:60b] didUpdateToLocation: &lt;+45.43318434,-75.69343925&gt; +/- 10.00m (speed 4.56 mps / course 238.09) @ 05/02/2014 20:11:31 Eastern Standard Time</text:p>
          </table:table-cell>
        </table:table-row>
        <table:table-row table:style-name="ro1">
          <table:table-cell office:value-type="string">
            <text:p>2014-02-05 20:11:32.300 Location Tryout[2570:60b] didUpdateToLocation: &lt;+45.43316320,-75.69348764&gt; +/- 10.00m (speed 5.15 mps / course 238.09) @ 05/02/2014 20:11:32 Eastern Standard Time</text:p>
          </table:table-cell>
        </table:table-row>
        <table:table-row table:style-name="ro1">
          <table:table-cell office:value-type="string">
            <text:p>2014-02-05 20:11:33.381 Location Tryout[2570:60b] didUpdateToLocation: &lt;+45.43313438,-75.69355360&gt; +/- 10.00m (speed 5.32 mps / course 238.09) @ 05/02/2014 20:11:33 Eastern Standard Time</text:p>
          </table:table-cell>
        </table:table-row>
        <table:table-row table:style-name="ro1">
          <table:table-cell office:value-type="string">
            <text:p>2014-02-05 20:11:34.298 Location Tryout[2570:60b] didUpdateToLocation: &lt;+45.43310576,-75.69361909&gt; +/- 10.00m (speed 5.50 mps / course 238.09) @ 05/02/2014 20:11:34 Eastern Standard Time</text:p>
          </table:table-cell>
        </table:table-row>
        <table:table-row table:style-name="ro1">
          <table:table-cell office:value-type="string">
            <text:p>2014-02-05 20:11:35.348 Location Tryout[2570:60b] didUpdateToLocation: &lt;+45.43307782,-75.69368304&gt; +/- 10.00m (speed 5.13 mps / course 238.09) @ 05/02/2014 20:11:35 Eastern Standard Time</text:p>
          </table:table-cell>
        </table:table-row>
        <table:table-row table:style-name="ro1">
          <table:table-cell office:value-type="string">
            <text:p>2014-02-05 20:11:36.443 Location Tryout[2570:60b] didUpdateToLocation: &lt;+45.43304184,-75.69376562&gt; +/- 10.00m (speed 5.53 mps / course 238.59) @ 05/02/2014 20:11:36 Eastern Standard Time</text:p>
          </table:table-cell>
        </table:table-row>
        <table:table-row table:style-name="ro1">
          <table:table-cell office:value-type="string">
            <text:p>2014-02-05 20:11:37.303 Location Tryout[2570:60b] didUpdateToLocation: &lt;+45.43301818,-75.69382085&gt; +/- 10.00m (speed 5.06 mps / course 238.59) @ 05/02/2014 20:11:37 Eastern Standard Time</text:p>
          </table:table-cell>
        </table:table-row>
        <table:table-row table:style-name="ro1">
          <table:table-cell office:value-type="string">
            <text:p>2014-02-05 20:11:38.450 Location Tryout[2570:60b] didUpdateToLocation: &lt;+45.43298970,-75.69388730&gt; +/- 10.00m (speed 4.93 mps / course 238.59) @ 05/02/2014 20:11:38 Eastern Standard Time</text:p>
          </table:table-cell>
        </table:table-row>
        <table:table-row table:style-name="ro1">
          <table:table-cell office:value-type="string">
            <text:p>2014-02-05 20:11:39.232 Location Tryout[2570:60b] didUpdateToLocation: &lt;+45.43296760,-75.69393888&gt; +/- 10.00m (speed 5.18 mps / course 238.59) @ 05/02/2014 20:11:39 Eastern Standard Time</text:p>
          </table:table-cell>
        </table:table-row>
        <table:table-row table:style-name="ro1">
          <table:table-cell office:value-type="string">
            <text:p>2014-02-05 20:11:40.367 Location Tryout[2570:60b] didUpdateToLocation: &lt;+45.43294024,-75.69400275&gt; +/- 10.00m (speed 5.36 mps / course 238.59) @ 05/02/2014 20:11:40 Eastern Standard Time</text:p>
          </table:table-cell>
        </table:table-row>
        <table:table-row table:style-name="ro1">
          <table:table-cell office:value-type="string">
            <text:p>2014-02-05 20:11:41.230 Location Tryout[2570:60b] didUpdateToLocation: &lt;+45.43291882,-75.69405272&gt; +/- 10.00m (speed 5.01 mps / course 238.59) @ 05/02/2014 20:11:41 Eastern Standard Time</text:p>
          </table:table-cell>
        </table:table-row>
        <table:table-row table:style-name="ro1">
          <table:table-cell office:value-type="string">
            <text:p>2014-02-05 20:11:42.253 Location Tryout[2570:60b] didUpdateToLocation: &lt;+45.43289501,-75.69410831&gt; +/- 10.00m (speed 4.49 mps / course 238.59) @ 05/02/2014 20:11:42 Eastern Standard Time</text:p>
          </table:table-cell>
        </table:table-row>
        <table:table-row table:style-name="ro1">
          <table:table-cell office:value-type="string">
            <text:p>2014-02-05 20:11:43.390 Location Tryout[2570:60b] didUpdateToLocation: &lt;+45.43287698,-75.69415038&gt; +/- 10.00m (speed 3.89 mps / course 238.59) @ 05/02/2014 20:11:43 Eastern Standard Time</text:p>
          </table:table-cell>
        </table:table-row>
        <table:table-row table:style-name="ro1">
          <table:table-cell office:value-type="string">
            <text:p>2014-02-05 20:11:44.249 Location Tryout[2570:60b] didUpdateToLocation: &lt;+45.43286274,-75.69418363&gt; +/- 10.00m (speed 2.50 mps / course 238.59) @ 05/02/2014 20:11:44 Eastern Standard Time</text:p>
          </table:table-cell>
        </table:table-row>
        <table:table-row table:style-name="ro1">
          <table:table-cell office:value-type="string">
            <text:p>2014-02-05 20:11:45.439 Location Tryout[2570:60b] didUpdateToLocation: &lt;+45.43285182,-75.69420911&gt; +/- 10.00m (speed 2.22 mps / course 238.59) @ 05/02/2014 20:11:45 Eastern Standard Time</text:p>
          </table:table-cell>
        </table:table-row>
        <table:table-row table:style-name="ro1">
          <table:table-cell office:value-type="string">
            <text:p>2014-02-05 20:11:46.291 Location Tryout[2570:60b] didUpdateToLocation: &lt;+45.43284221,-75.69423153&gt; +/- 10.00m (speed 2.55 mps / course 238.59) @ 05/02/2014 20:11:46 Eastern Standard Time</text:p>
          </table:table-cell>
        </table:table-row>
        <table:table-row table:style-name="ro1">
          <table:table-cell office:value-type="string">
            <text:p>2014-02-05 20:11:47.434 Location Tryout[2570:60b] didUpdateToLocation: &lt;+45.43283047,-75.69425894&gt; +/- 10.00m (speed 2.26 mps / course 238.59) @ 05/02/2014 20:11:47 Eastern Standard Time</text:p>
          </table:table-cell>
        </table:table-row>
        <table:table-row table:style-name="ro1">
          <table:table-cell office:value-type="string">
            <text:p>2014-02-05 20:11:48.284 Location Tryout[2570:60b] didUpdateToLocation: &lt;+45.43281863,-75.69428656&gt; +/- 10.00m (speed 1.98 mps / course 238.59) @ 05/02/2014 20:11:48 Eastern Standard Time</text:p>
          </table:table-cell>
        </table:table-row>
        <table:table-row table:style-name="ro1">
          <table:table-cell office:value-type="string">
            <text:p>2014-02-05 20:11:49.432 Location Tryout[2570:60b] didUpdateToLocation: &lt;+45.43281164,-75.69430289&gt; +/- 10.00m (speed 2.08 mps / course 283.01) @ 05/02/2014 20:11:49 Eastern Standard Time</text:p>
          </table:table-cell>
        </table:table-row>
        <table:table-row table:style-name="ro1">
          <table:table-cell office:value-type="string">
            <text:p>2014-02-05 20:11:50.413 Location Tryout[2570:60b] didUpdateToLocation: &lt;+45.43280268,-75.69434659&gt; +/- 10.00m (speed 2.61 mps / course 298.12) @ 05/02/2014 20:11:50 Eastern Standard Time</text:p>
          </table:table-cell>
        </table:table-row>
        <table:table-row table:style-name="ro1">
          <table:table-cell office:value-type="string">
            <text:p>2014-02-05 20:11:51.320 Location Tryout[2570:60b] didUpdateToLocation: &lt;+45.43285259,-75.69452600&gt; +/- 10.00m (speed 3.10 mps / course 328.57) @ 05/02/2014 20:11:51 Eastern Standard Time</text:p>
          </table:table-cell>
        </table:table-row>
        <table:table-row table:style-name="ro1">
          <table:table-cell office:value-type="string">
            <text:p>2014-02-05 20:11:52.403 Location Tryout[2570:60b] didUpdateToLocation: &lt;+45.43287870,-75.69454874&gt; +/- 10.00m (speed 3.24 mps / course 328.57) @ 05/02/2014 20:11:52 Eastern Standard Time</text:p>
          </table:table-cell>
        </table:table-row>
        <table:table-row table:style-name="ro1">
          <table:table-cell office:value-type="string">
            <text:p>2014-02-05 20:11:53.341 Location Tryout[2570:60b] didUpdateToLocation: &lt;+45.43291324,-75.69457883&gt; +/- 10.00m (speed 3.82 mps / course 328.57) @ 05/02/2014 20:11:53 Eastern Standard Time</text:p>
          </table:table-cell>
        </table:table-row>
        <table:table-row table:style-name="ro1">
          <table:table-cell office:value-type="string">
            <text:p>2014-02-05 20:11:54.424 Location Tryout[2570:60b] didUpdateToLocation: &lt;+45.43295289,-75.69461336&gt; +/- 10.00m (speed 4.51 mps / course 328.57) @ 05/02/2014 20:11:54 Eastern Standard Time</text:p>
          </table:table-cell>
        </table:table-row>
        <table:table-row table:style-name="ro1">
          <table:table-cell office:value-type="string">
            <text:p>2014-02-05 20:11:55.243 Location Tryout[2570:60b] didUpdateToLocation: &lt;+45.43301458,-75.69466708&gt; +/- 10.00m (speed 5.71 mps / course 328.57) @ 05/02/2014 20:11:55 Eastern Standard Time</text:p>
          </table:table-cell>
        </table:table-row>
        <table:table-row table:style-name="ro1">
          <table:table-cell office:value-type="string">
            <text:p>2014-02-05 20:11:56.308 Location Tryout[2570:60b] didUpdateToLocation: &lt;+45.43306203,-75.69470841&gt; +/- 10.00m (speed 6.26 mps / course 328.57) @ 05/02/2014 20:11:56 Eastern Standard Time</text:p>
          </table:table-cell>
        </table:table-row>
        <table:table-row table:style-name="ro1">
          <table:table-cell office:value-type="string">
            <text:p>2014-02-05 20:11:57.219 Location Tryout[2570:60b] didUpdateToLocation: &lt;+45.43311218,-75.69475209&gt; +/- 10.00m (speed 6.40 mps / course 328.57) @ 05/02/2014 20:11:57 Eastern Standard Time</text:p>
          </table:table-cell>
        </table:table-row>
        <table:table-row table:style-name="ro1">
          <table:table-cell office:value-type="string">
            <text:p>2014-02-05 20:11:58.260 Location Tryout[2570:60b] didUpdateToLocation: &lt;+45.43316537,-75.69479841&gt; +/- 10.00m (speed 6.93 mps / course 328.57) @ 05/02/2014 20:11:58 Eastern Standard Time</text:p>
          </table:table-cell>
        </table:table-row>
        <table:table-row table:style-name="ro1">
          <table:table-cell office:value-type="string">
            <text:p>2014-02-05 20:11:59.338 Location Tryout[2570:60b] didUpdateToLocation: &lt;+45.43321748,-75.69484380&gt; +/- 10.00m (speed 6.71 mps / course 328.57) @ 05/02/2014 20:11:59 Eastern Standard Time</text:p>
          </table:table-cell>
        </table:table-row>
        <table:table-row table:style-name="ro1">
          <table:table-cell office:value-type="string">
            <text:p>2014-02-05 20:12:00.279 Location Tryout[2570:60b] didUpdateToLocation: &lt;+45.43326716,-75.69488707&gt; +/- 10.00m (speed 6.21 mps / course 328.57) @ 05/02/2014 20:12:00 Eastern Standard Time</text:p>
          </table:table-cell>
        </table:table-row>
        <table:table-row table:style-name="ro1">
          <table:table-cell office:value-type="string">
            <text:p>2014-02-05 20:12:01.444 Location Tryout[2570:60b] didUpdateToLocation: &lt;+45.43331609,-75.69492968&gt; +/- 10.00m (speed 6.15 mps / course 328.57) @ 05/02/2014 20:12:01 Eastern Standard Time</text:p>
          </table:table-cell>
        </table:table-row>
        <table:table-row table:style-name="ro1">
          <table:table-cell office:value-type="string">
            <text:p>2014-02-05 20:12:02.280 Location Tryout[2570:60b] didUpdateToLocation: &lt;+45.43336760,-75.69497455&gt; +/- 10.00m (speed 6.48 mps / course 328.57) @ 05/02/2014 20:12:02 Eastern Standard Time</text:p>
          </table:table-cell>
        </table:table-row>
        <table:table-row table:style-name="ro1">
          <table:table-cell office:value-type="string">
            <text:p>2014-02-05 20:12:03.343 Location Tryout[2570:60b] didUpdateToLocation: &lt;+45.43341352,-75.69501455&gt; +/- 10.00m (speed 6.28 mps / course 328.57) @ 05/02/2014 20:12:03 Eastern Standard Time</text:p>
          </table:table-cell>
        </table:table-row>
        <table:table-row table:style-name="ro1">
          <table:table-cell office:value-type="string">
            <text:p>2014-02-05 20:12:04.211 Location Tryout[2570:60b] didUpdateToLocation: &lt;+45.43346251,-75.69505721&gt; +/- 10.00m (speed 6.48 mps / course 328.57) @ 05/02/2014 20:12:04 Eastern Standard Time</text:p>
          </table:table-cell>
        </table:table-row>
        <table:table-row table:style-name="ro1">
          <table:table-cell office:value-type="string">
            <text:p>2014-02-05 20:12:05.297 Location Tryout[2570:60b] didUpdateToLocation: &lt;+45.43347571,-75.69506871&gt; +/- 10.00m (speed 5.86 mps / course 328.57) @ 05/02/2014 20:12:05 Eastern Standard Time</text:p>
          </table:table-cell>
        </table:table-row>
        <table:table-row table:style-name="ro1">
          <table:table-cell office:value-type="string">
            <text:p>2014-02-05 20:12:06.246 Location Tryout[2570:60b] didUpdateToLocation: &lt;+45.43347571,-75.69506871&gt; +/- 10.00m (speed 5.85 mps / course 328.57) @ 05/02/2014 20:12:06 Eastern Standard Time</text:p>
          </table:table-cell>
        </table:table-row>
        <table:table-row table:style-name="ro1">
          <table:table-cell office:value-type="string">
            <text:p>2014-02-05 20:12:07.265 Location Tryout[2570:60b] didUpdateToLocation: &lt;+45.43360382,-75.69517691&gt; +/- 10.00m (speed 6.31 mps / course 329.35) @ 05/02/2014 20:12:07 Eastern Standard Time</text:p>
          </table:table-cell>
        </table:table-row>
        <table:table-row table:style-name="ro1">
          <table:table-cell office:value-type="string">
            <text:p>2014-02-05 20:12:08.377 Location Tryout[2570:60b] didUpdateToLocation: &lt;+45.43365107,-75.69521681&gt; +/- 10.00m (speed 6.02 mps / course 329.35) @ 05/02/2014 20:12:08 Eastern Standard Time</text:p>
          </table:table-cell>
        </table:table-row>
        <table:table-row table:style-name="ro1">
          <table:table-cell office:value-type="string">
            <text:p>2014-02-05 20:12:09.280 Location Tryout[2570:60b] didUpdateToLocation: &lt;+45.43369229,-75.69525162&gt; +/- 10.00m (speed 4.96 mps / course 329.35) @ 05/02/2014 20:12:09 Eastern Standard Time</text:p>
          </table:table-cell>
        </table:table-row>
        <table:table-row table:style-name="ro1">
          <table:table-cell office:value-type="string">
            <text:p>2014-02-05 20:12:10.363 Location Tryout[2570:60b] didUpdateToLocation: &lt;+45.43372385,-75.69527827&gt; +/- 10.00m (speed 3.74 mps / course 329.35) @ 05/02/2014 20:12:10 Eastern Standard Time</text:p>
          </table:table-cell>
        </table:table-row>
        <table:table-row table:style-name="ro1">
          <table:table-cell office:value-type="string">
            <text:p>2014-02-05 20:12:11.104 Location Tryout[2570:60b] didUpdateToLocation: &lt;+45.43374943,-75.69529987&gt; +/- 10.00m (speed 3.48 mps / course 329.35) @ 05/02/2014 20:12:11 Eastern Standard Time</text:p>
          </table:table-cell>
        </table:table-row>
        <table:table-row table:style-name="ro1">
          <table:table-cell office:value-type="string">
            <text:p>2014-02-05 20:12:12.086 Location Tryout[2570:60b] didUpdateToLocation: &lt;+45.43377016,-75.69531737&gt; +/- 10.00m (speed 2.75 mps / course 329.35) @ 05/02/2014 20:12:12 Eastern Standard Time</text:p>
          </table:table-cell>
        </table:table-row>
        <table:table-row table:style-name="ro1">
          <table:table-cell office:value-type="string">
            <text:p>2014-02-05 20:12:13.105 Location Tryout[2570:60b] didUpdateToLocation: &lt;+45.43379045,-75.69533451&gt; +/- 10.00m (speed 2.53 mps / course 329.35) @ 05/02/2014 20:12:13 Eastern Standard Time</text:p>
          </table:table-cell>
        </table:table-row>
        <table:table-row table:style-name="ro1">
          <table:table-cell office:value-type="string">
            <text:p>2014-02-05 20:12:14.403 Location Tryout[2570:60b] didUpdateToLocation: &lt;+45.43380477,-75.69534660&gt; +/- 10.00m (speed 1.95 mps / course 329.35) @ 05/02/2014 20:12:14 Eastern Standard Time</text:p>
          </table:table-cell>
        </table:table-row>
        <table:table-row table:style-name="ro1">
          <table:table-cell office:value-type="string">
            <text:p>2014-02-05 20:12:15.336 Location Tryout[2570:60b] didUpdateToLocation: &lt;+45.43381649,-75.69535650&gt; +/- 10.00m (speed 1.32 mps / course 329.35) @ 05/02/2014 20:12:15 Eastern Standard Time</text:p>
          </table:table-cell>
        </table:table-row>
        <table:table-row table:style-name="ro1">
          <table:table-cell office:value-type="string">
            <text:p>2014-02-05 20:12:16.281 Location Tryout[2570:60b] didUpdateToLocation: &lt;+45.43382225,-75.69536136&gt; +/- 10.00m (speed 0.67 mps / course 329.35) @ 05/02/2014 20:12:16 Eastern Standard Time</text:p>
          </table:table-cell>
        </table:table-row>
        <table:table-row table:style-name="ro1">
          <table:table-cell office:value-type="string">
            <text:p>2014-02-05 20:12:17.390 Location Tryout[2570:60b] didUpdateToLocation: &lt;+45.43382624,-75.69536472&gt; +/- 10.00m (speed 0.36 mps / course 329.35) @ 05/02/2014 20:12:17 Eastern Standard Time</text:p>
          </table:table-cell>
        </table:table-row>
        <table:table-row table:style-name="ro1">
          <table:table-cell office:value-type="string">
            <text:p>2014-02-05 20:12:18.222 Location Tryout[2570:60b] didUpdateToLocation: &lt;+45.43382903,-75.69536708&gt; +/- 10.00m (speed 0.36 mps / course 329.35) @ 05/02/2014 20:12:18 Eastern Standard Time</text:p>
          </table:table-cell>
        </table:table-row>
        <table:table-row table:style-name="ro1">
          <table:table-cell office:value-type="string">
            <text:p>2014-02-05 20:12:19.347 Location Tryout[2570:60b] didUpdateToLocation: &lt;+45.43382788,-75.69536611&gt; +/- 10.00m (speed 0.25 mps / course 329.35) @ 05/02/2014 20:12:19 Eastern Standard Time</text:p>
          </table:table-cell>
        </table:table-row>
        <table:table-row table:style-name="ro1">
          <table:table-cell office:value-type="string">
            <text:p>2014-02-05 20:12:20.279 Location Tryout[2570:60b] didUpdateToLocation: &lt;+45.43382855,-75.69536667&gt; +/- 10.00m (speed 0.00 mps / course 329.35) @ 05/02/2014 20:12:20 Eastern Standard Time</text:p>
          </table:table-cell>
        </table:table-row>
        <table:table-row table:style-name="ro1">
          <table:table-cell office:value-type="string">
            <text:p>2014-02-05 20:12:21.333 Location Tryout[2570:60b] didUpdateToLocation: &lt;+45.43382926,-75.69536728&gt; +/- 10.00m (speed 0.26 mps / course 329.35) @ 05/02/2014 20:12:21 Eastern Standard Time</text:p>
          </table:table-cell>
        </table:table-row>
        <table:table-row table:style-name="ro1">
          <table:table-cell office:value-type="string">
            <text:p>2014-02-05 20:12:22.312 Location Tryout[2570:60b] didUpdateToLocation: &lt;+45.43383128,-75.69536898&gt; +/- 10.00m (speed 0.78 mps / course 329.35) @ 05/02/2014 20:12:22 Eastern Standard Time</text:p>
          </table:table-cell>
        </table:table-row>
        <table:table-row table:style-name="ro1">
          <table:table-cell office:value-type="string">
            <text:p>2014-02-05 20:12:23.323 Location Tryout[2570:60b] didUpdateToLocation: &lt;+45.43384197,-75.69537801&gt; +/- 10.00m (speed 1.61 mps / course 329.35) @ 05/02/2014 20:12:23 Eastern Standard Time</text:p>
          </table:table-cell>
        </table:table-row>
        <table:table-row table:style-name="ro1">
          <table:table-cell office:value-type="string">
            <text:p>2014-02-05 20:12:24.420 Location Tryout[2570:60b] didUpdateToLocation: &lt;+45.43385705,-75.69539074&gt; +/- 10.00m (speed 2.31 mps / course 329.35) @ 05/02/2014 20:12:24 Eastern Standard Time</text:p>
          </table:table-cell>
        </table:table-row>
        <table:table-row table:style-name="ro1">
          <table:table-cell office:value-type="string">
            <text:p>2014-02-05 20:12:25.399 Location Tryout[2570:60b] didUpdateToLocation: &lt;+45.43387624,-75.69540694&gt; +/- 10.00m (speed 2.61 mps / course 329.35) @ 05/02/2014 20:12:25 Eastern Standard Time</text:p>
          </table:table-cell>
        </table:table-row>
        <table:table-row table:style-name="ro1">
          <table:table-cell office:value-type="string">
            <text:p>2014-02-05 20:12:26.428 Location Tryout[2570:60b] didUpdateToLocation: &lt;+45.43390309,-75.69542962&gt; +/- 10.00m (speed 3.75 mps / course 329.35) @ 05/02/2014 20:12:26 Eastern Standard Time</text:p>
          </table:table-cell>
        </table:table-row>
        <table:table-row table:style-name="ro1">
          <table:table-cell office:value-type="string">
            <text:p>2014-02-05 20:12:27.225 Location Tryout[2570:60b] didUpdateToLocation: &lt;+45.43393291,-75.69545479&gt; +/- 10.00m (speed 3.90 mps / course 329.35) @ 05/02/2014 20:12:27 Eastern Standard Time</text:p>
          </table:table-cell>
        </table:table-row>
        <table:table-row table:style-name="ro1">
          <table:table-cell office:value-type="string">
            <text:p>2014-02-05 20:12:28.345 Location Tryout[2570:60b] didUpdateToLocation: &lt;+45.43396287,-75.69548009&gt; +/- 10.00m (speed 3.77 mps / course 329.35) @ 05/02/2014 20:12:28 Eastern Standard Time</text:p>
          </table:table-cell>
        </table:table-row>
        <table:table-row table:style-name="ro1">
          <table:table-cell office:value-type="string">
            <text:p>2014-02-05 20:12:29.255 Location Tryout[2570:60b] didUpdateToLocation: &lt;+45.43398996,-75.69550297&gt; +/- 10.00m (speed 3.71 mps / course 329.35) @ 05/02/2014 20:12:29 Eastern Standard Time</text:p>
          </table:table-cell>
        </table:table-row>
        <table:table-row table:style-name="ro1">
          <table:table-cell office:value-type="string">
            <text:p>2014-02-05 20:12:30.262 Location Tryout[2570:60b] didUpdateToLocation: &lt;+45.43401750,-75.69552623&gt; +/- 10.00m (speed 3.94 mps / course 329.35) @ 05/02/2014 20:12:30 Eastern Standard Time</text:p>
          </table:table-cell>
        </table:table-row>
        <table:table-row table:style-name="ro1">
          <table:table-cell office:value-type="string">
            <text:p>2014-02-05 20:12:31.387 Location Tryout[2570:60b] didUpdateToLocation: &lt;+45.43404687,-75.69555103&gt; +/- 10.00m (speed 3.66 mps / course 329.35) @ 05/02/2014 20:12:31 Eastern Standard Time</text:p>
          </table:table-cell>
        </table:table-row>
        <table:table-row table:style-name="ro1">
          <table:table-cell office:value-type="string">
            <text:p>2014-02-05 20:12:32.241 Location Tryout[2570:60b] didUpdateToLocation: &lt;+45.43407334,-75.69557337&gt; +/- 10.00m (speed 3.43 mps / course 329.35) @ 05/02/2014 20:12:32 Eastern Standard Time</text:p>
          </table:table-cell>
        </table:table-row>
        <table:table-row table:style-name="ro1">
          <table:table-cell office:value-type="string">
            <text:p>2014-02-05 20:12:33.435 Location Tryout[2570:60b] didUpdateToLocation: &lt;+45.43408928,-75.69558684&gt; +/- 10.00m (speed 3.09 mps / course 2.46) @ 05/02/2014 20:12:33 Eastern Standard Time</text:p>
          </table:table-cell>
        </table:table-row>
        <table:table-row table:style-name="ro1">
          <table:table-cell office:value-type="string">
            <text:p>2014-02-05 20:12:34.246 Location Tryout[2570:60b] didUpdateToLocation: &lt;+45.43417071,-75.69544746&gt; +/- 10.00m (speed 3.29 mps / course 59.83) @ 05/02/2014 20:12:34 Eastern Standard Time</text:p>
          </table:table-cell>
        </table:table-row>
        <table:table-row table:style-name="ro1">
          <table:table-cell office:value-type="string">
            <text:p>2014-02-05 20:12:35.452 Location Tryout[2570:60b] didUpdateToLocation: &lt;+45.43418457,-75.69541349&gt; +/- 10.00m (speed 3.55 mps / course 59.83) @ 05/02/2014 20:12:35 Eastern Standard Time</text:p>
          </table:table-cell>
        </table:table-row>
        <table:table-row table:style-name="ro1">
          <table:table-cell office:value-type="string">
            <text:p>2014-02-05 20:12:36.195 Location Tryout[2570:60b] didUpdateToLocation: &lt;+45.43420093,-75.69537336&gt; +/- 10.00m (speed 3.65 mps / course 59.83) @ 05/02/2014 20:12:36 Eastern Standard Time</text:p>
          </table:table-cell>
        </table:table-row>
        <table:table-row table:style-name="ro1">
          <table:table-cell office:value-type="string">
            <text:p>2014-02-05 20:12:37.311 Location Tryout[2570:60b] didUpdateToLocation: &lt;+45.43421474,-75.69533952&gt; +/- 10.00m (speed 3.41 mps / course 59.83) @ 05/02/2014 20:12:37 Eastern Standard Time</text:p>
          </table:table-cell>
        </table:table-row>
        <table:table-row table:style-name="ro1">
          <table:table-cell office:value-type="string">
            <text:p>2014-02-05 20:12:38.149 Location Tryout[2570:60b] didUpdateToLocation: &lt;+45.43424183,-75.69527310&gt; +/- 10.00m (speed 4.34 mps / course 59.83) @ 05/02/2014 20:12:38 Eastern Standard Time</text:p>
          </table:table-cell>
        </table:table-row>
        <table:table-row table:style-name="ro1">
          <table:table-cell office:value-type="string">
            <text:p>2014-02-05 20:12:39.251 Location Tryout[2570:60b] didUpdateToLocation: &lt;+45.43426168,-75.69522443&gt; +/- 10.00m (speed 4.42 mps / course 59.83) @ 05/02/2014 20:12:39 Eastern Standard Time</text:p>
          </table:table-cell>
        </table:table-row>
        <table:table-row table:style-name="ro1">
          <table:table-cell office:value-type="string">
            <text:p>2014-02-05 20:12:40.438 Location Tryout[2570:60b] didUpdateToLocation: &lt;+45.43429255,-75.69514876&gt; +/- 10.00m (speed 4.96 mps / course 59.83) @ 05/02/2014 20:12:40 Eastern Standard Time</text:p>
          </table:table-cell>
        </table:table-row>
        <table:table-row table:style-name="ro1">
          <table:table-cell office:value-type="string">
            <text:p>2014-02-05 20:12:41.385 Location Tryout[2570:60b] didUpdateToLocation: &lt;+45.43431420,-75.69509567&gt; +/- 10.00m (speed 4.69 mps / course 59.83) @ 05/02/2014 20:12:41 Eastern Standard Time</text:p>
          </table:table-cell>
        </table:table-row>
        <table:table-row table:style-name="ro1">
          <table:table-cell office:value-type="string">
            <text:p>2014-02-05 20:12:42.185 Location Tryout[2570:60b] didUpdateToLocation: &lt;+45.43433552,-75.69504341&gt; +/- 10.00m (speed 4.61 mps / course 59.83) @ 05/02/2014 20:12:42 Eastern Standard Time</text:p>
          </table:table-cell>
        </table:table-row>
        <table:table-row table:style-name="ro1">
          <table:table-cell office:value-type="string">
            <text:p>2014-02-05 20:12:43.088 Location Tryout[2570:60b] didUpdateToLocation: &lt;+45.43435646,-75.69499208&gt; +/- 10.00m (speed 4.58 mps / course 59.83) @ 05/02/2014 20:12:43 Eastern Standard Time</text:p>
          </table:table-cell>
        </table:table-row>
        <table:table-row table:style-name="ro1">
          <table:table-cell office:value-type="string">
            <text:p>2014-02-05 20:12:44.129 Location Tryout[2570:60b] didUpdateToLocation: &lt;+45.43437866,-75.69493766&gt; +/- 10.00m (speed 4.94 mps / course 59.83) @ 05/02/2014 20:12:44 Eastern Standard Time</text:p>
          </table:table-cell>
        </table:table-row>
        <table:table-row table:style-name="ro1">
          <table:table-cell office:value-type="string">
            <text:p>2014-02-05 20:12:45.058 Location Tryout[2570:60b] didUpdateToLocation: &lt;+45.43440142,-75.69488185&gt; +/- 10.00m (speed 4.86 mps / course 59.83) @ 05/02/2014 20:12:45 Eastern Standard Time</text:p>
          </table:table-cell>
        </table:table-row>
        <table:table-row table:style-name="ro1">
          <table:table-cell office:value-type="string">
            <text:p>2014-02-05 20:12:46.329 Location Tryout[2570:60b] didUpdateToLocation: &lt;+45.43442405,-75.69482636&gt; +/- 10.00m (speed 4.93 mps / course 59.83) @ 05/02/2014 20:12:46 Eastern Standard Time</text:p>
          </table:table-cell>
        </table:table-row>
        <table:table-row table:style-name="ro1">
          <table:table-cell office:value-type="string">
            <text:p>2014-02-05 20:12:47.340 Location Tryout[2570:60b] didUpdateToLocation: &lt;+45.43445235,-75.69475699&gt; +/- 10.00m (speed 5.32 mps / course 59.83) @ 05/02/2014 20:12:47 Eastern Standard Time</text:p>
          </table:table-cell>
        </table:table-row>
        <table:table-row table:style-name="ro1">
          <table:table-cell office:value-type="string">
            <text:p>2014-02-05 20:12:48.317 Location Tryout[2570:60b] didUpdateToLocation: &lt;+45.43447982,-75.69468963&gt; +/- 10.00m (speed 5.74 mps / course 59.83) @ 05/02/2014 20:12:48 Eastern Standard Time</text:p>
          </table:table-cell>
        </table:table-row>
        <table:table-row table:style-name="ro1">
          <table:table-cell office:value-type="string">
            <text:p>2014-02-05 20:12:49.398 Location Tryout[2570:60b] didUpdateToLocation: &lt;+45.43450571,-75.69462617&gt; +/- 10.00m (speed 5.87 mps / course 59.83) @ 05/02/2014 20:12:49 Eastern Standard Time</text:p>
          </table:table-cell>
        </table:table-row>
        <table:table-row table:style-name="ro1">
          <table:table-cell office:value-type="string">
            <text:p>2014-02-05 20:12:50.310 Location Tryout[2570:60b] didUpdateToLocation: &lt;+45.43452444,-75.69458023&gt; +/- 10.00m (speed 5.34 mps / course 59.83) @ 05/02/2014 20:12:50 Eastern Standard Time</text:p>
          </table:table-cell>
        </table:table-row>
        <table:table-row table:style-name="ro1">
          <table:table-cell office:value-type="string">
            <text:p>2014-02-05 20:12:51.360 Location Tryout[2570:60b] didUpdateToLocation: &lt;+45.43455019,-75.69451711&gt; +/- 10.00m (speed 5.44 mps / course 59.83) @ 05/02/2014 20:12:51 Eastern Standard Time</text:p>
          </table:table-cell>
        </table:table-row>
        <table:table-row table:style-name="ro1">
          <table:table-cell office:value-type="string">
            <text:p>2014-02-05 20:12:52.239 Location Tryout[2570:60b] didUpdateToLocation: &lt;+45.43457037,-75.69446764&gt; +/- 10.00m (speed 5.37 mps / course 59.83) @ 05/02/2014 20:12:52 Eastern Standard Time</text:p>
          </table:table-cell>
        </table:table-row>
        <table:table-row table:style-name="ro1">
          <table:table-cell office:value-type="string">
            <text:p>2014-02-05 20:12:53.370 Location Tryout[2570:60b] didUpdateToLocation: &lt;+45.43459591,-75.69440502&gt; +/- 10.00m (speed 5.46 mps / course 59.83) @ 05/02/2014 20:12:53 Eastern Standard Time</text:p>
          </table:table-cell>
        </table:table-row>
        <table:table-row table:style-name="ro1">
          <table:table-cell office:value-type="string">
            <text:p>2014-02-05 20:12:54.370 Location Tryout[2570:60b] didUpdateToLocation: &lt;+45.43461712,-75.69435301&gt; +/- 10.00m (speed 5.41 mps / course 59.83) @ 05/02/2014 20:12:54 Eastern Standard Time</text:p>
          </table:table-cell>
        </table:table-row>
        <table:table-row table:style-name="ro1">
          <table:table-cell office:value-type="string">
            <text:p>2014-02-05 20:12:55.375 Location Tryout[2570:60b] didUpdateToLocation: &lt;+45.43464031,-75.69429617&gt; +/- 10.00m (speed 5.16 mps / course 59.83) @ 05/02/2014 20:12:55 Eastern Standard Time</text:p>
          </table:table-cell>
        </table:table-row>
        <table:table-row table:style-name="ro1">
          <table:table-cell office:value-type="string">
            <text:p>2014-02-05 20:12:56.443 Location Tryout[2570:60b] didUpdateToLocation: &lt;+45.43465959,-75.69424889&gt; +/- 10.00m (speed 5.00 mps / course 59.83) @ 05/02/2014 20:12:56 Eastern Standard Time</text:p>
          </table:table-cell>
        </table:table-row>
        <table:table-row table:style-name="ro1">
          <table:table-cell office:value-type="string">
            <text:p>2014-02-05 20:12:57.312 Location Tryout[2570:60b] didUpdateToLocation: &lt;+45.43468308,-75.69419131&gt; +/- 10.00m (speed 5.31 mps / course 59.83) @ 05/02/2014 20:12:57 Eastern Standard Time</text:p>
          </table:table-cell>
        </table:table-row>
        <table:table-row table:style-name="ro1">
          <table:table-cell office:value-type="string">
            <text:p>2014-02-05 20:12:58.384 Location Tryout[2570:60b] didUpdateToLocation: &lt;+45.43470772,-75.69413092&gt; +/- 10.00m (speed 5.48 mps / course 59.83) @ 05/02/2014 20:12:58 Eastern Standard Time</text:p>
          </table:table-cell>
        </table:table-row>
        <table:table-row table:style-name="ro1">
          <table:table-cell office:value-type="string">
            <text:p>2014-02-05 20:12:59.278 Location Tryout[2570:60b] didUpdateToLocation: &lt;+45.43473018,-75.69407583&gt; +/- 10.00m (speed 5.54 mps / course 59.83) @ 05/02/2014 20:12:59 Eastern Standard Time</text:p>
          </table:table-cell>
        </table:table-row>
        <table:table-row table:style-name="ro1">
          <table:table-cell office:value-type="string">
            <text:p>2014-02-05 20:13:00.406 Location Tryout[2570:60b] didUpdateToLocation: &lt;+45.43475455,-75.69401610&gt; +/- 10.00m (speed 5.36 mps / course 59.83) @ 05/02/2014 20:13:00 Eastern Standard Time</text:p>
          </table:table-cell>
        </table:table-row>
        <table:table-row table:style-name="ro1">
          <table:table-cell office:value-type="string">
            <text:p>2014-02-05 20:13:01.232 Location Tryout[2570:60b] didUpdateToLocation: &lt;+45.43478549,-75.69394025&gt; +/- 10.00m (speed 5.32 mps / course 59.83) @ 05/02/2014 20:13:01 Eastern Standard Time</text:p>
          </table:table-cell>
        </table:table-row>
        <table:table-row table:style-name="ro1">
          <table:table-cell office:value-type="string">
            <text:p>2014-02-05 20:13:02.292 Location Tryout[2570:60b] didUpdateToLocation: &lt;+45.43480664,-75.69388839&gt; +/- 10.00m (speed 5.26 mps / course 59.83) @ 05/02/2014 20:13:02 Eastern Standard Time</text:p>
          </table:table-cell>
        </table:table-row>
        <table:table-row table:style-name="ro1">
          <table:table-cell office:value-type="string">
            <text:p>2014-02-05 20:13:03.344 Location Tryout[2570:60b] didUpdateToLocation: &lt;+45.43483115,-75.69382829&gt; +/- 10.00m (speed 5.97 mps / course 59.83) @ 05/02/2014 20:13:03 Eastern Standard Time</text:p>
          </table:table-cell>
        </table:table-row>
        <table:table-row table:style-name="ro1">
          <table:table-cell office:value-type="string">
            <text:p>2014-02-05 20:13:04.299 Location Tryout[2570:60b] didUpdateToLocation: &lt;+45.43485687,-75.69376523&gt; +/- 10.00m (speed 6.27 mps / course 59.83) @ 05/02/2014 20:13:04 Eastern Standard Time</text:p>
          </table:table-cell>
        </table:table-row>
        <table:table-row table:style-name="ro1">
          <table:table-cell office:value-type="string">
            <text:p>2014-02-05 20:13:05.429 Location Tryout[2570:60b] didUpdateToLocation: &lt;+45.43489099,-75.69368159&gt; +/- 10.00m (speed 6.32 mps / course 59.83) @ 05/02/2014 20:13:05 Eastern Standard Time</text:p>
          </table:table-cell>
        </table:table-row>
        <table:table-row table:style-name="ro1">
          <table:table-cell office:value-type="string">
            <text:p>2014-02-05 20:13:06.165 Location Tryout[2570:60b] didUpdateToLocation: &lt;+45.43492909,-75.69358819&gt; +/- 10.00m (speed 6.81 mps / course 59.83) @ 05/02/2014 20:13:06 Eastern Standard Time</text:p>
          </table:table-cell>
        </table:table-row>
        <table:table-row table:style-name="ro1">
          <table:table-cell office:value-type="string">
            <text:p>2014-02-05 20:13:07.122 Location Tryout[2570:60b] didUpdateToLocation: &lt;+45.43496134,-75.69350912&gt; +/- 10.00m (speed 7.29 mps / course 59.83) @ 05/02/2014 20:13:07 Eastern Standard Time</text:p>
          </table:table-cell>
        </table:table-row>
        <table:table-row table:style-name="ro1">
          <table:table-cell office:value-type="string">
            <text:p>2014-02-05 20:13:08.109 Location Tryout[2570:60b] didUpdateToLocation: &lt;+45.43499483,-75.69342700&gt; +/- 10.00m (speed 7.48 mps / course 59.83) @ 05/02/2014 20:13:08 Eastern Standard Time</text:p>
          </table:table-cell>
        </table:table-row>
        <table:table-row table:style-name="ro1">
          <table:table-cell office:value-type="string">
            <text:p>2014-02-05 20:13:09.307 Location Tryout[2570:60b] didUpdateToLocation: &lt;+45.43503045,-75.69333969&gt; +/- 10.00m (speed 7.41 mps / course 59.83) @ 05/02/2014 20:13:09 Eastern Standard Time</text:p>
          </table:table-cell>
        </table:table-row>
        <table:table-row table:style-name="ro1">
          <table:table-cell office:value-type="string">
            <text:p>2014-02-05 20:13:10.304 Location Tryout[2570:60b] didUpdateToLocation: &lt;+45.43506256,-75.69326095&gt; +/- 10.00m (speed 7.21 mps / course 59.83) @ 05/02/2014 20:13:10 Eastern Standard Time</text:p>
          </table:table-cell>
        </table:table-row>
        <table:table-row table:style-name="ro1">
          <table:table-cell office:value-type="string">
            <text:p>2014-02-05 20:13:11.337 Location Tryout[2570:60b] didUpdateToLocation: &lt;+45.43509135,-75.69319038&gt; +/- 10.00m (speed 6.91 mps / course 59.83) @ 05/02/2014 20:13:11 Eastern Standard Time</text:p>
          </table:table-cell>
        </table:table-row>
        <table:table-row table:style-name="ro1">
          <table:table-cell office:value-type="string">
            <text:p>2014-02-05 20:13:12.177 Location Tryout[2570:60b] didUpdateToLocation: &lt;+45.43509934,-75.69317079&gt; +/- 10.00m (speed 6.63 mps / course 59.83) @ 05/02/2014 20:13:12 Eastern Standard Time</text:p>
          </table:table-cell>
        </table:table-row>
        <table:table-row table:style-name="ro1">
          <table:table-cell office:value-type="string">
            <text:p>2014-02-05 20:13:13.160 Location Tryout[2570:60b] didUpdateToLocation: &lt;+45.43509934,-75.69317079&gt; +/- 10.00m (speed 6.30 mps / course 59.83) @ 05/02/2014 20:13:13 Eastern Standard Time</text:p>
          </table:table-cell>
        </table:table-row>
        <table:table-row table:style-name="ro1">
          <table:table-cell office:value-type="string">
            <text:p>2014-02-05 20:13:14.372 Location Tryout[2570:60b] didUpdateToLocation: &lt;+45.43517723,-75.69298547&gt; +/- 10.00m (speed 5.90 mps / course 59.07) @ 05/02/2014 20:13:14 Eastern Standard Time</text:p>
          </table:table-cell>
        </table:table-row>
        <table:table-row table:style-name="ro1">
          <table:table-cell office:value-type="string">
            <text:p>2014-02-05 20:13:15.247 Location Tryout[2570:60b] didUpdateToLocation: &lt;+45.43520335,-75.69292334&gt; +/- 10.00m (speed 5.76 mps / course 59.07) @ 05/02/2014 20:13:15 Eastern Standard Time</text:p>
          </table:table-cell>
        </table:table-row>
        <table:table-row table:style-name="ro1">
          <table:table-cell office:value-type="string">
            <text:p>2014-02-05 20:13:16.339 Location Tryout[2570:60b] didUpdateToLocation: &lt;+45.43522840,-75.69286379&gt; +/- 10.00m (speed 5.29 mps / course 59.07) @ 05/02/2014 20:13:16 Eastern Standard Time</text:p>
          </table:table-cell>
        </table:table-row>
        <table:table-row table:style-name="ro1">
          <table:table-cell office:value-type="string">
            <text:p>2014-02-05 20:13:17.258 Location Tryout[2570:60b] didUpdateToLocation: &lt;+45.43523788,-75.69284435&gt; +/- 10.00m (speed 4.28 mps / course 112.15) @ 05/02/2014 20:13:17 Eastern Standard Time</text:p>
          </table:table-cell>
        </table:table-row>
        <table:table-row table:style-name="ro1">
          <table:table-cell office:value-type="string">
            <text:p>2014-02-05 20:13:18.300 Location Tryout[2570:60b] didUpdateToLocation: &lt;+45.43523625,-75.69284013&gt; +/- 10.00m (speed 3.37 mps / course 128.67) @ 05/02/2014 20:13:18 Eastern Standard Time</text:p>
          </table:table-cell>
        </table:table-row>
        <table:table-row table:style-name="ro1">
          <table:table-cell office:value-type="string">
            <text:p>2014-02-05 20:13:19.324 Location Tryout[2570:60b] didUpdateToLocation: &lt;+45.43520606,-75.69277839&gt; +/- 10.00m (speed 2.88 mps / course 153.97) @ 05/02/2014 20:13:19 Eastern Standard Time</text:p>
          </table:table-cell>
        </table:table-row>
        <table:table-row table:style-name="ro1">
          <table:table-cell office:value-type="string">
            <text:p>2014-02-05 20:13:20.355 Location Tryout[2570:60b] didUpdateToLocation: &lt;+45.43517759,-75.69275858&gt; +/- 10.00m (speed 3.10 mps / course 153.97) @ 05/02/2014 20:13:20 Eastern Standard Time</text:p>
          </table:table-cell>
        </table:table-row>
        <table:table-row table:style-name="ro1">
          <table:table-cell office:value-type="string">
            <text:p>2014-02-05 20:13:21.420 Location Tryout[2570:60b] didUpdateToLocation: &lt;+45.43514967,-75.69273915&gt; +/- 10.00m (speed 3.09 mps / course 153.97) @ 05/02/2014 20:13:21 Eastern Standard Time</text:p>
          </table:table-cell>
        </table:table-row>
        <table:table-row table:style-name="ro1">
          <table:table-cell office:value-type="string">
            <text:p>2014-02-05 20:13:22.226 Location Tryout[2570:60b] didUpdateToLocation: &lt;+45.43510392,-75.69270730&gt; +/- 10.00m (speed 3.32 mps / course 153.97) @ 05/02/2014 20:13:22 Eastern Standard Time</text:p>
          </table:table-cell>
        </table:table-row>
        <table:table-row table:style-name="ro1">
          <table:table-cell office:value-type="string">
            <text:p>2014-02-05 20:13:23.312 Location Tryout[2570:60b] didUpdateToLocation: &lt;+45.43506915,-75.69268310&gt; +/- 10.00m (speed 3.43 mps / course 153.97) @ 05/02/2014 20:13:23 Eastern Standard Time</text:p>
          </table:table-cell>
        </table:table-row>
        <table:table-row table:style-name="ro1">
          <table:table-cell office:value-type="string">
            <text:p>2014-02-05 20:13:24.252 Location Tryout[2570:60b] didUpdateToLocation: &lt;+45.43504322,-75.69266505&gt; +/- 10.00m (speed 3.11 mps / course 153.97) @ 05/02/2014 20:13:24 Eastern Standard Time</text:p>
          </table:table-cell>
        </table:table-row>
        <table:table-row table:style-name="ro1">
          <table:table-cell office:value-type="string">
            <text:p>2014-02-05 20:13:25.277 Location Tryout[2570:60b] didUpdateToLocation: &lt;+45.43498657,-75.69262563&gt; +/- 10.00m (speed 4.32 mps / course 153.97) @ 05/02/2014 20:13:25 Eastern Standard Time</text:p>
          </table:table-cell>
        </table:table-row>
        <table:table-row table:style-name="ro1">
          <table:table-cell office:value-type="string">
            <text:p>2014-02-05 20:13:26.289 Location Tryout[2570:60b] didUpdateToLocation: &lt;+45.43493826,-75.69259200&gt; +/- 10.00m (speed 5.28 mps / course 153.97) @ 05/02/2014 20:13:26 Eastern Standard Time</text:p>
          </table:table-cell>
        </table:table-row>
        <table:table-row table:style-name="ro1">
          <table:table-cell office:value-type="string">
            <text:p>2014-02-05 20:13:27.218 Location Tryout[2570:60b] didUpdateToLocation: &lt;+45.43488140,-75.69255242&gt; +/- 10.00m (speed 5.67 mps / course 153.97) @ 05/02/2014 20:13:27 Eastern Standard Time</text:p>
          </table:table-cell>
        </table:table-row>
        <table:table-row table:style-name="ro1">
          <table:table-cell office:value-type="string">
            <text:p>2014-02-05 20:13:28.106 Location Tryout[2570:60b] didUpdateToLocation: &lt;+45.43483452,-75.69251979&gt; +/- 10.00m (speed 5.43 mps / course 153.97) @ 05/02/2014 20:13:28 Eastern Standard Time</text:p>
          </table:table-cell>
        </table:table-row>
        <table:table-row table:style-name="ro1">
          <table:table-cell office:value-type="string">
            <text:p>2014-02-05 20:13:29.099 Location Tryout[2570:60b] didUpdateToLocation: &lt;+45.43479724,-75.69249385&gt; +/- 10.00m (speed 4.87 mps / course 153.97) @ 05/02/2014 20:13:29 Eastern Standard Time</text:p>
          </table:table-cell>
        </table:table-row>
        <table:table-row table:style-name="ro1">
          <table:table-cell office:value-type="string">
            <text:p>2014-02-05 20:13:30.385 Location Tryout[2570:60b] didUpdateToLocation: &lt;+45.43476834,-75.69247373&gt; +/- 10.00m (speed 3.28 mps / course 153.97) @ 05/02/2014 20:13:30 Eastern Standard Time</text:p>
          </table:table-cell>
        </table:table-row>
        <table:table-row table:style-name="ro1">
          <table:table-cell office:value-type="string">
            <text:p>2014-02-05 20:13:31.276 Location Tryout[2570:60b] didUpdateToLocation: &lt;+45.43475251,-75.69246272&gt; +/- 10.00m (speed 1.81 mps / course 153.97) @ 05/02/2014 20:13:31 Eastern Standard Time</text:p>
          </table:table-cell>
        </table:table-row>
        <table:table-row table:style-name="ro1">
          <table:table-cell office:value-type="string">
            <text:p>2014-02-05 20:13:32.162 Location Tryout[2570:60b] didUpdateToLocation: &lt;+45.43474315,-75.69245620&gt; +/- 10.00m (speed 1.41 mps / course 153.97) @ 05/02/2014 20:13:32 Eastern Standard Time</text:p>
          </table:table-cell>
        </table:table-row>
        <table:table-row table:style-name="ro1">
          <table:table-cell office:value-type="string">
            <text:p>2014-02-05 20:13:33.097 Location Tryout[2570:60b] didUpdateToLocation: &lt;+45.43473065,-75.69244750&gt; +/- 10.00m (speed 1.55 mps / course 153.97) @ 05/02/2014 20:13:33 Eastern Standard Time</text:p>
          </table:table-cell>
        </table:table-row>
        <table:table-row table:style-name="ro1">
          <table:table-cell office:value-type="string">
            <text:p>2014-02-05 20:13:34.192 Location Tryout[2570:60b] didUpdateToLocation: &lt;+45.43471730,-75.69243821&gt; +/- 10.00m (speed 1.69 mps / course 153.97) @ 05/02/2014 20:13:34 Eastern Standard Time</text:p>
          </table:table-cell>
        </table:table-row>
        <table:table-row table:style-name="ro1">
          <table:table-cell office:value-type="string">
            <text:p>2014-02-05 20:13:35.354 Location Tryout[2570:60b] didUpdateToLocation: &lt;+45.43470635,-75.69243059&gt; +/- 10.00m (speed 0.96 mps / course 153.97) @ 05/02/2014 20:13:35 Eastern Standard Time</text:p>
          </table:table-cell>
        </table:table-row>
        <table:table-row table:style-name="ro1">
          <table:table-cell office:value-type="string">
            <text:p>2014-02-05 20:13:36.242 Location Tryout[2570:60b] didUpdateToLocation: &lt;+45.43470011,-75.69242624&gt; +/- 10.00m (speed 1.13 mps / course 153.97) @ 05/02/2014 20:13:36 Eastern Standard Time</text:p>
          </table:table-cell>
        </table:table-row>
        <table:table-row table:style-name="ro1">
          <table:table-cell office:value-type="string">
            <text:p>2014-02-05 20:13:37.402 Location Tryout[2570:60b] didUpdateToLocation: &lt;+45.43468650,-75.69241677&gt; +/- 10.00m (speed 2.11 mps / course 153.97) @ 05/02/2014 20:13:37 Eastern Standard Time</text:p>
          </table:table-cell>
        </table:table-row>
        <table:table-row table:style-name="ro1">
          <table:table-cell office:value-type="string">
            <text:p>2014-02-05 20:13:38.283 Location Tryout[2570:60b] didUpdateToLocation: &lt;+45.43467090,-75.69240591&gt; +/- 10.00m (speed 2.35 mps / course 153.97) @ 05/02/2014 20:13:38 Eastern Standard Time</text:p>
          </table:table-cell>
        </table:table-row>
        <table:table-row table:style-name="ro1">
          <table:table-cell office:value-type="string">
            <text:p>2014-02-05 20:13:39.334 Location Tryout[2570:60b] didUpdateToLocation: &lt;+45.43465630,-75.69239575&gt; +/- 10.00m (speed 2.03 mps / course 153.97) @ 05/02/2014 20:13:39 Eastern Standard Time</text:p>
          </table:table-cell>
        </table:table-row>
        <table:table-row table:style-name="ro1">
          <table:table-cell office:value-type="string">
            <text:p>2014-02-05 20:13:40.290 Location Tryout[2570:60b] didUpdateToLocation: &lt;+45.43464777,-75.69238981&gt; +/- 10.00m (speed 2.49 mps / course 153.97) @ 05/02/2014 20:13:40 Eastern Standard Time</text:p>
          </table:table-cell>
        </table:table-row>
        <table:table-row table:style-name="ro1">
          <table:table-cell office:value-type="string">
            <text:p>2014-02-05 20:13:41.362 Location Tryout[2570:60b] didUpdateToLocation: &lt;+45.43463800,-75.69239489&gt; +/- 10.00m (speed 3.48 mps / course 236.25) @ 05/02/2014 20:13:41 Eastern Standard Time</text:p>
          </table:table-cell>
        </table:table-row>
        <table:table-row table:style-name="ro1">
          <table:table-cell office:value-type="string">
            <text:p>2014-02-05 20:13:42.313 Location Tryout[2570:60b] didUpdateToLocation: &lt;+45.43459497,-75.69252027&gt; +/- 10.00m (speed 3.35 mps / course 238.36) @ 05/02/2014 20:13:42 Eastern Standard Time</text:p>
          </table:table-cell>
        </table:table-row>
        <table:table-row table:style-name="ro1">
          <table:table-cell office:value-type="string">
            <text:p>2014-02-05 20:13:43.247 Location Tryout[2570:60b] didUpdateToLocation: &lt;+45.43456916,-75.69258657&gt; +/- 10.00m (speed 3.80 mps / course 238.36) @ 05/02/2014 20:13:43 Eastern Standard Time</text:p>
          </table:table-cell>
        </table:table-row>
        <table:table-row table:style-name="ro1">
          <table:table-cell office:value-type="string">
            <text:p>2014-02-05 20:13:44.417 Location Tryout[2570:60b] didUpdateToLocation: &lt;+45.43455256,-75.69262865&gt; +/- 10.00m (speed 3.52 mps / course 237.66) @ 05/02/2014 20:13:44 Eastern Standard Time</text:p>
          </table:table-cell>
        </table:table-row>
        <table:table-row table:style-name="ro1">
          <table:table-cell office:value-type="string">
            <text:p>2014-02-05 20:13:45.340 Location Tryout[2570:60b] didUpdateToLocation: &lt;+45.43453257,-75.69266930&gt; +/- 10.00m (speed 3.49 mps / course 235.55) @ 05/02/2014 20:13:45 Eastern Standard Time</text:p>
          </table:table-cell>
        </table:table-row>
        <table:table-row table:style-name="ro1">
          <table:table-cell office:value-type="string">
            <text:p>2014-02-05 20:13:46.386 Location Tryout[2570:60b] didUpdateToLocation: &lt;+45.43450508,-75.69270945&gt; +/- 10.00m (speed 3.41 mps / course 232.38) @ 05/02/2014 20:13:46 Eastern Standard Time</text:p>
          </table:table-cell>
        </table:table-row>
        <table:table-row table:style-name="ro1">
          <table:table-cell office:value-type="string">
            <text:p>2014-02-05 20:13:47.286 Location Tryout[2570:60b] didUpdateToLocation: &lt;+45.43448513,-75.69273208&gt; +/- 10.00m (speed 3.04 mps / course 217.62) @ 05/02/2014 20:13:47 Eastern Standard Time</text:p>
          </table:table-cell>
        </table:table-row>
        <table:table-row table:style-name="ro1">
          <table:table-cell office:value-type="string">
            <text:p>2014-02-05 20:13:48.331 Location Tryout[2570:60b] didUpdateToLocation: &lt;+45.43445324,-75.69275916&gt; +/- 10.00m (speed 3.69 mps / course 203.91) @ 05/02/2014 20:13:48 Eastern Standard Time</text:p>
          </table:table-cell>
        </table:table-row>
        <table:table-row table:style-name="ro1">
          <table:table-cell office:value-type="string">
            <text:p>2014-02-05 20:13:49.212 Location Tryout[2570:60b] didUpdateToLocation: &lt;+45.43442080,-75.69276410&gt; +/- 10.00m (speed 3.51 mps / course 182.81) @ 05/02/2014 20:13:49 Eastern Standard Time</text:p>
          </table:table-cell>
        </table:table-row>
        <table:table-row table:style-name="ro1">
          <table:table-cell office:value-type="string">
            <text:p>2014-02-05 20:13:50.253 Location Tryout[2570:60b] didUpdateToLocation: &lt;+45.43439318,-75.69275421&gt; +/- 10.00m (speed 3.15 mps / course 158.55) @ 05/02/2014 20:13:50 Eastern Standard Time</text:p>
          </table:table-cell>
        </table:table-row>
        <table:table-row table:style-name="ro1">
          <table:table-cell office:value-type="string">
            <text:p>2014-02-05 20:13:51.376 Location Tryout[2570:60b] didUpdateToLocation: &lt;+45.43436933,-75.69273141&gt; +/- 10.00m (speed 3.21 mps / course 151.52) @ 05/02/2014 20:13:51 Eastern Standard Time</text:p>
          </table:table-cell>
        </table:table-row>
        <table:table-row table:style-name="ro1">
          <table:table-cell office:value-type="string">
            <text:p>2014-02-05 20:13:52.320 Location Tryout[2570:60b] didUpdateToLocation: &lt;+45.43434280,-75.69270954&gt; +/- 10.00m (speed 3.88 mps / course 152.23) @ 05/02/2014 20:13:52 Eastern Standard Time</text:p>
          </table:table-cell>
        </table:table-row>
        <table:table-row table:style-name="ro1">
          <table:table-cell office:value-type="string">
            <text:p>2014-02-05 20:13:53.403 Location Tryout[2570:60b] didUpdateToLocation: &lt;+45.43430010,-75.69268900&gt; +/- 10.00m (speed 4.71 mps / course 152.23) @ 05/02/2014 20:13:53 Eastern Standard Time</text:p>
          </table:table-cell>
        </table:table-row>
        <table:table-row table:style-name="ro1">
          <table:table-cell office:value-type="string">
            <text:p>2014-02-05 20:13:54.281 Location Tryout[2570:60b] didUpdateToLocation: &lt;+45.43425013,-75.69267435&gt; +/- 10.00m (speed 5.81 mps / course 151.57) @ 05/02/2014 20:13:54 Eastern Standard Time</text:p>
          </table:table-cell>
        </table:table-row>
        <table:table-row table:style-name="ro1">
          <table:table-cell office:value-type="string">
            <text:p>2014-02-05 20:13:55.337 Location Tryout[2570:60b] didUpdateToLocation: &lt;+45.43420050,-75.69263606&gt; +/- 10.00m (speed 6.75 mps / course 151.57) @ 05/02/2014 20:13:55 Eastern Standard Time</text:p>
          </table:table-cell>
        </table:table-row>
        <table:table-row table:style-name="ro1">
          <table:table-cell office:value-type="string">
            <text:p>2014-02-05 20:13:56.178 Location Tryout[2570:60b] didUpdateToLocation: &lt;+45.43415232,-75.69259889&gt; +/- 10.00m (speed 6.61 mps / course 151.57) @ 05/02/2014 20:13:56 Eastern Standard Time</text:p>
          </table:table-cell>
        </table:table-row>
        <table:table-row table:style-name="ro1">
          <table:table-cell office:value-type="string">
            <text:p>2014-02-05 20:13:57.289 Location Tryout[2570:60b] didUpdateToLocation: &lt;+45.43410557,-75.69256178&gt; +/- 10.00m (speed 5.83 mps / course 149.00) @ 05/02/2014 20:13:57 Eastern Standard Time</text:p>
          </table:table-cell>
        </table:table-row>
        <table:table-row table:style-name="ro1">
          <table:table-cell office:value-type="string">
            <text:p>2014-02-05 20:13:58.339 Location Tryout[2570:60b] didUpdateToLocation: &lt;+45.43406663,-75.69252843&gt; +/- 10.00m (speed 5.18 mps / course 149.00) @ 05/02/2014 20:13:58 Eastern Standard Tim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Bold" svg:font-family="Menlo-Bold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2014-02-05</text:date>, <text:time>20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05T20:03:44</meta:creation-date>
    <meta:generator>OpenOffice.org/3.3$Unix OpenOffice.org_project/330m20$Build-9567</meta:generator>
    <dc:date>2014-02-05T20:14:03</dc:date>
    <meta:editing-duration>PT10M19S</meta:editing-duration>
    <meta:editing-cycles>1</meta:editing-cycles>
    <meta:document-statistic meta:table-count="3" meta:cell-count="713" meta:object-count="0"/>
  </office:meta>
</office:document-meta>
</file>